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Заголовок1" style:master-page-name="MP0" style:family="paragraph">
      <style:paragraph-properties fo:break-before="page"/>
    </style:style>
    <style:style style:name="P2" style:parent-style-name="Обычный" style:family="paragraph">
      <style:paragraph-properties fo:text-align="start" fo:text-indent="0in"/>
    </style:style>
    <style:style style:name="P3" style:parent-style-name="Обычный" style:family="paragraph">
      <style:paragraph-properties fo:text-align="center" fo:text-indent="0in"/>
      <style:text-properties fo:font-weight="bold" style:font-weight-asian="bold"/>
    </style:style>
    <style:style style:name="P4" style:parent-style-name="Обычный" style:family="paragraph">
      <style:paragraph-properties fo:text-align="center" fo:text-indent="0in"/>
      <style:text-properties fo:font-weight="bold" style:font-weight-asian="bold"/>
    </style:style>
    <style:style style:name="P5" style:parent-style-name="Подзаголовок" style:family="paragraph">
      <style:paragraph-properties fo:text-indent="0in"/>
      <style:text-properties style:font-name="Times New Roman" style:font-name-complex="Times New Roman" fo:font-weight="bold" style:font-weight-asian="bold"/>
    </style:style>
    <style:style style:name="P6" style:parent-style-name="Обычный" style:family="paragraph">
      <style:paragraph-properties fo:text-indent="0in"/>
    </style:style>
    <style:style style:name="P7" style:parent-style-name="Обычный" style:family="paragraph">
      <style:paragraph-properties fo:text-indent="0in"/>
    </style:style>
    <style:style style:name="P8" style:parent-style-name="Обычный" style:family="paragraph">
      <style:paragraph-properties fo:text-indent="0in"/>
    </style:style>
    <style:style style:name="P9" style:parent-style-name="Обычный" style:family="paragraph">
      <style:paragraph-properties fo:text-indent="0in"/>
    </style:style>
    <style:style style:name="P10" style:parent-style-name="Обычный" style:family="paragraph">
      <style:paragraph-properties fo:text-indent="0in"/>
    </style:style>
    <style:style style:name="P11" style:parent-style-name="Обычный" style:family="paragraph">
      <style:paragraph-properties fo:text-indent="0in"/>
    </style:style>
    <style:style style:name="P12" style:parent-style-name="Обычный" style:family="paragraph">
      <style:paragraph-properties fo:text-indent="0in"/>
    </style:style>
    <style:style style:name="P13" style:parent-style-name="Обычный" style:family="paragraph">
      <style:paragraph-properties fo:text-indent="0in"/>
    </style:style>
    <style:style style:name="P14" style:parent-style-name="Обычный" style:family="paragraph">
      <style:paragraph-properties fo:text-indent="0in"/>
    </style:style>
    <style:style style:name="P15" style:parent-style-name="Обычный" style:family="paragraph">
      <style:paragraph-properties fo:text-indent="0in"/>
    </style:style>
    <style:style style:name="P16" style:parent-style-name="Обычный" style:family="paragraph">
      <style:paragraph-properties fo:text-indent="0in"/>
    </style:style>
    <style:style style:name="P17" style:parent-style-name="Обычный" style:family="paragraph">
      <style:paragraph-properties fo:text-indent="0in"/>
    </style:style>
    <style:style style:name="P18" style:parent-style-name="Обычный" style:family="paragraph">
      <style:paragraph-properties fo:text-indent="0in"/>
    </style:style>
    <style:style style:name="P19" style:parent-style-name="Обычный" style:family="paragraph">
      <style:paragraph-properties fo:text-indent="0in"/>
    </style:style>
    <style:style style:name="P20" style:parent-style-name="Обычный" style:family="paragraph">
      <style:paragraph-properties fo:text-indent="0in"/>
    </style:style>
    <style:style style:name="P21" style:parent-style-name="Обычный" style:family="paragraph">
      <style:paragraph-properties fo:text-indent="0in"/>
    </style:style>
    <style:style style:name="P22" style:parent-style-name="Обычный" style:family="paragraph">
      <style:paragraph-properties fo:text-indent="0in"/>
    </style:style>
    <style:style style:name="P23" style:parent-style-name="Обычный" style:family="paragraph">
      <style:paragraph-properties fo:text-indent="0in"/>
    </style:style>
    <style:style style:name="P24" style:parent-style-name="Обычный" style:family="paragraph">
      <style:paragraph-properties fo:text-indent="0in"/>
    </style:style>
    <style:style style:name="P25" style:parent-style-name="Обычный" style:family="paragraph">
      <style:paragraph-properties fo:text-indent="0in"/>
    </style:style>
    <style:style style:name="P26" style:parent-style-name="Обычный" style:family="paragraph">
      <style:paragraph-properties fo:text-indent="0in"/>
    </style:style>
    <style:style style:name="P27" style:parent-style-name="Обычный" style:family="paragraph">
      <style:paragraph-properties fo:text-indent="0in"/>
    </style:style>
    <style:style style:name="P28" style:parent-style-name="Обычный" style:family="paragraph">
      <style:paragraph-properties fo:text-indent="0in"/>
    </style:style>
    <style:style style:name="P29" style:parent-style-name="Обычный" style:family="paragraph">
      <style:paragraph-properties fo:text-indent="0in"/>
    </style:style>
    <style:style style:name="P30" style:parent-style-name="Обычный" style:family="paragraph">
      <style:paragraph-properties fo:text-indent="0in"/>
    </style:style>
    <style:style style:name="P31" style:parent-style-name="Обычный" style:family="paragraph">
      <style:paragraph-properties fo:text-indent="0in"/>
    </style:style>
    <style:style style:name="P32" style:parent-style-name="Обычный" style:family="paragraph">
      <style:paragraph-properties fo:text-indent="0in"/>
    </style:style>
    <style:style style:name="P33" style:parent-style-name="Обычный" style:family="paragraph">
      <style:paragraph-properties fo:text-indent="0in"/>
    </style:style>
    <style:style style:name="P34" style:parent-style-name="Обычный" style:family="paragraph">
      <style:paragraph-properties fo:text-indent="0in"/>
    </style:style>
    <style:style style:name="P35" style:parent-style-name="Обычный" style:family="paragraph">
      <style:paragraph-properties fo:text-indent="0in"/>
    </style:style>
    <style:style style:name="P36" style:parent-style-name="Обычный" style:family="paragraph">
      <style:paragraph-properties fo:text-indent="0in"/>
    </style:style>
    <style:style style:name="P37" style:parent-style-name="Обычный" style:family="paragraph">
      <style:paragraph-properties fo:text-indent="0in"/>
    </style:style>
    <style:style style:name="P38" style:parent-style-name="Обычный" style:family="paragraph">
      <style:paragraph-properties fo:text-indent="0in"/>
    </style:style>
    <style:style style:name="P39" style:parent-style-name="Обычный" style:family="paragraph">
      <style:paragraph-properties fo:text-indent="0in"/>
    </style:style>
    <style:style style:name="P40" style:parent-style-name="Обычный" style:family="paragraph">
      <style:paragraph-properties fo:text-indent="0in"/>
    </style:style>
    <style:style style:name="P41" style:parent-style-name="Обычный" style:family="paragraph">
      <style:paragraph-properties fo:text-indent="0in"/>
    </style:style>
    <style:style style:name="P42" style:parent-style-name="Обычный" style:family="paragraph">
      <style:paragraph-properties fo:text-indent="0in"/>
    </style:style>
    <style:style style:name="P43" style:parent-style-name="Обычный" style:family="paragraph">
      <style:paragraph-properties fo:text-indent="0in"/>
    </style:style>
    <style:style style:name="P44" style:parent-style-name="Обычный" style:family="paragraph">
      <style:paragraph-properties fo:text-indent="0in"/>
    </style:style>
    <style:style style:name="P45" style:parent-style-name="Обычный" style:family="paragraph">
      <style:paragraph-properties fo:text-indent="0in"/>
    </style:style>
    <style:style style:name="P46" style:parent-style-name="Обычный" style:family="paragraph">
      <style:paragraph-properties fo:text-indent="0in"/>
    </style:style>
    <style:style style:name="P47" style:parent-style-name="Обычный" style:family="paragraph">
      <style:paragraph-properties fo:text-indent="0in"/>
    </style:style>
    <style:style style:name="P48" style:parent-style-name="Подзаголовок" style:family="paragraph">
      <style:paragraph-properties fo:text-indent="0in"/>
      <style:text-properties style:font-name="Times New Roman" style:font-name-complex="Times New Roman" fo:font-weight="bold" style:font-weight-asian="bold"/>
    </style:style>
    <style:style style:name="P49" style:parent-style-name="Подзаголовок" style:family="paragraph">
      <style:paragraph-properties fo:text-indent="0in"/>
      <style:text-properties style:font-name="Times New Roman" style:font-name-complex="Times New Roman" fo:font-weight="bold" style:font-weight-asian="bold"/>
    </style:style>
    <style:style style:name="P50" style:parent-style-name="Обычный" style:family="paragraph">
      <style:paragraph-properties fo:text-indent="0in"/>
    </style:style>
    <style:style style:name="P51" style:parent-style-name="Обычный" style:family="paragraph">
      <style:paragraph-properties fo:text-indent="0in"/>
    </style:style>
    <style:style style:name="P52" style:parent-style-name="Обычный" style:family="paragraph">
      <style:paragraph-properties fo:text-indent="0in"/>
    </style:style>
    <style:style style:name="P53" style:parent-style-name="Обычный" style:family="paragraph">
      <style:paragraph-properties fo:text-indent="0in"/>
    </style:style>
    <style:style style:name="P54" style:parent-style-name="Обычный" style:family="paragraph">
      <style:paragraph-properties fo:text-indent="0in"/>
    </style:style>
    <style:style style:name="P55" style:parent-style-name="Обычный" style:family="paragraph">
      <style:paragraph-properties fo:text-indent="0in"/>
    </style:style>
    <style:style style:name="P56" style:parent-style-name="Обычный" style:family="paragraph">
      <style:paragraph-properties fo:text-indent="0in"/>
    </style:style>
    <style:style style:name="P57" style:parent-style-name="Обычный" style:family="paragraph">
      <style:paragraph-properties fo:text-indent="0in"/>
    </style:style>
    <style:style style:name="P58" style:parent-style-name="Обычный" style:family="paragraph">
      <style:paragraph-properties fo:text-indent="0in"/>
    </style:style>
    <style:style style:name="P59" style:parent-style-name="Обычный" style:family="paragraph">
      <style:paragraph-properties fo:text-indent="0in"/>
    </style:style>
    <style:style style:name="P60" style:parent-style-name="Обычный" style:family="paragraph">
      <style:paragraph-properties fo:text-indent="0in"/>
    </style:style>
    <style:style style:name="P61" style:parent-style-name="Обычный" style:family="paragraph">
      <style:paragraph-properties fo:text-indent="0in"/>
    </style:style>
    <style:style style:name="P62" style:parent-style-name="Обычный" style:family="paragraph">
      <style:paragraph-properties fo:text-indent="0in"/>
    </style:style>
    <style:style style:name="P63" style:parent-style-name="Обычный" style:family="paragraph">
      <style:paragraph-properties fo:text-indent="0in"/>
    </style:style>
    <style:style style:name="P64" style:parent-style-name="Обычный" style:family="paragraph">
      <style:paragraph-properties fo:text-indent="0in"/>
    </style:style>
    <style:style style:name="P65" style:parent-style-name="Обычный" style:family="paragraph">
      <style:paragraph-properties fo:text-indent="0in"/>
    </style:style>
    <style:style style:name="P66" style:parent-style-name="Обычный" style:family="paragraph">
      <style:paragraph-properties fo:text-indent="0in"/>
    </style:style>
    <style:style style:name="P67" style:parent-style-name="Обычный" style:family="paragraph">
      <style:paragraph-properties fo:text-indent="0in"/>
    </style:style>
    <style:style style:name="P68" style:parent-style-name="Обычный" style:family="paragraph">
      <style:paragraph-properties fo:text-indent="0in"/>
    </style:style>
    <style:style style:name="P69" style:parent-style-name="Обычный" style:family="paragraph">
      <style:paragraph-properties fo:text-indent="0in"/>
    </style:style>
    <style:style style:name="P70" style:parent-style-name="Обычный" style:family="paragraph">
      <style:paragraph-properties fo:text-indent="0in"/>
    </style:style>
    <style:style style:name="P71" style:parent-style-name="Обычный" style:family="paragraph">
      <style:paragraph-properties fo:text-indent="0in"/>
    </style:style>
    <style:style style:name="P72" style:parent-style-name="Обычный" style:family="paragraph">
      <style:paragraph-properties fo:text-indent="0in"/>
    </style:style>
    <style:style style:name="P73" style:parent-style-name="Обычный" style:family="paragraph">
      <style:paragraph-properties fo:text-indent="0in"/>
    </style:style>
    <style:style style:name="P74" style:parent-style-name="Обычный" style:family="paragraph">
      <style:paragraph-properties fo:text-indent="0in"/>
    </style:style>
    <style:style style:name="P75" style:parent-style-name="Обычный" style:family="paragraph">
      <style:paragraph-properties fo:text-indent="0in"/>
    </style:style>
    <style:style style:name="P76" style:parent-style-name="Обычный" style:family="paragraph">
      <style:paragraph-properties fo:text-indent="0in"/>
    </style:style>
    <style:style style:name="P77" style:parent-style-name="Обычный" style:family="paragraph">
      <style:paragraph-properties fo:text-indent="0in"/>
    </style:style>
    <style:style style:name="P78" style:parent-style-name="Обычный" style:family="paragraph">
      <style:paragraph-properties fo:text-indent="0in"/>
    </style:style>
    <style:style style:name="P79" style:parent-style-name="Обычный" style:family="paragraph">
      <style:paragraph-properties fo:text-indent="0in"/>
    </style:style>
    <style:style style:name="P80" style:parent-style-name="Обычный" style:family="paragraph">
      <style:paragraph-properties fo:text-indent="0in"/>
    </style:style>
    <style:style style:name="P81" style:parent-style-name="Обычный" style:family="paragraph">
      <style:paragraph-properties fo:text-indent="0in"/>
    </style:style>
    <style:style style:name="P82" style:parent-style-name="Обычный" style:family="paragraph">
      <style:paragraph-properties fo:text-indent="0in"/>
    </style:style>
    <style:style style:name="P83" style:parent-style-name="Обычный" style:family="paragraph">
      <style:paragraph-properties fo:text-indent="0in"/>
    </style:style>
    <style:style style:name="P84" style:parent-style-name="Обычный" style:family="paragraph">
      <style:paragraph-properties fo:text-indent="0in"/>
    </style:style>
    <style:style style:name="P85" style:parent-style-name="Обычный" style:family="paragraph">
      <style:paragraph-properties fo:text-indent="0in"/>
    </style:style>
    <style:style style:name="P86" style:parent-style-name="Обычный" style:family="paragraph">
      <style:paragraph-properties fo:text-indent="0in"/>
    </style:style>
    <style:style style:name="P87" style:parent-style-name="Обычный" style:family="paragraph">
      <style:paragraph-properties fo:text-indent="0in"/>
    </style:style>
    <style:style style:name="P88" style:parent-style-name="Обычный" style:family="paragraph">
      <style:paragraph-properties fo:text-indent="0in"/>
    </style:style>
    <style:style style:name="P89" style:parent-style-name="Обычный" style:family="paragraph">
      <style:paragraph-properties fo:text-indent="0in"/>
    </style:style>
    <style:style style:name="P90" style:parent-style-name="Обычный" style:family="paragraph">
      <style:paragraph-properties fo:text-indent="0in"/>
    </style:style>
    <style:style style:name="P91" style:parent-style-name="Обычный" style:family="paragraph">
      <style:paragraph-properties fo:text-indent="0in"/>
    </style:style>
    <style:style style:name="P92" style:parent-style-name="Обычный" style:family="paragraph">
      <style:paragraph-properties fo:text-indent="0in"/>
    </style:style>
    <style:style style:name="P93" style:parent-style-name="Обычный" style:family="paragraph">
      <style:paragraph-properties fo:text-indent="0in"/>
    </style:style>
    <style:style style:name="P94" style:parent-style-name="Обычный" style:family="paragraph">
      <style:paragraph-properties fo:text-indent="0in"/>
    </style:style>
    <style:style style:name="P95" style:parent-style-name="Обычный" style:family="paragraph">
      <style:paragraph-properties fo:text-indent="0in"/>
    </style:style>
    <style:style style:name="P96" style:parent-style-name="Обычный" style:family="paragraph">
      <style:paragraph-properties fo:text-indent="0in"/>
    </style:style>
    <style:style style:name="P97" style:parent-style-name="Обычный" style:family="paragraph">
      <style:paragraph-properties fo:text-indent="0in"/>
    </style:style>
    <style:style style:name="P98" style:parent-style-name="Обычный" style:family="paragraph">
      <style:paragraph-properties fo:text-indent="0in"/>
    </style:style>
    <style:style style:name="P99" style:parent-style-name="Обычный" style:family="paragraph">
      <style:paragraph-properties fo:text-indent="0in"/>
    </style:style>
    <style:style style:name="P100" style:parent-style-name="Обычный" style:family="paragraph">
      <style:paragraph-properties fo:text-indent="0in"/>
    </style:style>
    <style:style style:name="P101" style:parent-style-name="Обычный" style:family="paragraph">
      <style:paragraph-properties fo:text-indent="0in"/>
    </style:style>
    <style:style style:name="P102" style:parent-style-name="Обычный" style:family="paragraph">
      <style:paragraph-properties fo:text-indent="0in"/>
    </style:style>
    <style:style style:name="P103" style:parent-style-name="Обычный" style:family="paragraph">
      <style:paragraph-properties fo:text-indent="0in"/>
    </style:style>
    <style:style style:name="P104" style:parent-style-name="Обычный" style:family="paragraph">
      <style:paragraph-properties fo:text-indent="0in"/>
    </style:style>
    <style:style style:name="P105" style:parent-style-name="Обычный" style:family="paragraph">
      <style:paragraph-properties fo:text-indent="0in"/>
    </style:style>
    <style:style style:name="P106" style:parent-style-name="Обычный" style:family="paragraph">
      <style:paragraph-properties fo:text-indent="0in"/>
    </style:style>
    <style:style style:name="P107" style:parent-style-name="Обычный" style:family="paragraph">
      <style:paragraph-properties fo:text-indent="0in"/>
    </style:style>
    <style:style style:name="P108" style:parent-style-name="Обычный" style:family="paragraph">
      <style:paragraph-properties fo:text-indent="0in"/>
    </style:style>
    <style:style style:name="P109" style:parent-style-name="Обычный" style:family="paragraph">
      <style:paragraph-properties fo:text-indent="0in"/>
    </style:style>
    <style:style style:name="P110" style:parent-style-name="Обычный" style:family="paragraph">
      <style:paragraph-properties fo:text-indent="0in"/>
    </style:style>
    <style:style style:name="P111" style:parent-style-name="Обычный" style:family="paragraph">
      <style:paragraph-properties fo:text-indent="0in"/>
    </style:style>
    <style:style style:name="P112" style:parent-style-name="Обычный" style:family="paragraph">
      <style:paragraph-properties fo:text-indent="0in"/>
    </style:style>
    <style:style style:name="P113" style:parent-style-name="Обычный" style:family="paragraph">
      <style:paragraph-properties fo:text-indent="0in"/>
    </style:style>
    <style:style style:name="P114" style:parent-style-name="Обычный" style:family="paragraph">
      <style:paragraph-properties fo:text-indent="0in"/>
    </style:style>
    <style:style style:name="P115" style:parent-style-name="Обычный" style:family="paragraph">
      <style:paragraph-properties fo:text-indent="0in"/>
    </style:style>
    <style:style style:name="P116" style:parent-style-name="Обычный" style:family="paragraph">
      <style:paragraph-properties fo:text-indent="0in"/>
    </style:style>
    <style:style style:name="P117" style:parent-style-name="Обычный" style:family="paragraph">
      <style:paragraph-properties fo:text-indent="0in"/>
    </style:style>
    <style:style style:name="P118" style:parent-style-name="Обычный" style:family="paragraph">
      <style:paragraph-properties fo:text-indent="0in"/>
    </style:style>
    <style:style style:name="P119" style:parent-style-name="Обычный" style:family="paragraph">
      <style:paragraph-properties fo:text-indent="0in"/>
    </style:style>
    <style:style style:name="P120" style:parent-style-name="Обычный" style:family="paragraph">
      <style:paragraph-properties fo:text-indent="0in"/>
    </style:style>
    <style:style style:name="P121" style:parent-style-name="Обычный" style:family="paragraph">
      <style:paragraph-properties fo:text-indent="0in"/>
    </style:style>
    <style:style style:name="P122" style:parent-style-name="Обычный" style:family="paragraph">
      <style:paragraph-properties fo:text-indent="0in"/>
    </style:style>
    <style:style style:name="P123" style:parent-style-name="Обычный" style:family="paragraph">
      <style:paragraph-properties fo:text-indent="0in"/>
    </style:style>
    <style:style style:name="P124" style:parent-style-name="Обычный" style:family="paragraph">
      <style:paragraph-properties fo:text-indent="0in"/>
    </style:style>
    <style:style style:name="P125" style:parent-style-name="Обычный" style:family="paragraph">
      <style:paragraph-properties fo:text-indent="0in"/>
    </style:style>
    <style:style style:name="P126" style:parent-style-name="Обычный" style:family="paragraph">
      <style:paragraph-properties fo:text-indent="0in"/>
    </style:style>
    <style:style style:name="P127" style:parent-style-name="Обычный" style:family="paragraph">
      <style:paragraph-properties fo:text-indent="0in"/>
    </style:style>
    <style:style style:name="P128" style:parent-style-name="Обычный" style:family="paragraph">
      <style:paragraph-properties fo:text-indent="0in"/>
    </style:style>
    <style:style style:name="P129" style:parent-style-name="Обычный" style:family="paragraph">
      <style:paragraph-properties fo:text-indent="0in"/>
    </style:style>
    <style:style style:name="P130" style:parent-style-name="Обычный" style:family="paragraph">
      <style:paragraph-properties fo:text-indent="0in"/>
    </style:style>
    <style:style style:name="P131" style:parent-style-name="Обычный" style:family="paragraph">
      <style:paragraph-properties fo:text-indent="0in"/>
    </style:style>
    <style:style style:name="P132" style:parent-style-name="Обычный" style:family="paragraph">
      <style:paragraph-properties fo:text-indent="0in"/>
    </style:style>
    <style:style style:name="P133" style:parent-style-name="Обычный" style:family="paragraph">
      <style:paragraph-properties fo:text-indent="0in"/>
    </style:style>
    <style:style style:name="P134" style:parent-style-name="Обычный" style:family="paragraph">
      <style:paragraph-properties fo:text-indent="0in"/>
    </style:style>
    <style:style style:name="P135" style:parent-style-name="Обычный" style:family="paragraph">
      <style:paragraph-properties fo:text-indent="0in"/>
    </style:style>
    <style:style style:name="P136" style:parent-style-name="Обычный" style:family="paragraph">
      <style:paragraph-properties fo:text-indent="0in"/>
    </style:style>
    <style:style style:name="P137" style:parent-style-name="Обычный" style:family="paragraph">
      <style:paragraph-properties fo:text-indent="0in"/>
    </style:style>
    <style:style style:name="P138" style:parent-style-name="Обычный" style:family="paragraph">
      <style:paragraph-properties fo:text-indent="0in"/>
    </style:style>
    <style:style style:name="P139" style:parent-style-name="Обычный" style:family="paragraph">
      <style:paragraph-properties fo:text-indent="0in"/>
    </style:style>
    <style:style style:name="P140" style:parent-style-name="Обычный" style:family="paragraph">
      <style:paragraph-properties fo:text-indent="0in"/>
    </style:style>
    <style:style style:name="P141" style:parent-style-name="Обычный" style:family="paragraph">
      <style:paragraph-properties fo:text-indent="0in"/>
    </style:style>
    <style:style style:name="P142" style:parent-style-name="Обычный" style:family="paragraph">
      <style:paragraph-properties fo:text-indent="0in"/>
    </style:style>
    <style:style style:name="P143" style:parent-style-name="Обычный" style:family="paragraph">
      <style:paragraph-properties fo:text-indent="0in"/>
    </style:style>
    <style:style style:name="P144" style:parent-style-name="Обычный" style:family="paragraph">
      <style:paragraph-properties fo:text-indent="0in"/>
    </style:style>
    <style:style style:name="P145" style:parent-style-name="Обычный" style:family="paragraph">
      <style:paragraph-properties fo:text-indent="0in"/>
    </style:style>
    <style:style style:name="P146" style:parent-style-name="Обычный" style:family="paragraph">
      <style:paragraph-properties fo:text-indent="0in"/>
    </style:style>
    <style:style style:name="P147" style:parent-style-name="Обычный" style:family="paragraph">
      <style:paragraph-properties fo:text-indent="0in"/>
    </style:style>
    <style:style style:name="P148" style:parent-style-name="Обычный" style:family="paragraph">
      <style:paragraph-properties fo:text-indent="0in"/>
    </style:style>
    <style:style style:name="P149" style:parent-style-name="Обычный" style:family="paragraph">
      <style:paragraph-properties fo:text-indent="0in"/>
    </style:style>
    <style:style style:name="P150" style:parent-style-name="Обычный" style:family="paragraph">
      <style:paragraph-properties fo:text-indent="0in"/>
    </style:style>
    <style:style style:name="P151" style:parent-style-name="Обычный" style:family="paragraph">
      <style:paragraph-properties fo:text-indent="0in"/>
    </style:style>
    <style:style style:name="P152" style:parent-style-name="Обычный" style:family="paragraph">
      <style:paragraph-properties fo:text-indent="0in"/>
    </style:style>
    <style:style style:name="P153" style:parent-style-name="Обычный" style:family="paragraph">
      <style:paragraph-properties fo:text-indent="0in"/>
    </style:style>
    <style:style style:name="P154" style:parent-style-name="Обычный" style:family="paragraph">
      <style:paragraph-properties fo:text-indent="0in"/>
    </style:style>
    <style:style style:name="P155" style:parent-style-name="Обычный" style:family="paragraph">
      <style:paragraph-properties fo:text-indent="0in"/>
    </style:style>
    <style:style style:name="P156" style:parent-style-name="Обычный" style:family="paragraph">
      <style:paragraph-properties fo:text-indent="0in"/>
    </style:style>
    <style:style style:name="P157" style:parent-style-name="Обычный" style:family="paragraph">
      <style:paragraph-properties fo:text-indent="0in"/>
    </style:style>
    <style:style style:name="P158" style:parent-style-name="Обычный" style:family="paragraph">
      <style:paragraph-properties fo:text-indent="0in"/>
    </style:style>
    <style:style style:name="P159" style:parent-style-name="Обычный" style:family="paragraph">
      <style:paragraph-properties fo:text-indent="0in"/>
    </style:style>
    <style:style style:name="P160" style:parent-style-name="Обычный" style:family="paragraph">
      <style:paragraph-properties fo:text-indent="0in"/>
    </style:style>
    <style:style style:name="P161" style:parent-style-name="Обычный" style:family="paragraph">
      <style:paragraph-properties fo:text-indent="0in"/>
    </style:style>
    <style:style style:name="P162" style:parent-style-name="Обычный" style:family="paragraph">
      <style:paragraph-properties fo:text-indent="0in"/>
    </style:style>
    <style:style style:name="P163" style:parent-style-name="Обычный" style:family="paragraph">
      <style:paragraph-properties fo:text-indent="0in"/>
    </style:style>
    <style:style style:name="P164" style:parent-style-name="Обычный" style:family="paragraph">
      <style:paragraph-properties fo:text-indent="0in"/>
    </style:style>
    <style:style style:name="P165" style:parent-style-name="Обычный" style:family="paragraph">
      <style:paragraph-properties fo:text-indent="0in"/>
    </style:style>
    <style:style style:name="P166" style:parent-style-name="Обычный" style:family="paragraph">
      <style:paragraph-properties fo:text-indent="0in"/>
    </style:style>
    <style:style style:name="P167" style:parent-style-name="Обычный" style:family="paragraph">
      <style:paragraph-properties fo:text-indent="0in"/>
    </style:style>
    <style:style style:name="P168" style:parent-style-name="Обычный" style:family="paragraph">
      <style:paragraph-properties fo:text-indent="0in"/>
    </style:style>
    <style:style style:name="P169" style:parent-style-name="Обычный" style:family="paragraph">
      <style:paragraph-properties fo:text-indent="0in"/>
    </style:style>
    <style:style style:name="P170" style:parent-style-name="Обычный" style:family="paragraph">
      <style:paragraph-properties fo:text-indent="0in"/>
    </style:style>
    <style:style style:name="P171" style:parent-style-name="Обычный" style:family="paragraph">
      <style:paragraph-properties fo:text-indent="0in"/>
    </style:style>
    <style:style style:name="P172" style:parent-style-name="Обычный" style:family="paragraph">
      <style:paragraph-properties fo:text-indent="0in"/>
    </style:style>
    <style:style style:name="P173" style:parent-style-name="Обычный" style:family="paragraph">
      <style:paragraph-properties fo:text-indent="0in"/>
    </style:style>
    <style:style style:name="P174" style:parent-style-name="Обычный" style:family="paragraph">
      <style:paragraph-properties fo:text-indent="0in"/>
    </style:style>
    <style:style style:name="P175" style:parent-style-name="Обычный" style:family="paragraph">
      <style:paragraph-properties fo:text-indent="0in"/>
    </style:style>
    <style:style style:name="P176" style:parent-style-name="Обычный" style:family="paragraph">
      <style:paragraph-properties fo:text-indent="0in"/>
    </style:style>
    <style:style style:name="P177" style:parent-style-name="Обычный" style:family="paragraph">
      <style:paragraph-properties fo:text-indent="0in"/>
    </style:style>
    <style:style style:name="P178" style:parent-style-name="Обычный" style:family="paragraph">
      <style:paragraph-properties fo:text-indent="0in"/>
    </style:style>
    <style:style style:name="P179" style:parent-style-name="Обычный" style:family="paragraph">
      <style:paragraph-properties fo:text-indent="0in"/>
    </style:style>
    <style:style style:name="P180" style:parent-style-name="Обычный" style:family="paragraph">
      <style:paragraph-properties fo:text-indent="0in"/>
    </style:style>
    <style:style style:name="P181" style:parent-style-name="Обычный" style:family="paragraph">
      <style:paragraph-properties fo:text-indent="0in"/>
    </style:style>
    <style:style style:name="P182" style:parent-style-name="Обычный" style:family="paragraph">
      <style:paragraph-properties fo:text-indent="0in"/>
    </style:style>
    <style:style style:name="P183" style:parent-style-name="Обычный" style:family="paragraph">
      <style:paragraph-properties fo:text-indent="0in"/>
    </style:style>
    <style:style style:name="P184" style:parent-style-name="Обычный" style:family="paragraph">
      <style:paragraph-properties fo:text-indent="0in"/>
    </style:style>
    <style:style style:name="P185" style:parent-style-name="Обычный" style:family="paragraph">
      <style:paragraph-properties fo:text-indent="0in"/>
    </style:style>
    <style:style style:name="P186" style:parent-style-name="Обычный" style:family="paragraph">
      <style:paragraph-properties fo:text-indent="0in"/>
    </style:style>
    <style:style style:name="P187" style:parent-style-name="Обычный" style:family="paragraph">
      <style:paragraph-properties fo:text-indent="0in"/>
    </style:style>
    <style:style style:name="P188" style:parent-style-name="Обычный" style:family="paragraph">
      <style:paragraph-properties fo:text-indent="0in"/>
    </style:style>
    <style:style style:name="P189" style:parent-style-name="Обычный" style:family="paragraph">
      <style:paragraph-properties fo:text-indent="0in"/>
    </style:style>
    <style:style style:name="P190" style:parent-style-name="Обычный" style:family="paragraph">
      <style:paragraph-properties fo:text-indent="0in"/>
    </style:style>
    <style:style style:name="P191" style:parent-style-name="Обычный" style:family="paragraph">
      <style:paragraph-properties fo:text-indent="0in"/>
    </style:style>
    <style:style style:name="P192" style:parent-style-name="Обычный" style:family="paragraph">
      <style:paragraph-properties fo:text-indent="0in"/>
    </style:style>
    <style:style style:name="P193" style:parent-style-name="Обычный" style:family="paragraph">
      <style:paragraph-properties fo:text-indent="0in"/>
    </style:style>
    <style:style style:name="P194" style:parent-style-name="Обычный" style:family="paragraph">
      <style:paragraph-properties fo:text-indent="0in"/>
    </style:style>
    <style:style style:name="P195" style:parent-style-name="Обычный" style:family="paragraph">
      <style:paragraph-properties fo:text-indent="0in"/>
    </style:style>
    <style:style style:name="P196" style:parent-style-name="Обычный" style:family="paragraph">
      <style:paragraph-properties fo:text-indent="0in"/>
    </style:style>
    <style:style style:name="P197" style:parent-style-name="Обычный" style:family="paragraph">
      <style:paragraph-properties fo:text-indent="0in"/>
    </style:style>
    <style:style style:name="P198" style:parent-style-name="Обычный" style:family="paragraph">
      <style:paragraph-properties fo:text-indent="0in"/>
    </style:style>
    <style:style style:name="P199" style:parent-style-name="Обычный" style:family="paragraph">
      <style:paragraph-properties fo:text-indent="0in"/>
    </style:style>
    <style:style style:name="P200" style:parent-style-name="Обычный" style:family="paragraph">
      <style:paragraph-properties fo:text-indent="0in"/>
    </style:style>
    <style:style style:name="P201" style:parent-style-name="Обычный" style:family="paragraph">
      <style:paragraph-properties fo:text-indent="0in"/>
    </style:style>
    <style:style style:name="P202" style:parent-style-name="Обычный" style:family="paragraph">
      <style:paragraph-properties fo:text-indent="0in"/>
    </style:style>
    <style:style style:name="P203" style:parent-style-name="Обычный" style:family="paragraph">
      <style:paragraph-properties fo:text-indent="0in"/>
    </style:style>
    <style:style style:name="P204" style:parent-style-name="Обычный" style:family="paragraph">
      <style:paragraph-properties fo:text-indent="0in"/>
    </style:style>
    <style:style style:name="P205" style:parent-style-name="Обычный" style:family="paragraph">
      <style:paragraph-properties fo:text-indent="0in"/>
    </style:style>
    <style:style style:name="P206" style:parent-style-name="Обычный" style:family="paragraph">
      <style:paragraph-properties fo:text-indent="0in"/>
    </style:style>
    <style:style style:name="P207" style:parent-style-name="Обычный" style:family="paragraph">
      <style:paragraph-properties fo:text-indent="0in"/>
    </style:style>
    <style:style style:name="P208" style:parent-style-name="Обычный" style:family="paragraph">
      <style:paragraph-properties fo:text-indent="0in"/>
    </style:style>
    <style:style style:name="P209" style:parent-style-name="Обычный" style:family="paragraph">
      <style:paragraph-properties fo:text-indent="0in"/>
    </style:style>
    <style:style style:name="P210" style:parent-style-name="Обычный" style:family="paragraph">
      <style:paragraph-properties fo:text-indent="0in"/>
    </style:style>
    <style:style style:name="P211" style:parent-style-name="Обычный" style:family="paragraph">
      <style:paragraph-properties fo:text-indent="0in"/>
    </style:style>
    <style:style style:name="P212" style:parent-style-name="Обычный" style:family="paragraph">
      <style:paragraph-properties fo:text-indent="0in"/>
    </style:style>
    <style:style style:name="P213" style:parent-style-name="Обычный" style:family="paragraph">
      <style:paragraph-properties fo:text-indent="0in"/>
    </style:style>
    <style:style style:name="P214" style:parent-style-name="Обычный" style:family="paragraph">
      <style:paragraph-properties fo:text-indent="0in"/>
    </style:style>
    <style:style style:name="P215" style:parent-style-name="Обычный" style:family="paragraph">
      <style:paragraph-properties fo:text-indent="0in"/>
    </style:style>
    <style:style style:name="P216" style:parent-style-name="Обычный" style:family="paragraph">
      <style:paragraph-properties fo:text-indent="0in"/>
    </style:style>
    <style:style style:name="P217" style:parent-style-name="Обычный" style:family="paragraph">
      <style:paragraph-properties fo:text-indent="0in"/>
    </style:style>
    <style:style style:name="P218" style:parent-style-name="Обычный" style:family="paragraph">
      <style:paragraph-properties fo:text-indent="0in"/>
    </style:style>
    <style:style style:name="P219" style:parent-style-name="Обычный" style:family="paragraph">
      <style:paragraph-properties fo:text-indent="0in"/>
    </style:style>
    <style:style style:name="P220" style:parent-style-name="Обычный" style:family="paragraph">
      <style:paragraph-properties fo:text-indent="0in"/>
    </style:style>
    <style:style style:name="P221" style:parent-style-name="Обычный" style:family="paragraph">
      <style:paragraph-properties fo:text-indent="0in"/>
    </style:style>
    <style:style style:name="P222" style:parent-style-name="Обычный" style:family="paragraph">
      <style:paragraph-properties fo:text-indent="0in"/>
    </style:style>
    <style:style style:name="P223" style:parent-style-name="Обычный" style:family="paragraph">
      <style:paragraph-properties fo:text-indent="0in"/>
    </style:style>
    <style:style style:name="P224" style:parent-style-name="Обычный" style:family="paragraph">
      <style:paragraph-properties fo:text-indent="0in"/>
    </style:style>
    <style:style style:name="P225" style:parent-style-name="Обычный" style:family="paragraph">
      <style:paragraph-properties fo:text-indent="0in"/>
    </style:style>
    <style:style style:name="P226" style:parent-style-name="Обычный" style:family="paragraph">
      <style:paragraph-properties fo:text-indent="0in"/>
    </style:style>
    <style:style style:name="P227" style:parent-style-name="Обычный" style:family="paragraph">
      <style:paragraph-properties fo:text-indent="0in"/>
    </style:style>
    <style:style style:name="P228" style:parent-style-name="Обычный" style:family="paragraph">
      <style:paragraph-properties fo:text-indent="0in"/>
    </style:style>
    <style:style style:name="P229" style:parent-style-name="Обычный" style:family="paragraph">
      <style:paragraph-properties fo:text-indent="0in"/>
    </style:style>
    <style:style style:name="P230" style:parent-style-name="Обычный" style:family="paragraph">
      <style:paragraph-properties fo:text-indent="0in"/>
    </style:style>
    <style:style style:name="P231" style:parent-style-name="Обычный" style:family="paragraph">
      <style:paragraph-properties fo:text-indent="0in"/>
    </style:style>
    <style:style style:name="P232" style:parent-style-name="Обычный" style:family="paragraph">
      <style:paragraph-properties fo:text-indent="0in"/>
    </style:style>
    <style:style style:name="P233" style:parent-style-name="Обычный" style:family="paragraph">
      <style:paragraph-properties fo:text-indent="0in"/>
    </style:style>
    <style:style style:name="P234" style:parent-style-name="Обычный" style:family="paragraph">
      <style:paragraph-properties fo:text-indent="0in"/>
    </style:style>
    <style:style style:name="P235" style:parent-style-name="Обычный" style:family="paragraph">
      <style:paragraph-properties fo:text-indent="0in"/>
    </style:style>
    <style:style style:name="P236" style:parent-style-name="Обычный" style:family="paragraph">
      <style:paragraph-properties fo:text-indent="0in"/>
    </style:style>
    <style:style style:name="P237" style:parent-style-name="Обычный" style:family="paragraph">
      <style:paragraph-properties fo:text-indent="0in"/>
    </style:style>
    <style:style style:name="P238" style:parent-style-name="Обычный" style:family="paragraph">
      <style:paragraph-properties fo:text-indent="0in"/>
    </style:style>
    <style:style style:name="P239" style:parent-style-name="Обычный" style:family="paragraph">
      <style:paragraph-properties fo:text-indent="0in"/>
    </style:style>
    <style:style style:name="P240" style:parent-style-name="Обычный" style:family="paragraph">
      <style:paragraph-properties fo:text-indent="0in"/>
    </style:style>
    <style:style style:name="P241" style:parent-style-name="Обычный" style:family="paragraph">
      <style:paragraph-properties fo:text-indent="0in"/>
    </style:style>
    <style:style style:name="P242" style:parent-style-name="Обычный" style:family="paragraph">
      <style:paragraph-properties fo:text-indent="0in"/>
    </style:style>
    <style:style style:name="P243" style:parent-style-name="Обычный" style:family="paragraph">
      <style:paragraph-properties fo:text-indent="0in"/>
    </style:style>
    <style:style style:name="P244" style:parent-style-name="Обычный" style:family="paragraph">
      <style:paragraph-properties fo:text-indent="0in"/>
    </style:style>
    <style:style style:name="P245" style:parent-style-name="Обычный" style:family="paragraph">
      <style:paragraph-properties fo:text-indent="0in"/>
    </style:style>
    <style:style style:name="P246" style:parent-style-name="Обычный" style:family="paragraph">
      <style:paragraph-properties fo:text-indent="0in"/>
    </style:style>
    <style:style style:name="P247" style:parent-style-name="Обычный" style:family="paragraph">
      <style:paragraph-properties fo:text-indent="0in"/>
    </style:style>
    <style:style style:name="P248" style:parent-style-name="Обычный" style:family="paragraph">
      <style:paragraph-properties fo:text-indent="0in"/>
    </style:style>
    <style:style style:name="P249" style:parent-style-name="Обычный" style:family="paragraph">
      <style:paragraph-properties fo:text-indent="0in"/>
    </style:style>
    <style:style style:name="P250" style:parent-style-name="Обычный" style:family="paragraph">
      <style:paragraph-properties fo:text-indent="0in"/>
    </style:style>
    <style:style style:name="P251" style:parent-style-name="Обычный" style:family="paragraph">
      <style:paragraph-properties fo:text-indent="0in"/>
    </style:style>
    <style:style style:name="P252" style:parent-style-name="Обычный" style:family="paragraph">
      <style:paragraph-properties fo:text-indent="0in"/>
    </style:style>
    <style:style style:name="P253" style:parent-style-name="Обычный" style:family="paragraph">
      <style:paragraph-properties fo:text-indent="0in"/>
    </style:style>
    <style:style style:name="P254" style:parent-style-name="Обычный" style:family="paragraph">
      <style:paragraph-properties fo:text-indent="0in"/>
    </style:style>
    <style:style style:name="P255" style:parent-style-name="Обычный" style:family="paragraph">
      <style:paragraph-properties fo:text-indent="0in"/>
    </style:style>
    <style:style style:name="P256" style:parent-style-name="Обычный" style:family="paragraph">
      <style:paragraph-properties fo:text-indent="0in"/>
    </style:style>
    <style:style style:name="P257" style:parent-style-name="Обычный" style:family="paragraph">
      <style:paragraph-properties fo:text-indent="0in"/>
    </style:style>
    <style:style style:name="P258" style:parent-style-name="Обычный" style:family="paragraph">
      <style:paragraph-properties fo:text-indent="0in"/>
    </style:style>
    <style:style style:name="P259" style:parent-style-name="Обычный" style:family="paragraph">
      <style:paragraph-properties fo:text-indent="0in"/>
    </style:style>
    <style:style style:name="P260" style:parent-style-name="Обычный" style:family="paragraph">
      <style:paragraph-properties fo:text-indent="0in"/>
    </style:style>
    <style:style style:name="P261" style:parent-style-name="Обычный" style:family="paragraph">
      <style:paragraph-properties fo:text-indent="0in"/>
    </style:style>
    <style:style style:name="P262" style:parent-style-name="Обычный" style:family="paragraph">
      <style:paragraph-properties fo:text-indent="0in"/>
    </style:style>
    <style:style style:name="P263" style:parent-style-name="Обычный" style:family="paragraph">
      <style:paragraph-properties fo:text-indent="0in"/>
    </style:style>
    <style:style style:name="P264" style:parent-style-name="Обычный" style:family="paragraph">
      <style:paragraph-properties fo:text-indent="0in"/>
    </style:style>
    <style:style style:name="P265" style:parent-style-name="Обычный" style:family="paragraph">
      <style:paragraph-properties fo:text-indent="0in"/>
    </style:style>
    <style:style style:name="P266" style:parent-style-name="Обычный" style:family="paragraph">
      <style:paragraph-properties fo:text-indent="0in"/>
    </style:style>
    <style:style style:name="P267" style:parent-style-name="Обычный" style:family="paragraph">
      <style:paragraph-properties fo:text-indent="0in"/>
    </style:style>
    <style:style style:name="P268" style:parent-style-name="Обычный" style:family="paragraph">
      <style:paragraph-properties fo:text-indent="0in"/>
    </style:style>
    <style:style style:name="P269" style:parent-style-name="Обычный" style:family="paragraph">
      <style:paragraph-properties fo:text-indent="0in"/>
    </style:style>
    <style:style style:name="P270" style:parent-style-name="Обычный" style:family="paragraph">
      <style:paragraph-properties fo:text-indent="0in"/>
    </style:style>
    <style:style style:name="P271" style:parent-style-name="Обычный" style:family="paragraph">
      <style:paragraph-properties fo:text-indent="0in"/>
    </style:style>
    <style:style style:name="P272" style:parent-style-name="Обычный" style:family="paragraph">
      <style:paragraph-properties fo:text-indent="0in"/>
    </style:style>
    <style:style style:name="P273" style:parent-style-name="Обычный" style:family="paragraph">
      <style:paragraph-properties fo:text-indent="0in"/>
    </style:style>
    <style:style style:name="P274" style:parent-style-name="Обычный" style:family="paragraph">
      <style:paragraph-properties fo:text-indent="0in"/>
    </style:style>
    <style:style style:name="P275" style:parent-style-name="Обычный" style:family="paragraph">
      <style:paragraph-properties fo:text-indent="0in"/>
    </style:style>
    <style:style style:name="P276" style:parent-style-name="Обычный" style:family="paragraph">
      <style:paragraph-properties fo:text-indent="0in"/>
    </style:style>
    <style:style style:name="P277" style:parent-style-name="Обычный" style:family="paragraph">
      <style:paragraph-properties fo:text-indent="0in"/>
    </style:style>
    <style:style style:name="P278" style:parent-style-name="Обычный" style:family="paragraph">
      <style:paragraph-properties fo:text-indent="0in"/>
    </style:style>
    <style:style style:name="P279" style:parent-style-name="Обычный" style:family="paragraph">
      <style:paragraph-properties fo:text-indent="0in"/>
    </style:style>
    <style:style style:name="P280" style:parent-style-name="Обычный" style:family="paragraph">
      <style:paragraph-properties fo:text-indent="0in"/>
    </style:style>
    <style:style style:name="P281" style:parent-style-name="Обычный" style:family="paragraph">
      <style:paragraph-properties fo:text-indent="0in"/>
    </style:style>
    <style:style style:name="P282" style:parent-style-name="Обычный" style:family="paragraph">
      <style:paragraph-properties fo:text-indent="0in"/>
    </style:style>
    <style:style style:name="P283" style:parent-style-name="Обычный" style:family="paragraph">
      <style:paragraph-properties fo:text-indent="0in"/>
    </style:style>
    <style:style style:name="P284" style:parent-style-name="Обычный" style:family="paragraph">
      <style:paragraph-properties fo:text-indent="0in"/>
    </style:style>
    <style:style style:name="P285" style:parent-style-name="Обычный" style:family="paragraph">
      <style:paragraph-properties fo:text-indent="0in"/>
    </style:style>
    <style:style style:name="P286" style:parent-style-name="Обычный" style:family="paragraph">
      <style:paragraph-properties fo:text-indent="0in"/>
    </style:style>
    <style:style style:name="P287" style:parent-style-name="Обычный" style:family="paragraph">
      <style:paragraph-properties fo:text-indent="0in"/>
    </style:style>
    <style:style style:name="P288" style:parent-style-name="Обычный" style:family="paragraph">
      <style:paragraph-properties fo:text-indent="0in"/>
    </style:style>
    <style:style style:name="P289" style:parent-style-name="Обычный" style:family="paragraph">
      <style:paragraph-properties fo:text-indent="0in"/>
    </style:style>
    <style:style style:name="P290" style:parent-style-name="Обычный" style:family="paragraph">
      <style:paragraph-properties fo:text-indent="0in"/>
    </style:style>
    <style:style style:name="P291" style:parent-style-name="Обычный" style:family="paragraph">
      <style:paragraph-properties fo:text-indent="0in"/>
    </style:style>
    <style:style style:name="P292" style:parent-style-name="Обычный" style:family="paragraph">
      <style:paragraph-properties fo:text-indent="0in"/>
    </style:style>
    <style:style style:name="P293" style:parent-style-name="Обычный" style:family="paragraph">
      <style:paragraph-properties fo:text-indent="0in"/>
    </style:style>
    <style:style style:name="P294" style:parent-style-name="Обычный" style:family="paragraph">
      <style:paragraph-properties fo:text-indent="0in"/>
    </style:style>
    <style:style style:name="P295" style:parent-style-name="Обычный" style:family="paragraph">
      <style:paragraph-properties fo:text-indent="0in"/>
    </style:style>
    <style:style style:name="P296" style:parent-style-name="Обычный" style:family="paragraph">
      <style:paragraph-properties fo:text-indent="0in"/>
    </style:style>
    <style:style style:name="P297" style:parent-style-name="Обычный" style:family="paragraph">
      <style:paragraph-properties fo:text-indent="0in"/>
    </style:style>
    <style:style style:name="P298" style:parent-style-name="Обычный" style:family="paragraph">
      <style:paragraph-properties fo:text-indent="0in"/>
    </style:style>
    <style:style style:name="P299" style:parent-style-name="Обычный" style:family="paragraph">
      <style:paragraph-properties fo:text-indent="0in"/>
    </style:style>
    <style:style style:name="P300" style:parent-style-name="Обычный" style:family="paragraph">
      <style:paragraph-properties fo:text-indent="0in"/>
    </style:style>
    <style:style style:name="P301" style:parent-style-name="Обычный" style:family="paragraph">
      <style:paragraph-properties fo:text-indent="0in"/>
    </style:style>
    <style:style style:name="P302" style:parent-style-name="Обычный" style:family="paragraph">
      <style:paragraph-properties fo:text-indent="0in"/>
    </style:style>
    <style:style style:name="P303" style:parent-style-name="Обычный" style:family="paragraph">
      <style:paragraph-properties fo:text-indent="0in"/>
    </style:style>
    <style:style style:name="P304" style:parent-style-name="Обычный" style:family="paragraph">
      <style:paragraph-properties fo:text-indent="0in"/>
    </style:style>
    <style:style style:name="P305" style:parent-style-name="Обычный" style:family="paragraph">
      <style:paragraph-properties fo:text-indent="0in"/>
    </style:style>
    <style:style style:name="P306" style:parent-style-name="Обычный" style:family="paragraph">
      <style:paragraph-properties fo:text-indent="0in"/>
    </style:style>
    <style:style style:name="P307" style:parent-style-name="Обычный" style:family="paragraph">
      <style:paragraph-properties fo:text-indent="0in"/>
    </style:style>
    <style:style style:name="P308" style:parent-style-name="Обычный" style:family="paragraph">
      <style:paragraph-properties fo:text-indent="0in"/>
    </style:style>
    <style:style style:name="P309" style:parent-style-name="Обычный" style:family="paragraph">
      <style:paragraph-properties fo:text-indent="0in"/>
    </style:style>
    <style:style style:name="P310" style:parent-style-name="Обычный" style:family="paragraph">
      <style:paragraph-properties fo:text-indent="0in"/>
    </style:style>
    <style:style style:name="P311" style:parent-style-name="Обычный" style:family="paragraph">
      <style:paragraph-properties fo:text-indent="0in"/>
    </style:style>
    <style:style style:name="P312" style:parent-style-name="Обычный" style:family="paragraph">
      <style:paragraph-properties fo:text-indent="0in"/>
    </style:style>
    <style:style style:name="P313" style:parent-style-name="Обычный" style:family="paragraph">
      <style:paragraph-properties fo:text-indent="0in"/>
    </style:style>
    <style:style style:name="P314" style:parent-style-name="Обычный" style:family="paragraph">
      <style:paragraph-properties fo:text-indent="0in"/>
    </style:style>
    <style:style style:name="P315" style:parent-style-name="Обычный" style:family="paragraph">
      <style:paragraph-properties fo:text-indent="0in"/>
    </style:style>
    <style:style style:name="P316" style:parent-style-name="Подзаголовок" style:family="paragraph">
      <style:paragraph-properties fo:text-indent="0in"/>
      <style:text-properties style:font-name="Times New Roman" style:font-name-complex="Times New Roman" fo:font-weight="bold" style:font-weight-asian="bold"/>
    </style:style>
    <style:style style:name="P317" style:parent-style-name="Подзаголовок" style:family="paragraph">
      <style:paragraph-properties fo:text-indent="0in"/>
      <style:text-properties style:font-name="Times New Roman" style:font-name-complex="Times New Roman" fo:font-weight="bold" style:font-weight-asian="bold"/>
    </style:style>
    <style:style style:name="P318" style:parent-style-name="Обычный" style:family="paragraph">
      <style:paragraph-properties fo:text-indent="0in"/>
    </style:style>
    <style:style style:name="P319" style:parent-style-name="Обычный" style:family="paragraph">
      <style:paragraph-properties fo:text-indent="0in"/>
    </style:style>
    <style:style style:name="P320" style:parent-style-name="Обычный" style:family="paragraph">
      <style:paragraph-properties fo:text-indent="0in"/>
    </style:style>
    <style:style style:name="P321" style:parent-style-name="Обычный" style:family="paragraph">
      <style:paragraph-properties fo:text-indent="0in"/>
    </style:style>
    <style:style style:name="P322" style:parent-style-name="Обычный" style:family="paragraph">
      <style:paragraph-properties fo:text-indent="0in"/>
    </style:style>
    <style:style style:name="P323" style:parent-style-name="Обычный" style:family="paragraph">
      <style:paragraph-properties fo:text-indent="0in"/>
    </style:style>
    <style:style style:name="P324" style:parent-style-name="Обычный" style:family="paragraph">
      <style:paragraph-properties fo:text-indent="0in"/>
    </style:style>
    <style:style style:name="P325" style:parent-style-name="Обычный" style:family="paragraph">
      <style:paragraph-properties fo:text-indent="0in"/>
    </style:style>
    <style:style style:name="P326" style:parent-style-name="Обычный" style:family="paragraph">
      <style:paragraph-properties fo:text-indent="0in"/>
    </style:style>
    <style:style style:name="P327" style:parent-style-name="Обычный" style:family="paragraph">
      <style:paragraph-properties fo:text-indent="0in"/>
    </style:style>
    <style:style style:name="P328" style:parent-style-name="Обычный" style:family="paragraph">
      <style:paragraph-properties fo:text-indent="0in"/>
    </style:style>
    <style:style style:name="P329" style:parent-style-name="Обычный" style:family="paragraph">
      <style:paragraph-properties fo:text-indent="0in"/>
    </style:style>
    <style:style style:name="P330" style:parent-style-name="Обычный" style:family="paragraph">
      <style:paragraph-properties fo:text-indent="0in"/>
    </style:style>
    <style:style style:name="P331" style:parent-style-name="Обычный" style:family="paragraph">
      <style:paragraph-properties fo:text-indent="0in"/>
    </style:style>
    <style:style style:name="P332" style:parent-style-name="Обычный" style:family="paragraph">
      <style:paragraph-properties fo:text-indent="0in"/>
    </style:style>
    <style:style style:name="P333" style:parent-style-name="Обычный" style:family="paragraph">
      <style:paragraph-properties fo:text-indent="0in"/>
    </style:style>
    <style:style style:name="P334" style:parent-style-name="Обычный" style:family="paragraph">
      <style:paragraph-properties fo:text-indent="0in"/>
    </style:style>
    <style:style style:name="P335" style:parent-style-name="Обычный" style:family="paragraph">
      <style:paragraph-properties fo:text-indent="0in"/>
    </style:style>
    <style:style style:name="P336" style:parent-style-name="Обычный" style:family="paragraph">
      <style:paragraph-properties fo:text-indent="0in"/>
    </style:style>
    <style:style style:name="P337" style:parent-style-name="Обычный" style:family="paragraph">
      <style:paragraph-properties fo:text-indent="0in"/>
    </style:style>
    <style:style style:name="P338" style:parent-style-name="Обычный" style:family="paragraph">
      <style:paragraph-properties fo:text-indent="0in"/>
    </style:style>
    <style:style style:name="P339" style:parent-style-name="Обычный" style:family="paragraph">
      <style:paragraph-properties fo:text-indent="0in"/>
    </style:style>
    <style:style style:name="P340" style:parent-style-name="Обычный" style:family="paragraph">
      <style:paragraph-properties fo:text-indent="0in"/>
    </style:style>
    <style:style style:name="P341" style:parent-style-name="Обычный" style:family="paragraph">
      <style:paragraph-properties fo:text-indent="0in"/>
    </style:style>
    <style:style style:name="P342" style:parent-style-name="Обычный" style:family="paragraph">
      <style:paragraph-properties fo:text-indent="0in"/>
    </style:style>
    <style:style style:name="P343" style:parent-style-name="Обычный" style:family="paragraph">
      <style:paragraph-properties fo:text-indent="0in"/>
    </style:style>
    <style:style style:name="P344" style:parent-style-name="Обычный" style:family="paragraph">
      <style:paragraph-properties fo:text-indent="0in"/>
    </style:style>
    <style:style style:name="P345" style:parent-style-name="Обычный" style:family="paragraph">
      <style:paragraph-properties fo:text-indent="0in"/>
    </style:style>
    <style:style style:name="P346" style:parent-style-name="Обычный" style:family="paragraph">
      <style:paragraph-properties fo:text-indent="0in"/>
    </style:style>
    <style:style style:name="P347" style:parent-style-name="Обычный" style:family="paragraph">
      <style:paragraph-properties fo:text-indent="0in"/>
    </style:style>
    <style:style style:name="P348" style:parent-style-name="Обычный" style:family="paragraph">
      <style:paragraph-properties fo:text-indent="0in"/>
    </style:style>
    <style:style style:name="P349" style:parent-style-name="Обычный" style:family="paragraph">
      <style:paragraph-properties fo:text-indent="0in"/>
    </style:style>
    <style:style style:name="P350" style:parent-style-name="Обычный" style:family="paragraph">
      <style:paragraph-properties fo:text-indent="0in"/>
    </style:style>
    <style:style style:name="P351" style:parent-style-name="Обычный" style:family="paragraph">
      <style:paragraph-properties fo:text-indent="0in"/>
    </style:style>
    <style:style style:name="P352" style:parent-style-name="Обычный" style:family="paragraph">
      <style:paragraph-properties fo:text-indent="0in"/>
    </style:style>
    <style:style style:name="P353" style:parent-style-name="Обычный" style:family="paragraph">
      <style:paragraph-properties fo:text-indent="0in"/>
    </style:style>
    <style:style style:name="P354" style:parent-style-name="Обычный" style:family="paragraph">
      <style:paragraph-properties fo:text-indent="0in"/>
    </style:style>
    <style:style style:name="P355" style:parent-style-name="Обычный" style:family="paragraph">
      <style:paragraph-properties fo:text-indent="0in"/>
    </style:style>
    <style:style style:name="P356" style:parent-style-name="Обычный" style:family="paragraph">
      <style:paragraph-properties fo:text-indent="0in"/>
    </style:style>
    <style:style style:name="P357" style:parent-style-name="Обычный" style:family="paragraph">
      <style:paragraph-properties fo:text-indent="0in"/>
    </style:style>
    <style:style style:name="P358" style:parent-style-name="Обычный" style:family="paragraph">
      <style:paragraph-properties fo:text-indent="0in"/>
    </style:style>
    <style:style style:name="P359" style:parent-style-name="Обычный" style:family="paragraph">
      <style:paragraph-properties fo:text-indent="0in"/>
    </style:style>
    <style:style style:name="P360" style:parent-style-name="Обычный" style:family="paragraph">
      <style:paragraph-properties fo:text-indent="0in"/>
    </style:style>
    <style:style style:name="P361" style:parent-style-name="Обычный" style:family="paragraph">
      <style:paragraph-properties fo:text-indent="0in"/>
    </style:style>
    <style:style style:name="P362" style:parent-style-name="Обычный" style:family="paragraph">
      <style:paragraph-properties fo:text-indent="0in"/>
    </style:style>
    <style:style style:name="P363" style:parent-style-name="Обычный" style:family="paragraph">
      <style:paragraph-properties fo:text-indent="0in"/>
    </style:style>
    <style:style style:name="P364" style:parent-style-name="Обычный" style:family="paragraph">
      <style:paragraph-properties fo:text-indent="0in"/>
    </style:style>
    <style:style style:name="P365" style:parent-style-name="Обычный" style:family="paragraph">
      <style:paragraph-properties fo:text-indent="0in"/>
    </style:style>
    <style:style style:name="P366" style:parent-style-name="Обычный" style:family="paragraph">
      <style:paragraph-properties fo:text-indent="0in"/>
    </style:style>
    <style:style style:name="P367" style:parent-style-name="Обычный" style:family="paragraph">
      <style:paragraph-properties fo:text-indent="0in"/>
    </style:style>
    <style:style style:name="P368" style:parent-style-name="Обычный" style:family="paragraph">
      <style:paragraph-properties fo:text-indent="0in"/>
    </style:style>
    <style:style style:name="P369" style:parent-style-name="Обычный" style:family="paragraph">
      <style:paragraph-properties fo:text-indent="0in"/>
    </style:style>
    <style:style style:name="P370" style:parent-style-name="Обычный" style:family="paragraph">
      <style:paragraph-properties fo:text-indent="0in"/>
    </style:style>
    <style:style style:name="P371" style:parent-style-name="Обычный" style:family="paragraph">
      <style:paragraph-properties fo:text-indent="0in"/>
    </style:style>
    <style:style style:name="P372" style:parent-style-name="Обычный" style:family="paragraph">
      <style:paragraph-properties fo:text-indent="0in"/>
    </style:style>
    <style:style style:name="P373" style:parent-style-name="Обычный" style:family="paragraph">
      <style:paragraph-properties fo:text-indent="0in"/>
    </style:style>
    <style:style style:name="P374" style:parent-style-name="Обычный" style:family="paragraph">
      <style:paragraph-properties fo:text-indent="0in"/>
    </style:style>
    <style:style style:name="P375" style:parent-style-name="Обычный" style:family="paragraph">
      <style:paragraph-properties fo:text-indent="0in"/>
    </style:style>
    <style:style style:name="P376" style:parent-style-name="Обычный" style:family="paragraph">
      <style:paragraph-properties fo:text-indent="0in"/>
    </style:style>
    <style:style style:name="P377" style:parent-style-name="Обычный" style:family="paragraph">
      <style:paragraph-properties fo:text-indent="0in"/>
    </style:style>
    <style:style style:name="P378" style:parent-style-name="Обычный" style:family="paragraph">
      <style:paragraph-properties fo:text-indent="0in"/>
    </style:style>
    <style:style style:name="P379" style:parent-style-name="Обычный" style:family="paragraph">
      <style:paragraph-properties fo:text-indent="0in"/>
    </style:style>
    <style:style style:name="P380" style:parent-style-name="Обычный" style:family="paragraph">
      <style:paragraph-properties fo:text-indent="0in"/>
    </style:style>
    <style:style style:name="P381" style:parent-style-name="Обычный" style:family="paragraph">
      <style:paragraph-properties fo:text-indent="0in"/>
    </style:style>
    <style:style style:name="P382" style:parent-style-name="Обычный" style:family="paragraph">
      <style:paragraph-properties fo:text-indent="0in"/>
    </style:style>
    <style:style style:name="P383" style:parent-style-name="Обычный" style:family="paragraph">
      <style:paragraph-properties fo:text-indent="0in"/>
    </style:style>
    <style:style style:name="P384" style:parent-style-name="Обычный" style:family="paragraph">
      <style:paragraph-properties fo:text-indent="0in"/>
    </style:style>
    <style:style style:name="P385" style:parent-style-name="Обычный" style:family="paragraph">
      <style:paragraph-properties fo:text-indent="0in"/>
    </style:style>
    <style:style style:name="P386" style:parent-style-name="Обычный" style:family="paragraph">
      <style:paragraph-properties fo:text-indent="0in"/>
    </style:style>
    <style:style style:name="P387" style:parent-style-name="Обычный" style:family="paragraph">
      <style:paragraph-properties fo:text-indent="0in"/>
    </style:style>
    <style:style style:name="P388" style:parent-style-name="Обычный" style:family="paragraph">
      <style:paragraph-properties fo:text-indent="0in"/>
    </style:style>
    <style:style style:name="P389" style:parent-style-name="Обычный" style:family="paragraph">
      <style:paragraph-properties fo:text-indent="0in"/>
    </style:style>
    <style:style style:name="P390" style:parent-style-name="Обычный" style:family="paragraph">
      <style:paragraph-properties fo:text-indent="0in"/>
    </style:style>
    <style:style style:name="P391" style:parent-style-name="Обычный" style:family="paragraph">
      <style:paragraph-properties fo:text-indent="0in"/>
    </style:style>
    <style:style style:name="P392" style:parent-style-name="Обычный" style:family="paragraph">
      <style:paragraph-properties fo:text-indent="0in"/>
    </style:style>
    <style:style style:name="P393" style:parent-style-name="Обычный" style:family="paragraph">
      <style:paragraph-properties fo:text-indent="0in"/>
    </style:style>
    <style:style style:name="P394" style:parent-style-name="Обычный" style:family="paragraph">
      <style:paragraph-properties fo:text-indent="0in"/>
    </style:style>
    <style:style style:name="P395" style:parent-style-name="Обычный" style:family="paragraph">
      <style:paragraph-properties fo:text-indent="0in"/>
    </style:style>
    <style:style style:name="P396" style:parent-style-name="Обычный" style:family="paragraph">
      <style:paragraph-properties fo:text-indent="0in"/>
    </style:style>
    <style:style style:name="P397" style:parent-style-name="Обычный" style:family="paragraph">
      <style:paragraph-properties fo:text-indent="0in"/>
    </style:style>
    <style:style style:name="P398" style:parent-style-name="Обычный" style:family="paragraph">
      <style:paragraph-properties fo:text-indent="0in"/>
    </style:style>
    <style:style style:name="P399" style:parent-style-name="Обычный" style:family="paragraph">
      <style:paragraph-properties fo:text-indent="0in"/>
    </style:style>
    <style:style style:name="P400" style:parent-style-name="Обычный" style:family="paragraph">
      <style:paragraph-properties fo:text-indent="0in"/>
    </style:style>
    <style:style style:name="P401" style:parent-style-name="Обычный" style:family="paragraph">
      <style:paragraph-properties fo:text-indent="0in"/>
    </style:style>
    <style:style style:name="P402" style:parent-style-name="Обычный" style:family="paragraph">
      <style:paragraph-properties fo:text-indent="0in"/>
    </style:style>
    <style:style style:name="P403" style:parent-style-name="Обычный" style:family="paragraph">
      <style:paragraph-properties fo:text-indent="0in"/>
    </style:style>
    <style:style style:name="P404" style:parent-style-name="Обычный" style:family="paragraph">
      <style:paragraph-properties fo:text-indent="0in"/>
    </style:style>
    <style:style style:name="P405" style:parent-style-name="Обычный" style:family="paragraph">
      <style:paragraph-properties fo:text-indent="0in"/>
    </style:style>
    <style:style style:name="P406" style:parent-style-name="Обычный" style:family="paragraph">
      <style:paragraph-properties fo:text-indent="0in"/>
    </style:style>
    <style:style style:name="P407" style:parent-style-name="Обычный" style:family="paragraph">
      <style:paragraph-properties fo:text-indent="0in"/>
    </style:style>
    <style:style style:name="P408" style:parent-style-name="Обычный" style:family="paragraph">
      <style:paragraph-properties fo:text-indent="0in"/>
    </style:style>
    <style:style style:name="P409" style:parent-style-name="Обычный" style:family="paragraph">
      <style:paragraph-properties fo:text-indent="0in"/>
    </style:style>
    <style:style style:name="P410" style:parent-style-name="Обычный" style:family="paragraph">
      <style:paragraph-properties fo:text-indent="0in"/>
    </style:style>
    <style:style style:name="P411" style:parent-style-name="Обычный" style:family="paragraph">
      <style:paragraph-properties fo:text-indent="0in"/>
    </style:style>
    <style:style style:name="P412" style:parent-style-name="Обычный" style:family="paragraph">
      <style:paragraph-properties fo:text-indent="0in"/>
    </style:style>
    <style:style style:name="P413" style:parent-style-name="Обычный" style:family="paragraph">
      <style:paragraph-properties fo:text-indent="0in"/>
    </style:style>
    <style:style style:name="P414" style:parent-style-name="Обычный" style:family="paragraph">
      <style:paragraph-properties fo:text-indent="0in"/>
    </style:style>
    <style:style style:name="P415" style:parent-style-name="Обычный" style:family="paragraph">
      <style:paragraph-properties fo:text-indent="0in"/>
    </style:style>
    <style:style style:name="P416" style:parent-style-name="Обычный" style:family="paragraph">
      <style:paragraph-properties fo:text-indent="0in"/>
    </style:style>
    <style:style style:name="P417" style:parent-style-name="Обычный" style:family="paragraph">
      <style:paragraph-properties fo:text-indent="0in"/>
    </style:style>
    <style:style style:name="P418" style:parent-style-name="Обычный" style:family="paragraph">
      <style:paragraph-properties fo:text-indent="0in"/>
    </style:style>
    <style:style style:name="P419" style:parent-style-name="Обычный" style:family="paragraph">
      <style:paragraph-properties fo:text-indent="0in"/>
    </style:style>
    <style:style style:name="P420" style:parent-style-name="Обычный" style:family="paragraph">
      <style:paragraph-properties fo:text-indent="0in"/>
    </style:style>
    <style:style style:name="P421" style:parent-style-name="Обычный" style:family="paragraph">
      <style:paragraph-properties fo:text-indent="0in"/>
    </style:style>
    <style:style style:name="P422" style:parent-style-name="Обычный" style:family="paragraph">
      <style:paragraph-properties fo:text-indent="0in"/>
    </style:style>
    <style:style style:name="P423" style:parent-style-name="Обычный" style:family="paragraph">
      <style:paragraph-properties fo:text-indent="0in"/>
    </style:style>
    <style:style style:name="P424" style:parent-style-name="Обычный" style:family="paragraph">
      <style:paragraph-properties fo:text-indent="0in"/>
    </style:style>
    <style:style style:name="P425" style:parent-style-name="Обычный" style:family="paragraph">
      <style:paragraph-properties fo:text-indent="0in"/>
    </style:style>
    <style:style style:name="P426" style:parent-style-name="Обычный" style:family="paragraph">
      <style:paragraph-properties fo:text-indent="0in"/>
    </style:style>
    <style:style style:name="P427" style:parent-style-name="Обычный" style:family="paragraph">
      <style:paragraph-properties fo:text-indent="0in"/>
    </style:style>
    <style:style style:name="P428" style:parent-style-name="Обычный" style:family="paragraph">
      <style:paragraph-properties fo:text-indent="0in"/>
    </style:style>
    <style:style style:name="P429" style:parent-style-name="Обычный" style:family="paragraph">
      <style:paragraph-properties fo:text-indent="0in"/>
    </style:style>
    <style:style style:name="P430" style:parent-style-name="Обычный" style:family="paragraph">
      <style:paragraph-properties fo:text-indent="0in"/>
    </style:style>
    <style:style style:name="P431" style:parent-style-name="Обычный" style:family="paragraph">
      <style:paragraph-properties fo:text-indent="0in"/>
    </style:style>
    <style:style style:name="P432" style:parent-style-name="Обычный" style:family="paragraph">
      <style:paragraph-properties fo:text-indent="0in"/>
    </style:style>
    <style:style style:name="P433" style:parent-style-name="Обычный" style:family="paragraph">
      <style:paragraph-properties fo:text-indent="0in"/>
    </style:style>
    <style:style style:name="P434" style:parent-style-name="Обычный" style:family="paragraph">
      <style:paragraph-properties fo:text-indent="0in"/>
    </style:style>
    <style:style style:name="P435" style:parent-style-name="Обычный" style:family="paragraph">
      <style:paragraph-properties fo:text-indent="0in"/>
    </style:style>
    <style:style style:name="P436" style:parent-style-name="Обычный" style:family="paragraph">
      <style:paragraph-properties fo:text-indent="0in"/>
    </style:style>
    <style:style style:name="P437" style:parent-style-name="Обычный" style:family="paragraph">
      <style:paragraph-properties fo:text-indent="0in"/>
    </style:style>
    <style:style style:name="P438" style:parent-style-name="Обычный" style:family="paragraph">
      <style:paragraph-properties fo:text-indent="0in"/>
    </style:style>
    <style:style style:name="P439" style:parent-style-name="Обычный" style:family="paragraph">
      <style:paragraph-properties fo:text-indent="0in"/>
    </style:style>
    <style:style style:name="P440" style:parent-style-name="Обычный" style:family="paragraph">
      <style:paragraph-properties fo:text-indent="0in"/>
    </style:style>
    <style:style style:name="P441" style:parent-style-name="Обычный" style:family="paragraph">
      <style:paragraph-properties fo:text-indent="0in"/>
    </style:style>
    <style:style style:name="P442" style:parent-style-name="Обычный" style:family="paragraph">
      <style:paragraph-properties fo:text-indent="0in"/>
    </style:style>
    <style:style style:name="P443" style:parent-style-name="Обычный" style:family="paragraph">
      <style:paragraph-properties fo:text-indent="0in"/>
    </style:style>
    <style:style style:name="P444" style:parent-style-name="Обычный" style:family="paragraph">
      <style:paragraph-properties fo:text-indent="0in"/>
    </style:style>
    <style:style style:name="P445" style:parent-style-name="Обычный" style:family="paragraph">
      <style:paragraph-properties fo:text-indent="0in"/>
    </style:style>
    <style:style style:name="P446" style:parent-style-name="Обычный" style:family="paragraph">
      <style:paragraph-properties fo:text-indent="0in"/>
    </style:style>
    <style:style style:name="P447" style:parent-style-name="Обычный" style:family="paragraph">
      <style:paragraph-properties fo:text-indent="0in"/>
    </style:style>
    <style:style style:name="P448" style:parent-style-name="Обычный" style:family="paragraph">
      <style:paragraph-properties fo:text-indent="0in"/>
    </style:style>
    <style:style style:name="P449" style:parent-style-name="Обычный" style:family="paragraph">
      <style:paragraph-properties fo:text-indent="0in"/>
    </style:style>
    <style:style style:name="P450" style:parent-style-name="Обычный" style:family="paragraph">
      <style:paragraph-properties fo:text-indent="0in"/>
    </style:style>
    <style:style style:name="P451" style:parent-style-name="Обычный" style:family="paragraph">
      <style:paragraph-properties fo:text-indent="0in"/>
    </style:style>
    <style:style style:name="P452" style:parent-style-name="Обычный" style:family="paragraph">
      <style:paragraph-properties fo:text-indent="0in"/>
    </style:style>
    <style:style style:name="P453" style:parent-style-name="Обычный" style:family="paragraph">
      <style:paragraph-properties fo:text-indent="0in"/>
    </style:style>
    <style:style style:name="P454" style:parent-style-name="Обычный" style:family="paragraph">
      <style:paragraph-properties fo:text-indent="0in"/>
    </style:style>
    <style:style style:name="P455" style:parent-style-name="Обычный" style:family="paragraph">
      <style:paragraph-properties fo:text-indent="0in"/>
    </style:style>
    <style:style style:name="P456" style:parent-style-name="Обычный" style:family="paragraph">
      <style:paragraph-properties fo:text-indent="0in"/>
    </style:style>
    <style:style style:name="P457" style:parent-style-name="Обычный" style:family="paragraph">
      <style:paragraph-properties fo:text-indent="0in"/>
    </style:style>
    <style:style style:name="P458" style:parent-style-name="Обычный" style:family="paragraph">
      <style:paragraph-properties fo:text-indent="0in"/>
    </style:style>
    <style:style style:name="P459" style:parent-style-name="Обычный" style:family="paragraph">
      <style:paragraph-properties fo:text-indent="0in"/>
    </style:style>
    <style:style style:name="P460" style:parent-style-name="Обычный" style:family="paragraph">
      <style:paragraph-properties fo:text-indent="0in"/>
    </style:style>
    <style:style style:name="P461" style:parent-style-name="Обычный" style:family="paragraph">
      <style:paragraph-properties fo:text-indent="0in"/>
    </style:style>
    <style:style style:name="P462" style:parent-style-name="Обычный" style:family="paragraph">
      <style:paragraph-properties fo:text-indent="0in"/>
    </style:style>
    <style:style style:name="P463" style:parent-style-name="Обычный" style:family="paragraph">
      <style:paragraph-properties fo:text-indent="0in"/>
    </style:style>
    <style:style style:name="P464" style:parent-style-name="Обычный" style:family="paragraph">
      <style:paragraph-properties fo:text-indent="0in"/>
    </style:style>
    <style:style style:name="P465" style:parent-style-name="Обычный" style:family="paragraph">
      <style:paragraph-properties fo:text-indent="0in"/>
    </style:style>
    <style:style style:name="P466" style:parent-style-name="Обычный" style:family="paragraph">
      <style:paragraph-properties fo:text-indent="0in"/>
    </style:style>
    <style:style style:name="P467" style:parent-style-name="Обычный" style:family="paragraph">
      <style:paragraph-properties fo:text-indent="0in"/>
    </style:style>
    <style:style style:name="P468" style:parent-style-name="Обычный" style:family="paragraph">
      <style:paragraph-properties fo:text-indent="0in"/>
    </style:style>
    <style:style style:name="P469" style:parent-style-name="Обычный" style:family="paragraph">
      <style:paragraph-properties fo:text-indent="0in"/>
    </style:style>
    <style:style style:name="P470" style:parent-style-name="Обычный" style:family="paragraph">
      <style:paragraph-properties fo:text-indent="0in"/>
    </style:style>
    <style:style style:name="P471" style:parent-style-name="Обычный" style:family="paragraph">
      <style:paragraph-properties fo:text-indent="0in"/>
    </style:style>
    <style:style style:name="P472" style:parent-style-name="Обычный" style:family="paragraph">
      <style:paragraph-properties fo:text-indent="0in"/>
    </style:style>
    <style:style style:name="P473" style:parent-style-name="Обычный" style:family="paragraph">
      <style:paragraph-properties fo:text-indent="0in"/>
    </style:style>
    <style:style style:name="P474" style:parent-style-name="Обычный" style:family="paragraph">
      <style:paragraph-properties fo:text-indent="0in"/>
    </style:style>
    <style:style style:name="P475" style:parent-style-name="Обычный" style:family="paragraph">
      <style:paragraph-properties fo:text-indent="0in"/>
    </style:style>
    <style:style style:name="P476" style:parent-style-name="Обычный" style:family="paragraph">
      <style:paragraph-properties fo:text-indent="0in"/>
    </style:style>
    <style:style style:name="P477" style:parent-style-name="Обычный" style:family="paragraph">
      <style:paragraph-properties fo:text-indent="0in"/>
    </style:style>
    <style:style style:name="P478" style:parent-style-name="Обычный" style:family="paragraph">
      <style:paragraph-properties fo:text-indent="0in"/>
    </style:style>
    <style:style style:name="P479" style:parent-style-name="Обычный" style:family="paragraph">
      <style:paragraph-properties fo:text-indent="0in"/>
    </style:style>
    <style:style style:name="P480" style:parent-style-name="Обычный" style:family="paragraph">
      <style:paragraph-properties fo:text-indent="0in"/>
    </style:style>
    <style:style style:name="P481" style:parent-style-name="Обычный" style:family="paragraph">
      <style:paragraph-properties fo:text-indent="0in"/>
    </style:style>
    <style:style style:name="P482" style:parent-style-name="Обычный" style:family="paragraph">
      <style:paragraph-properties fo:text-indent="0in"/>
    </style:style>
    <style:style style:name="P483" style:parent-style-name="Обычный" style:family="paragraph">
      <style:paragraph-properties fo:text-indent="0in"/>
    </style:style>
    <style:style style:name="P484" style:parent-style-name="Обычный" style:family="paragraph">
      <style:paragraph-properties fo:text-indent="0in"/>
    </style:style>
    <style:style style:name="P485" style:parent-style-name="Обычный" style:family="paragraph">
      <style:paragraph-properties fo:text-indent="0in"/>
    </style:style>
    <style:style style:name="P486" style:parent-style-name="Обычный" style:family="paragraph">
      <style:paragraph-properties fo:text-indent="0in"/>
    </style:style>
    <style:style style:name="P487" style:parent-style-name="Обычный" style:family="paragraph">
      <style:paragraph-properties fo:text-indent="0in"/>
    </style:style>
    <style:style style:name="P488" style:parent-style-name="Обычный" style:family="paragraph">
      <style:paragraph-properties fo:text-indent="0in"/>
    </style:style>
    <style:style style:name="P489" style:parent-style-name="Обычный" style:family="paragraph">
      <style:paragraph-properties fo:text-indent="0in"/>
    </style:style>
    <style:style style:name="P490" style:parent-style-name="Обычный" style:family="paragraph">
      <style:paragraph-properties fo:text-indent="0in"/>
    </style:style>
    <style:style style:name="P491" style:parent-style-name="Обычный" style:family="paragraph">
      <style:paragraph-properties fo:text-indent="0in"/>
    </style:style>
    <style:style style:name="P492" style:parent-style-name="Обычный" style:family="paragraph">
      <style:paragraph-properties fo:text-indent="0in"/>
    </style:style>
    <style:style style:name="P493" style:parent-style-name="Обычный" style:family="paragraph">
      <style:paragraph-properties fo:text-indent="0in"/>
    </style:style>
    <style:style style:name="P494" style:parent-style-name="Обычный" style:family="paragraph">
      <style:paragraph-properties fo:text-indent="0in"/>
    </style:style>
    <style:style style:name="P495" style:parent-style-name="Обычный" style:family="paragraph">
      <style:paragraph-properties fo:text-indent="0in"/>
    </style:style>
    <style:style style:name="P496" style:parent-style-name="Обычный" style:family="paragraph">
      <style:paragraph-properties fo:text-indent="0in"/>
    </style:style>
    <style:style style:name="P497" style:parent-style-name="Обычный" style:family="paragraph">
      <style:paragraph-properties fo:text-indent="0in"/>
    </style:style>
    <style:style style:name="P498" style:parent-style-name="Обычный" style:family="paragraph">
      <style:paragraph-properties fo:text-indent="0in"/>
    </style:style>
    <style:style style:name="P499" style:parent-style-name="Обычный" style:family="paragraph">
      <style:paragraph-properties fo:text-indent="0in"/>
    </style:style>
    <style:style style:name="P500" style:parent-style-name="Обычный" style:family="paragraph">
      <style:paragraph-properties fo:text-indent="0in"/>
    </style:style>
    <style:style style:name="P501" style:parent-style-name="Обычный" style:family="paragraph">
      <style:paragraph-properties fo:text-indent="0in"/>
    </style:style>
    <style:style style:name="P502" style:parent-style-name="Обычный" style:family="paragraph">
      <style:paragraph-properties fo:text-indent="0in"/>
    </style:style>
    <style:style style:name="P503" style:parent-style-name="Обычный" style:family="paragraph">
      <style:paragraph-properties fo:text-indent="0in"/>
    </style:style>
    <style:style style:name="P504" style:parent-style-name="Обычный" style:family="paragraph">
      <style:paragraph-properties fo:text-indent="0in"/>
    </style:style>
    <style:style style:name="P505" style:parent-style-name="Обычный" style:family="paragraph">
      <style:paragraph-properties fo:text-indent="0in"/>
    </style:style>
    <style:style style:name="P506" style:parent-style-name="Обычный" style:family="paragraph">
      <style:paragraph-properties fo:text-indent="0in"/>
    </style:style>
    <style:style style:name="P507" style:parent-style-name="Обычный" style:family="paragraph">
      <style:paragraph-properties fo:text-indent="0in"/>
    </style:style>
    <style:style style:name="P508" style:parent-style-name="Обычный" style:family="paragraph">
      <style:paragraph-properties fo:text-indent="0in"/>
    </style:style>
    <style:style style:name="P509" style:parent-style-name="Обычный" style:family="paragraph">
      <style:paragraph-properties fo:text-indent="0in"/>
    </style:style>
    <style:style style:name="P510" style:parent-style-name="Обычный" style:family="paragraph">
      <style:paragraph-properties fo:text-indent="0in"/>
    </style:style>
    <style:style style:name="P511" style:parent-style-name="Обычный" style:family="paragraph">
      <style:paragraph-properties fo:text-indent="0in"/>
    </style:style>
    <style:style style:name="P512" style:parent-style-name="Обычный" style:family="paragraph">
      <style:paragraph-properties fo:text-indent="0in"/>
    </style:style>
    <style:style style:name="P513" style:parent-style-name="Обычный" style:family="paragraph">
      <style:paragraph-properties fo:text-indent="0in"/>
    </style:style>
    <style:style style:name="P514" style:parent-style-name="Обычный" style:family="paragraph">
      <style:paragraph-properties fo:text-indent="0in"/>
    </style:style>
    <style:style style:name="P515" style:parent-style-name="Обычный" style:family="paragraph">
      <style:paragraph-properties fo:text-indent="0in"/>
    </style:style>
    <style:style style:name="P516" style:parent-style-name="Обычный" style:family="paragraph">
      <style:paragraph-properties fo:text-indent="0in"/>
    </style:style>
    <style:style style:name="P517" style:parent-style-name="Обычный" style:family="paragraph">
      <style:paragraph-properties fo:text-indent="0in"/>
    </style:style>
    <style:style style:name="P518" style:parent-style-name="Обычный" style:family="paragraph">
      <style:paragraph-properties fo:text-indent="0in"/>
    </style:style>
    <style:style style:name="P519" style:parent-style-name="Обычный" style:family="paragraph">
      <style:paragraph-properties fo:text-indent="0in"/>
    </style:style>
    <style:style style:name="P520" style:parent-style-name="Обычный" style:family="paragraph">
      <style:paragraph-properties fo:text-indent="0in"/>
    </style:style>
    <style:style style:name="P521" style:parent-style-name="Обычный" style:family="paragraph">
      <style:paragraph-properties fo:text-indent="0in"/>
    </style:style>
    <style:style style:name="P522" style:parent-style-name="Обычный" style:family="paragraph">
      <style:paragraph-properties fo:text-indent="0in"/>
    </style:style>
    <style:style style:name="P523" style:parent-style-name="Обычный" style:family="paragraph">
      <style:paragraph-properties fo:text-indent="0in"/>
    </style:style>
    <style:style style:name="P524" style:parent-style-name="Обычный" style:family="paragraph">
      <style:paragraph-properties fo:text-indent="0in"/>
    </style:style>
    <style:style style:name="P525" style:parent-style-name="Обычный" style:family="paragraph">
      <style:paragraph-properties fo:text-indent="0in"/>
    </style:style>
    <style:style style:name="P526" style:parent-style-name="Обычный" style:family="paragraph">
      <style:paragraph-properties fo:text-indent="0in"/>
    </style:style>
    <style:style style:name="P527" style:parent-style-name="Обычный" style:family="paragraph">
      <style:paragraph-properties fo:text-indent="0in"/>
    </style:style>
    <style:style style:name="P528" style:parent-style-name="Обычный" style:family="paragraph">
      <style:paragraph-properties fo:text-indent="0in"/>
    </style:style>
    <style:style style:name="P529" style:parent-style-name="Обычный" style:family="paragraph">
      <style:paragraph-properties fo:text-indent="0in"/>
    </style:style>
    <style:style style:name="P530" style:parent-style-name="Обычный" style:family="paragraph">
      <style:paragraph-properties fo:text-indent="0in"/>
    </style:style>
    <style:style style:name="P531" style:parent-style-name="Обычный" style:family="paragraph">
      <style:paragraph-properties fo:text-indent="0in"/>
    </style:style>
    <style:style style:name="P532" style:parent-style-name="Обычный" style:family="paragraph">
      <style:paragraph-properties fo:text-indent="0in"/>
    </style:style>
    <style:style style:name="P533" style:parent-style-name="Обычный" style:family="paragraph">
      <style:paragraph-properties fo:text-indent="0in"/>
    </style:style>
    <style:style style:name="P534" style:parent-style-name="Обычный" style:family="paragraph">
      <style:paragraph-properties fo:text-indent="0in"/>
    </style:style>
    <style:style style:name="P535" style:parent-style-name="Обычный" style:family="paragraph">
      <style:paragraph-properties fo:text-indent="0in"/>
    </style:style>
    <style:style style:name="P536" style:parent-style-name="Обычный" style:family="paragraph">
      <style:paragraph-properties fo:text-indent="0in"/>
    </style:style>
    <style:style style:name="P537" style:parent-style-name="Обычный" style:family="paragraph">
      <style:paragraph-properties fo:text-indent="0in"/>
    </style:style>
    <style:style style:name="P538" style:parent-style-name="Обычный" style:family="paragraph">
      <style:paragraph-properties fo:text-indent="0in"/>
    </style:style>
    <style:style style:name="P539" style:parent-style-name="Обычный" style:family="paragraph">
      <style:paragraph-properties fo:text-indent="0in"/>
    </style:style>
    <style:style style:name="P540" style:parent-style-name="Обычный" style:family="paragraph">
      <style:paragraph-properties fo:text-indent="0in"/>
    </style:style>
    <style:style style:name="P541" style:parent-style-name="Обычный" style:family="paragraph">
      <style:paragraph-properties fo:text-indent="0in"/>
    </style:style>
    <style:style style:name="P542" style:parent-style-name="Обычный" style:family="paragraph">
      <style:paragraph-properties fo:text-indent="0in"/>
    </style:style>
    <style:style style:name="P543" style:parent-style-name="Обычный" style:family="paragraph">
      <style:paragraph-properties fo:text-indent="0in"/>
    </style:style>
    <style:style style:name="P544" style:parent-style-name="Обычный" style:family="paragraph">
      <style:paragraph-properties fo:text-indent="0in"/>
    </style:style>
    <style:style style:name="P545" style:parent-style-name="Обычный" style:family="paragraph">
      <style:paragraph-properties fo:text-indent="0in"/>
    </style:style>
    <style:style style:name="P546" style:parent-style-name="Обычный" style:family="paragraph">
      <style:paragraph-properties fo:text-indent="0in"/>
    </style:style>
    <style:style style:name="P547" style:parent-style-name="Обычный" style:family="paragraph">
      <style:paragraph-properties fo:text-indent="0in"/>
    </style:style>
    <style:style style:name="P548" style:parent-style-name="Обычный" style:family="paragraph">
      <style:paragraph-properties fo:text-indent="0in"/>
    </style:style>
    <style:style style:name="P549" style:parent-style-name="Обычный" style:family="paragraph">
      <style:paragraph-properties fo:text-indent="0in"/>
    </style:style>
    <style:style style:name="P550" style:parent-style-name="Обычный" style:family="paragraph">
      <style:paragraph-properties fo:text-indent="0in"/>
    </style:style>
    <style:style style:name="P551" style:parent-style-name="Обычный" style:family="paragraph">
      <style:paragraph-properties fo:text-indent="0in"/>
    </style:style>
    <style:style style:name="P552" style:parent-style-name="Обычный" style:family="paragraph">
      <style:paragraph-properties fo:text-indent="0in"/>
    </style:style>
    <style:style style:name="P553" style:parent-style-name="Обычный" style:family="paragraph">
      <style:paragraph-properties fo:text-indent="0in"/>
    </style:style>
    <style:style style:name="P554" style:parent-style-name="Обычный" style:family="paragraph">
      <style:paragraph-properties fo:text-indent="0in"/>
    </style:style>
    <style:style style:name="P555" style:parent-style-name="Обычный" style:family="paragraph">
      <style:paragraph-properties fo:text-indent="0in"/>
    </style:style>
    <style:style style:name="P556" style:parent-style-name="Обычный" style:family="paragraph">
      <style:paragraph-properties fo:text-indent="0in"/>
    </style:style>
    <style:style style:name="P557" style:parent-style-name="Обычный" style:family="paragraph">
      <style:paragraph-properties fo:text-indent="0in"/>
    </style:style>
    <style:style style:name="P558" style:parent-style-name="Обычный" style:family="paragraph">
      <style:paragraph-properties fo:text-indent="0in"/>
    </style:style>
    <style:style style:name="P559" style:parent-style-name="Обычный" style:family="paragraph">
      <style:paragraph-properties fo:text-indent="0in"/>
    </style:style>
    <style:style style:name="P560" style:parent-style-name="Обычный" style:family="paragraph">
      <style:paragraph-properties fo:text-indent="0in"/>
    </style:style>
    <style:style style:name="P561" style:parent-style-name="Обычный" style:family="paragraph">
      <style:paragraph-properties fo:text-indent="0in"/>
    </style:style>
    <style:style style:name="P562" style:parent-style-name="Обычный" style:family="paragraph">
      <style:paragraph-properties fo:text-indent="0in"/>
    </style:style>
    <style:style style:name="P563" style:parent-style-name="Обычный" style:family="paragraph">
      <style:paragraph-properties fo:text-indent="0in"/>
    </style:style>
    <style:style style:name="P564" style:parent-style-name="Обычный" style:family="paragraph">
      <style:paragraph-properties fo:text-indent="0in"/>
    </style:style>
    <style:style style:name="P565" style:parent-style-name="Обычный" style:family="paragraph">
      <style:paragraph-properties fo:text-indent="0in"/>
    </style:style>
    <style:style style:name="P566" style:parent-style-name="Обычный" style:family="paragraph">
      <style:paragraph-properties fo:text-indent="0in"/>
    </style:style>
    <style:style style:name="P567" style:parent-style-name="Обычный" style:family="paragraph">
      <style:paragraph-properties fo:text-indent="0in"/>
    </style:style>
    <style:style style:name="P568" style:parent-style-name="Обычный" style:family="paragraph">
      <style:paragraph-properties fo:text-indent="0in"/>
    </style:style>
    <style:style style:name="P569" style:parent-style-name="Обычный" style:family="paragraph">
      <style:paragraph-properties fo:text-indent="0in"/>
    </style:style>
    <style:style style:name="P570" style:parent-style-name="Обычный" style:family="paragraph">
      <style:paragraph-properties fo:text-indent="0in"/>
    </style:style>
    <style:style style:name="P571" style:parent-style-name="Обычный" style:family="paragraph">
      <style:paragraph-properties fo:text-indent="0in"/>
    </style:style>
    <style:style style:name="P572" style:parent-style-name="Обычный" style:family="paragraph">
      <style:paragraph-properties fo:text-indent="0in"/>
    </style:style>
    <style:style style:name="P573" style:parent-style-name="Обычный" style:family="paragraph">
      <style:paragraph-properties fo:text-indent="0in"/>
    </style:style>
    <style:style style:name="P574" style:parent-style-name="Обычный" style:family="paragraph">
      <style:paragraph-properties fo:text-indent="0in"/>
    </style:style>
    <style:style style:name="P575" style:parent-style-name="Обычный" style:family="paragraph">
      <style:paragraph-properties fo:text-indent="0in"/>
    </style:style>
    <style:style style:name="P576" style:parent-style-name="Обычный" style:family="paragraph">
      <style:paragraph-properties fo:text-indent="0in"/>
    </style:style>
    <style:style style:name="P577" style:parent-style-name="Обычный" style:family="paragraph">
      <style:paragraph-properties fo:text-indent="0in"/>
    </style:style>
    <style:style style:name="P578" style:parent-style-name="Обычный" style:family="paragraph">
      <style:paragraph-properties fo:text-indent="0in"/>
    </style:style>
    <style:style style:name="P579" style:parent-style-name="Обычный" style:family="paragraph">
      <style:paragraph-properties fo:text-indent="0in"/>
    </style:style>
    <style:style style:name="P580" style:parent-style-name="Обычный" style:family="paragraph">
      <style:paragraph-properties fo:text-indent="0in"/>
    </style:style>
    <style:style style:name="P581" style:parent-style-name="Обычный" style:family="paragraph">
      <style:paragraph-properties fo:text-indent="0in"/>
    </style:style>
    <style:style style:name="P582" style:parent-style-name="Обычный" style:family="paragraph">
      <style:paragraph-properties fo:text-indent="0in"/>
    </style:style>
    <style:style style:name="P583" style:parent-style-name="Обычный" style:family="paragraph">
      <style:paragraph-properties fo:text-indent="0in"/>
    </style:style>
    <style:style style:name="P584" style:parent-style-name="Обычный" style:family="paragraph">
      <style:paragraph-properties fo:text-indent="0in"/>
    </style:style>
    <style:style style:name="P585" style:parent-style-name="Обычный" style:family="paragraph">
      <style:paragraph-properties fo:text-indent="0in"/>
    </style:style>
    <style:style style:name="P586" style:parent-style-name="Обычный" style:family="paragraph">
      <style:paragraph-properties fo:text-indent="0in"/>
    </style:style>
    <style:style style:name="P587" style:parent-style-name="Обычный" style:family="paragraph">
      <style:paragraph-properties fo:text-indent="0in"/>
    </style:style>
    <style:style style:name="P588" style:parent-style-name="Обычный" style:family="paragraph">
      <style:paragraph-properties fo:text-indent="0in"/>
    </style:style>
    <style:style style:name="P589" style:parent-style-name="Обычный" style:family="paragraph">
      <style:paragraph-properties fo:text-indent="0in"/>
    </style:style>
    <style:style style:name="P590" style:parent-style-name="Обычный" style:family="paragraph">
      <style:paragraph-properties fo:text-indent="0in"/>
    </style:style>
    <style:style style:name="P591" style:parent-style-name="Обычный" style:family="paragraph">
      <style:paragraph-properties fo:text-indent="0in"/>
    </style:style>
    <style:style style:name="P592" style:parent-style-name="Обычный" style:family="paragraph">
      <style:paragraph-properties fo:text-indent="0in"/>
    </style:style>
    <style:style style:name="P593" style:parent-style-name="Обычный" style:family="paragraph">
      <style:paragraph-properties fo:text-indent="0in"/>
    </style:style>
    <style:style style:name="P594" style:parent-style-name="Обычный" style:family="paragraph">
      <style:paragraph-properties fo:text-indent="0in"/>
    </style:style>
    <style:style style:name="P595" style:parent-style-name="Обычный" style:family="paragraph">
      <style:paragraph-properties fo:text-indent="0in"/>
    </style:style>
    <style:style style:name="P596" style:parent-style-name="Обычный" style:family="paragraph">
      <style:paragraph-properties fo:text-indent="0in"/>
    </style:style>
    <style:style style:name="P597" style:parent-style-name="Обычный" style:family="paragraph">
      <style:paragraph-properties fo:text-indent="0in"/>
    </style:style>
    <style:style style:name="P598" style:parent-style-name="Обычный" style:family="paragraph">
      <style:paragraph-properties fo:text-indent="0in"/>
    </style:style>
    <style:style style:name="P599" style:parent-style-name="Обычный" style:family="paragraph">
      <style:paragraph-properties fo:text-indent="0in"/>
    </style:style>
    <style:style style:name="P600" style:parent-style-name="Обычный" style:family="paragraph">
      <style:paragraph-properties fo:text-indent="0in"/>
    </style:style>
    <style:style style:name="P601" style:parent-style-name="Обычный" style:family="paragraph">
      <style:paragraph-properties fo:text-indent="0in"/>
    </style:style>
    <style:style style:name="P602" style:parent-style-name="Обычный" style:family="paragraph">
      <style:paragraph-properties fo:text-indent="0in"/>
    </style:style>
    <style:style style:name="P603" style:parent-style-name="Обычный" style:family="paragraph">
      <style:paragraph-properties fo:text-indent="0in"/>
    </style:style>
    <style:style style:name="P604" style:parent-style-name="Обычный" style:family="paragraph">
      <style:paragraph-properties fo:text-indent="0in"/>
    </style:style>
    <style:style style:name="P605" style:parent-style-name="Обычный" style:family="paragraph">
      <style:paragraph-properties fo:text-indent="0in"/>
    </style:style>
    <style:style style:name="P606" style:parent-style-name="Обычный" style:family="paragraph">
      <style:paragraph-properties fo:text-indent="0in"/>
    </style:style>
    <style:style style:name="P607" style:parent-style-name="Обычный" style:family="paragraph">
      <style:paragraph-properties fo:text-indent="0in"/>
    </style:style>
    <style:style style:name="P608" style:parent-style-name="Обычный" style:family="paragraph">
      <style:paragraph-properties fo:text-indent="0in"/>
    </style:style>
    <style:style style:name="P609" style:parent-style-name="Обычный" style:family="paragraph">
      <style:paragraph-properties fo:text-indent="0in"/>
    </style:style>
    <style:style style:name="P610" style:parent-style-name="Обычный" style:family="paragraph">
      <style:paragraph-properties fo:text-indent="0in"/>
    </style:style>
    <style:style style:name="P611" style:parent-style-name="Обычный" style:family="paragraph">
      <style:paragraph-properties fo:text-indent="0in"/>
    </style:style>
    <style:style style:name="P612" style:parent-style-name="Обычный" style:family="paragraph">
      <style:paragraph-properties fo:text-indent="0in"/>
    </style:style>
    <style:style style:name="P613" style:parent-style-name="Обычный" style:family="paragraph">
      <style:paragraph-properties fo:text-indent="0in"/>
    </style:style>
    <style:style style:name="P614" style:parent-style-name="Обычный" style:family="paragraph">
      <style:paragraph-properties fo:text-indent="0in"/>
    </style:style>
    <style:style style:name="P615" style:parent-style-name="Обычный" style:family="paragraph">
      <style:paragraph-properties fo:text-indent="0in"/>
    </style:style>
    <style:style style:name="P616" style:parent-style-name="Обычный" style:family="paragraph">
      <style:paragraph-properties fo:text-indent="0in"/>
    </style:style>
    <style:style style:name="P617" style:parent-style-name="Обычный" style:family="paragraph">
      <style:paragraph-properties fo:text-indent="0in"/>
    </style:style>
    <style:style style:name="P618" style:parent-style-name="Обычный" style:family="paragraph">
      <style:paragraph-properties fo:text-indent="0in"/>
    </style:style>
    <style:style style:name="P619" style:parent-style-name="Обычный" style:family="paragraph">
      <style:paragraph-properties fo:text-indent="0in"/>
    </style:style>
    <style:style style:name="P620" style:parent-style-name="Обычный" style:family="paragraph">
      <style:paragraph-properties fo:text-indent="0in"/>
    </style:style>
    <style:style style:name="P621" style:parent-style-name="Обычный" style:family="paragraph">
      <style:paragraph-properties fo:text-indent="0in"/>
    </style:style>
    <style:style style:name="P622" style:parent-style-name="Обычный" style:family="paragraph">
      <style:paragraph-properties fo:text-indent="0in"/>
    </style:style>
    <style:style style:name="P623" style:parent-style-name="Обычный" style:family="paragraph">
      <style:paragraph-properties fo:text-indent="0in"/>
    </style:style>
    <style:style style:name="P624" style:parent-style-name="Обычный" style:family="paragraph">
      <style:paragraph-properties fo:text-indent="0in"/>
    </style:style>
    <style:style style:name="P625" style:parent-style-name="Обычный" style:family="paragraph">
      <style:paragraph-properties fo:text-indent="0in"/>
    </style:style>
    <style:style style:name="P626" style:parent-style-name="Обычный" style:family="paragraph">
      <style:paragraph-properties fo:text-indent="0in"/>
    </style:style>
    <style:style style:name="P627" style:parent-style-name="Обычный" style:family="paragraph">
      <style:paragraph-properties fo:text-indent="0in"/>
    </style:style>
    <style:style style:name="P628" style:parent-style-name="Обычный" style:family="paragraph">
      <style:paragraph-properties fo:text-indent="0in"/>
    </style:style>
    <style:style style:name="P629" style:parent-style-name="Обычный" style:family="paragraph">
      <style:paragraph-properties fo:text-indent="0in"/>
    </style:style>
    <style:style style:name="P630" style:parent-style-name="Обычный" style:family="paragraph">
      <style:paragraph-properties fo:text-indent="0in"/>
    </style:style>
    <style:style style:name="P631" style:parent-style-name="Обычный" style:family="paragraph">
      <style:paragraph-properties fo:text-indent="0in"/>
    </style:style>
    <style:style style:name="P632" style:parent-style-name="Обычный" style:family="paragraph">
      <style:paragraph-properties fo:text-indent="0in"/>
    </style:style>
    <style:style style:name="P633" style:parent-style-name="Обычный" style:family="paragraph">
      <style:paragraph-properties fo:text-indent="0in"/>
    </style:style>
    <style:style style:name="P634" style:parent-style-name="Обычный" style:family="paragraph">
      <style:paragraph-properties fo:text-indent="0in"/>
    </style:style>
    <style:style style:name="P635" style:parent-style-name="Обычный" style:family="paragraph">
      <style:paragraph-properties fo:text-indent="0in"/>
    </style:style>
    <style:style style:name="P636" style:parent-style-name="Обычный" style:family="paragraph">
      <style:paragraph-properties fo:text-indent="0in"/>
    </style:style>
    <style:style style:name="P637" style:parent-style-name="Обычный" style:family="paragraph">
      <style:paragraph-properties fo:text-indent="0in"/>
    </style:style>
    <style:style style:name="P638" style:parent-style-name="Обычный" style:family="paragraph">
      <style:paragraph-properties fo:text-indent="0in"/>
    </style:style>
    <style:style style:name="P639" style:parent-style-name="Обычный" style:family="paragraph">
      <style:paragraph-properties fo:text-indent="0in"/>
    </style:style>
    <style:style style:name="P640" style:parent-style-name="Обычный" style:family="paragraph">
      <style:paragraph-properties fo:text-indent="0in"/>
    </style:style>
    <style:style style:name="P641" style:parent-style-name="Обычный" style:family="paragraph">
      <style:paragraph-properties fo:text-indent="0in"/>
    </style:style>
    <style:style style:name="P642" style:parent-style-name="Обычный" style:family="paragraph">
      <style:paragraph-properties fo:text-indent="0in"/>
    </style:style>
    <style:style style:name="P643" style:parent-style-name="Обычный" style:family="paragraph">
      <style:paragraph-properties fo:text-indent="0in"/>
    </style:style>
    <style:style style:name="P644" style:parent-style-name="Обычный" style:family="paragraph">
      <style:paragraph-properties fo:text-indent="0in"/>
    </style:style>
    <style:style style:name="P645" style:parent-style-name="Обычный" style:family="paragraph">
      <style:paragraph-properties fo:text-indent="0in"/>
    </style:style>
    <style:style style:name="P646" style:parent-style-name="Обычный" style:family="paragraph">
      <style:paragraph-properties fo:text-indent="0in"/>
    </style:style>
    <style:style style:name="P647" style:parent-style-name="Обычный" style:family="paragraph">
      <style:paragraph-properties fo:text-indent="0in"/>
    </style:style>
    <style:style style:name="P648" style:parent-style-name="Обычный" style:family="paragraph">
      <style:paragraph-properties fo:text-indent="0in"/>
    </style:style>
    <style:style style:name="P649" style:parent-style-name="Обычный" style:family="paragraph">
      <style:paragraph-properties fo:text-indent="0in"/>
    </style:style>
    <style:style style:name="P650" style:parent-style-name="Обычный" style:family="paragraph">
      <style:paragraph-properties fo:text-indent="0in"/>
    </style:style>
    <style:style style:name="P651" style:parent-style-name="Обычный" style:family="paragraph">
      <style:paragraph-properties fo:text-indent="0in"/>
    </style:style>
    <style:style style:name="P652" style:parent-style-name="Обычный" style:family="paragraph">
      <style:paragraph-properties fo:text-indent="0in"/>
    </style:style>
    <style:style style:name="P653" style:parent-style-name="Обычный" style:family="paragraph">
      <style:paragraph-properties fo:text-indent="0in"/>
    </style:style>
    <style:style style:name="P654" style:parent-style-name="Обычный" style:family="paragraph">
      <style:paragraph-properties fo:text-indent="0in"/>
    </style:style>
    <style:style style:name="P655" style:parent-style-name="Обычный" style:family="paragraph">
      <style:paragraph-properties fo:text-indent="0in"/>
    </style:style>
    <style:style style:name="P656" style:parent-style-name="Обычный" style:family="paragraph">
      <style:paragraph-properties fo:text-indent="0in"/>
    </style:style>
    <style:style style:name="P657" style:parent-style-name="Обычный" style:family="paragraph">
      <style:paragraph-properties fo:text-indent="0in"/>
    </style:style>
    <style:style style:name="P658" style:parent-style-name="Обычный" style:family="paragraph">
      <style:paragraph-properties fo:text-indent="0in"/>
    </style:style>
    <style:style style:name="P659" style:parent-style-name="Обычный" style:family="paragraph">
      <style:paragraph-properties fo:text-indent="0in"/>
    </style:style>
    <style:style style:name="P660" style:parent-style-name="Обычный" style:family="paragraph">
      <style:paragraph-properties fo:text-indent="0in"/>
    </style:style>
    <style:style style:name="P661" style:parent-style-name="Обычный" style:family="paragraph">
      <style:paragraph-properties fo:text-indent="0in"/>
    </style:style>
    <style:style style:name="P662" style:parent-style-name="Обычный" style:family="paragraph">
      <style:paragraph-properties fo:text-indent="0in"/>
    </style:style>
    <style:style style:name="P663" style:parent-style-name="Обычный" style:family="paragraph">
      <style:paragraph-properties fo:text-indent="0in"/>
    </style:style>
    <style:style style:name="P664" style:parent-style-name="Обычный" style:family="paragraph">
      <style:paragraph-properties fo:text-indent="0in"/>
    </style:style>
    <style:style style:name="P665" style:parent-style-name="Обычный" style:family="paragraph">
      <style:paragraph-properties fo:text-indent="0in"/>
    </style:style>
    <style:style style:name="P666" style:parent-style-name="Обычный" style:family="paragraph">
      <style:paragraph-properties fo:text-indent="0in"/>
    </style:style>
    <style:style style:name="P667" style:parent-style-name="Обычный" style:family="paragraph">
      <style:paragraph-properties fo:text-indent="0in"/>
    </style:style>
    <style:style style:name="P668" style:parent-style-name="Обычный" style:family="paragraph">
      <style:paragraph-properties fo:text-indent="0in"/>
    </style:style>
    <style:style style:name="P669" style:parent-style-name="Обычный" style:family="paragraph">
      <style:paragraph-properties fo:text-indent="0in"/>
    </style:style>
    <style:style style:name="P670" style:parent-style-name="Обычный" style:family="paragraph">
      <style:paragraph-properties fo:text-indent="0in"/>
    </style:style>
    <style:style style:name="P671" style:parent-style-name="Обычный" style:family="paragraph">
      <style:paragraph-properties fo:text-indent="0in"/>
    </style:style>
    <style:style style:name="P672" style:parent-style-name="Обычный" style:family="paragraph">
      <style:paragraph-properties fo:text-indent="0in"/>
    </style:style>
    <style:style style:name="P673" style:parent-style-name="Обычный" style:family="paragraph">
      <style:paragraph-properties fo:text-indent="0in"/>
    </style:style>
    <style:style style:name="P674" style:parent-style-name="Обычный" style:family="paragraph">
      <style:paragraph-properties fo:text-indent="0in"/>
    </style:style>
    <style:style style:name="P675" style:parent-style-name="Обычный" style:family="paragraph">
      <style:paragraph-properties fo:text-indent="0in"/>
    </style:style>
    <style:style style:name="P676" style:parent-style-name="Обычный" style:family="paragraph">
      <style:paragraph-properties fo:text-indent="0in"/>
    </style:style>
    <style:style style:name="P677" style:parent-style-name="Обычный" style:family="paragraph">
      <style:paragraph-properties fo:text-indent="0in"/>
    </style:style>
    <style:style style:name="P678" style:parent-style-name="Обычный" style:family="paragraph">
      <style:paragraph-properties fo:text-indent="0in"/>
    </style:style>
    <style:style style:name="P679" style:parent-style-name="Обычный" style:family="paragraph">
      <style:paragraph-properties fo:text-indent="0in"/>
    </style:style>
    <style:style style:name="P680" style:parent-style-name="Обычный" style:family="paragraph">
      <style:paragraph-properties fo:text-indent="0in"/>
    </style:style>
    <style:style style:name="P681" style:parent-style-name="Обычный" style:family="paragraph">
      <style:paragraph-properties fo:text-indent="0in"/>
    </style:style>
    <style:style style:name="P682" style:parent-style-name="Обычный" style:family="paragraph">
      <style:paragraph-properties fo:text-indent="0in"/>
    </style:style>
    <style:style style:name="P683" style:parent-style-name="Обычный" style:family="paragraph">
      <style:paragraph-properties fo:text-indent="0in"/>
    </style:style>
    <style:style style:name="P684" style:parent-style-name="Обычный" style:family="paragraph">
      <style:paragraph-properties fo:text-indent="0in"/>
    </style:style>
    <style:style style:name="P685" style:parent-style-name="Обычный" style:family="paragraph">
      <style:paragraph-properties fo:text-indent="0in"/>
    </style:style>
    <style:style style:name="P686" style:parent-style-name="Обычный" style:family="paragraph">
      <style:paragraph-properties fo:text-indent="0in"/>
    </style:style>
    <style:style style:name="P687" style:parent-style-name="Обычный" style:family="paragraph">
      <style:paragraph-properties fo:text-indent="0in"/>
    </style:style>
    <style:style style:name="P688" style:parent-style-name="Обычный" style:family="paragraph">
      <style:paragraph-properties fo:text-indent="0in"/>
    </style:style>
    <style:style style:name="P689" style:parent-style-name="Обычный" style:family="paragraph">
      <style:paragraph-properties fo:text-indent="0in"/>
    </style:style>
    <style:style style:name="P690" style:parent-style-name="Обычный" style:family="paragraph">
      <style:paragraph-properties fo:text-indent="0in"/>
    </style:style>
    <style:style style:name="P691" style:parent-style-name="Обычный" style:family="paragraph">
      <style:paragraph-properties fo:text-indent="0in"/>
    </style:style>
    <style:style style:name="P692" style:parent-style-name="Обычный" style:family="paragraph">
      <style:paragraph-properties fo:text-indent="0in"/>
    </style:style>
    <style:style style:name="P693" style:parent-style-name="Обычный" style:family="paragraph">
      <style:paragraph-properties fo:text-indent="0in"/>
    </style:style>
    <style:style style:name="P694" style:parent-style-name="Обычный" style:family="paragraph">
      <style:paragraph-properties fo:text-indent="0in"/>
    </style:style>
    <style:style style:name="P695" style:parent-style-name="Обычный" style:family="paragraph">
      <style:paragraph-properties fo:text-indent="0in"/>
    </style:style>
    <style:style style:name="P696" style:parent-style-name="Обычный" style:family="paragraph">
      <style:paragraph-properties fo:text-indent="0in"/>
    </style:style>
    <style:style style:name="P697" style:parent-style-name="Обычный" style:family="paragraph">
      <style:paragraph-properties fo:text-indent="0in"/>
    </style:style>
    <style:style style:name="P698" style:parent-style-name="Обычный" style:family="paragraph">
      <style:paragraph-properties fo:text-indent="0in"/>
    </style:style>
    <style:style style:name="P699" style:parent-style-name="Обычный" style:family="paragraph">
      <style:paragraph-properties fo:text-indent="0in"/>
    </style:style>
    <style:style style:name="P700" style:parent-style-name="Обычный" style:family="paragraph">
      <style:paragraph-properties fo:text-indent="0in"/>
    </style:style>
    <style:style style:name="P701" style:parent-style-name="Обычный" style:family="paragraph">
      <style:paragraph-properties fo:text-indent="0in"/>
    </style:style>
    <style:style style:name="P702" style:parent-style-name="Обычный" style:family="paragraph">
      <style:paragraph-properties fo:text-indent="0in"/>
    </style:style>
    <style:style style:name="P703" style:parent-style-name="Обычный" style:family="paragraph">
      <style:paragraph-properties fo:text-indent="0in"/>
    </style:style>
    <style:style style:name="P704" style:parent-style-name="Обычный" style:family="paragraph">
      <style:paragraph-properties fo:text-indent="0in"/>
    </style:style>
    <style:style style:name="P705" style:parent-style-name="Обычный" style:family="paragraph">
      <style:paragraph-properties fo:text-indent="0in"/>
    </style:style>
    <style:style style:name="P706" style:parent-style-name="Обычный" style:family="paragraph">
      <style:paragraph-properties fo:text-indent="0in"/>
    </style:style>
    <style:style style:name="P707" style:parent-style-name="Обычный" style:family="paragraph">
      <style:paragraph-properties fo:text-indent="0in"/>
    </style:style>
    <style:style style:name="P708" style:parent-style-name="Обычный" style:family="paragraph">
      <style:paragraph-properties fo:text-indent="0in"/>
    </style:style>
    <style:style style:name="P709" style:parent-style-name="Обычный" style:family="paragraph">
      <style:paragraph-properties fo:text-indent="0in"/>
    </style:style>
    <style:style style:name="P710" style:parent-style-name="Обычный" style:family="paragraph">
      <style:paragraph-properties fo:text-indent="0in"/>
    </style:style>
    <style:style style:name="P711" style:parent-style-name="Обычный" style:family="paragraph">
      <style:paragraph-properties fo:text-indent="0in"/>
    </style:style>
    <style:style style:name="P712" style:parent-style-name="Обычный" style:family="paragraph">
      <style:paragraph-properties fo:text-indent="0in"/>
    </style:style>
    <style:style style:name="P713" style:parent-style-name="Обычный" style:family="paragraph">
      <style:paragraph-properties fo:text-indent="0in"/>
    </style:style>
    <style:style style:name="P714" style:parent-style-name="Обычный" style:family="paragraph">
      <style:paragraph-properties fo:text-indent="0in"/>
    </style:style>
    <style:style style:name="P715" style:parent-style-name="Обычный" style:family="paragraph">
      <style:paragraph-properties fo:text-indent="0in"/>
    </style:style>
    <style:style style:name="P716" style:parent-style-name="Обычный" style:family="paragraph">
      <style:paragraph-properties fo:text-indent="0in"/>
    </style:style>
    <style:style style:name="P717" style:parent-style-name="Обычный" style:family="paragraph">
      <style:paragraph-properties fo:text-indent="0in"/>
    </style:style>
    <style:style style:name="P718" style:parent-style-name="Обычный" style:family="paragraph">
      <style:paragraph-properties fo:text-indent="0in"/>
    </style:style>
    <style:style style:name="P719" style:parent-style-name="Обычный" style:family="paragraph">
      <style:paragraph-properties fo:text-indent="0in"/>
    </style:style>
    <style:style style:name="P720" style:parent-style-name="Обычный" style:family="paragraph">
      <style:paragraph-properties fo:text-indent="0in"/>
    </style:style>
    <style:style style:name="P721" style:parent-style-name="Обычный" style:family="paragraph">
      <style:paragraph-properties fo:text-indent="0in"/>
    </style:style>
    <style:style style:name="P722" style:parent-style-name="Обычный" style:family="paragraph">
      <style:paragraph-properties fo:text-indent="0in"/>
    </style:style>
    <style:style style:name="P723" style:parent-style-name="Обычный" style:family="paragraph">
      <style:paragraph-properties fo:text-indent="0in"/>
    </style:style>
    <style:style style:name="P724" style:parent-style-name="Обычный" style:family="paragraph">
      <style:paragraph-properties fo:text-indent="0in"/>
    </style:style>
    <style:style style:name="P725" style:parent-style-name="Обычный" style:family="paragraph">
      <style:paragraph-properties fo:text-indent="0in"/>
    </style:style>
    <style:style style:name="P726" style:parent-style-name="Обычный" style:family="paragraph">
      <style:paragraph-properties fo:text-indent="0in"/>
    </style:style>
    <style:style style:name="P727" style:parent-style-name="Обычный" style:family="paragraph">
      <style:paragraph-properties fo:text-indent="0in"/>
    </style:style>
    <style:style style:name="P728" style:parent-style-name="Обычный" style:family="paragraph">
      <style:paragraph-properties fo:text-indent="0in"/>
    </style:style>
    <style:style style:name="P729" style:parent-style-name="Обычный" style:family="paragraph">
      <style:paragraph-properties fo:text-indent="0in"/>
    </style:style>
    <style:style style:name="P730" style:parent-style-name="Обычный" style:family="paragraph">
      <style:paragraph-properties fo:text-indent="0in"/>
    </style:style>
    <style:style style:name="P731" style:parent-style-name="Обычный" style:family="paragraph">
      <style:paragraph-properties fo:text-indent="0in"/>
    </style:style>
    <style:style style:name="P732" style:parent-style-name="Обычный" style:family="paragraph">
      <style:paragraph-properties fo:text-indent="0in"/>
    </style:style>
    <style:style style:name="P733" style:parent-style-name="Обычный" style:family="paragraph">
      <style:paragraph-properties fo:text-indent="0in"/>
    </style:style>
    <style:style style:name="P734" style:parent-style-name="Обычный" style:family="paragraph">
      <style:paragraph-properties fo:text-indent="0in"/>
    </style:style>
    <style:style style:name="P735" style:parent-style-name="Обычный" style:family="paragraph">
      <style:paragraph-properties fo:text-indent="0in"/>
    </style:style>
    <style:style style:name="P736" style:parent-style-name="Обычный" style:family="paragraph">
      <style:paragraph-properties fo:text-indent="0in"/>
    </style:style>
    <style:style style:name="P737" style:parent-style-name="Обычный" style:family="paragraph">
      <style:paragraph-properties fo:text-indent="0in"/>
    </style:style>
    <style:style style:name="P738" style:parent-style-name="Обычный" style:family="paragraph">
      <style:paragraph-properties fo:text-indent="0in"/>
    </style:style>
    <style:style style:name="P739" style:parent-style-name="Обычный" style:family="paragraph">
      <style:paragraph-properties fo:text-indent="0in"/>
    </style:style>
    <style:style style:name="P740" style:parent-style-name="Обычный" style:family="paragraph">
      <style:paragraph-properties fo:text-indent="0in"/>
    </style:style>
    <style:style style:name="P741" style:parent-style-name="Обычный" style:family="paragraph">
      <style:paragraph-properties fo:text-indent="0in"/>
    </style:style>
    <style:style style:name="P742" style:parent-style-name="Обычный" style:family="paragraph">
      <style:paragraph-properties fo:text-indent="0in"/>
    </style:style>
    <style:style style:name="P743" style:parent-style-name="Обычный" style:family="paragraph">
      <style:paragraph-properties fo:text-indent="0in"/>
    </style:style>
    <style:style style:name="P744" style:parent-style-name="Обычный" style:family="paragraph">
      <style:paragraph-properties fo:text-indent="0in"/>
    </style:style>
    <style:style style:name="P745" style:parent-style-name="Обычный" style:family="paragraph">
      <style:paragraph-properties fo:text-indent="0in"/>
    </style:style>
    <style:style style:name="P746" style:parent-style-name="Обычный" style:family="paragraph">
      <style:paragraph-properties fo:text-indent="0in"/>
    </style:style>
    <style:style style:name="P747" style:parent-style-name="Обычный" style:family="paragraph">
      <style:paragraph-properties fo:text-indent="0in"/>
    </style:style>
    <style:style style:name="P748" style:parent-style-name="Обычный" style:family="paragraph">
      <style:paragraph-properties fo:text-indent="0in"/>
    </style:style>
    <style:style style:name="P749" style:parent-style-name="Обычный" style:family="paragraph">
      <style:paragraph-properties fo:text-indent="0in"/>
    </style:style>
    <style:style style:name="P750" style:parent-style-name="Обычный" style:family="paragraph">
      <style:paragraph-properties fo:text-indent="0in"/>
    </style:style>
    <style:style style:name="P751" style:parent-style-name="Обычный" style:family="paragraph">
      <style:paragraph-properties fo:text-indent="0in"/>
    </style:style>
    <style:style style:name="P752" style:parent-style-name="Обычный" style:family="paragraph">
      <style:paragraph-properties fo:text-indent="0in"/>
    </style:style>
    <style:style style:name="P753" style:parent-style-name="Обычный" style:family="paragraph">
      <style:paragraph-properties fo:text-indent="0in"/>
    </style:style>
    <style:style style:name="P754" style:parent-style-name="Обычный" style:family="paragraph">
      <style:paragraph-properties fo:text-indent="0in"/>
    </style:style>
    <style:style style:name="P755" style:parent-style-name="Обычный" style:family="paragraph">
      <style:paragraph-properties fo:text-indent="0in"/>
    </style:style>
    <style:style style:name="P756" style:parent-style-name="Обычный" style:family="paragraph">
      <style:paragraph-properties fo:text-indent="0in"/>
    </style:style>
    <style:style style:name="P757" style:parent-style-name="Обычный" style:family="paragraph">
      <style:paragraph-properties fo:text-indent="0in"/>
    </style:style>
    <style:style style:name="P758" style:parent-style-name="Обычный" style:family="paragraph">
      <style:paragraph-properties fo:text-indent="0in"/>
    </style:style>
    <style:style style:name="P759" style:parent-style-name="Обычный" style:family="paragraph">
      <style:paragraph-properties fo:text-indent="0in"/>
    </style:style>
    <style:style style:name="P760" style:parent-style-name="Обычный" style:family="paragraph">
      <style:paragraph-properties fo:text-indent="0in"/>
    </style:style>
    <style:style style:name="P761" style:parent-style-name="Обычный" style:family="paragraph">
      <style:paragraph-properties fo:text-indent="0in"/>
    </style:style>
    <style:style style:name="P762" style:parent-style-name="Обычный" style:family="paragraph">
      <style:paragraph-properties fo:text-indent="0in"/>
    </style:style>
    <style:style style:name="P763" style:parent-style-name="Обычный" style:family="paragraph">
      <style:paragraph-properties fo:text-indent="0in"/>
    </style:style>
    <style:style style:name="P764" style:parent-style-name="Обычный" style:family="paragraph">
      <style:paragraph-properties fo:text-indent="0in"/>
    </style:style>
    <style:style style:name="P765" style:parent-style-name="Обычный" style:family="paragraph">
      <style:paragraph-properties fo:text-indent="0in"/>
    </style:style>
    <style:style style:name="P766" style:parent-style-name="Обычный" style:family="paragraph">
      <style:paragraph-properties fo:text-indent="0in"/>
    </style:style>
    <style:style style:name="P767" style:parent-style-name="Обычный" style:family="paragraph">
      <style:paragraph-properties fo:text-indent="0in"/>
    </style:style>
    <style:style style:name="P768" style:parent-style-name="Обычный" style:family="paragraph">
      <style:paragraph-properties fo:text-indent="0in"/>
    </style:style>
    <style:style style:name="P769" style:parent-style-name="Обычный" style:family="paragraph">
      <style:paragraph-properties fo:text-indent="0in"/>
    </style:style>
    <style:style style:name="P770" style:parent-style-name="Обычный" style:family="paragraph">
      <style:paragraph-properties fo:text-indent="0in"/>
    </style:style>
    <style:style style:name="P771" style:parent-style-name="Обычный" style:family="paragraph">
      <style:paragraph-properties fo:text-indent="0in"/>
    </style:style>
    <style:style style:name="P772" style:parent-style-name="Обычный" style:family="paragraph">
      <style:paragraph-properties fo:text-indent="0in"/>
    </style:style>
    <style:style style:name="P773" style:parent-style-name="Обычный" style:family="paragraph">
      <style:paragraph-properties fo:text-indent="0in"/>
    </style:style>
    <style:style style:name="P774" style:parent-style-name="Обычный" style:family="paragraph">
      <style:paragraph-properties fo:text-indent="0in"/>
    </style:style>
    <style:style style:name="P775" style:parent-style-name="Обычный" style:family="paragraph">
      <style:paragraph-properties fo:text-indent="0in"/>
    </style:style>
    <style:style style:name="P776" style:parent-style-name="Обычный" style:family="paragraph">
      <style:paragraph-properties fo:text-indent="0in"/>
    </style:style>
    <style:style style:name="P777" style:parent-style-name="Обычный" style:family="paragraph">
      <style:paragraph-properties fo:text-indent="0in"/>
    </style:style>
    <style:style style:name="P778" style:parent-style-name="Обычный" style:family="paragraph">
      <style:paragraph-properties fo:text-indent="0in"/>
    </style:style>
    <style:style style:name="P779" style:parent-style-name="Обычный" style:family="paragraph">
      <style:paragraph-properties fo:text-indent="0in"/>
    </style:style>
    <style:style style:name="P780" style:parent-style-name="Обычный" style:family="paragraph">
      <style:paragraph-properties fo:text-indent="0in"/>
    </style:style>
    <style:style style:name="P781" style:parent-style-name="Обычный" style:family="paragraph">
      <style:paragraph-properties fo:text-indent="0in"/>
    </style:style>
    <style:style style:name="P782" style:parent-style-name="Обычный" style:family="paragraph">
      <style:paragraph-properties fo:text-indent="0in"/>
    </style:style>
    <style:style style:name="P783" style:parent-style-name="Обычный" style:family="paragraph">
      <style:paragraph-properties fo:text-indent="0in"/>
    </style:style>
    <style:style style:name="P784" style:parent-style-name="Обычный" style:family="paragraph">
      <style:paragraph-properties fo:text-indent="0in"/>
    </style:style>
    <style:style style:name="P785" style:parent-style-name="Обычный" style:family="paragraph">
      <style:paragraph-properties fo:text-indent="0in"/>
    </style:style>
    <style:style style:name="P786" style:parent-style-name="Обычный" style:family="paragraph">
      <style:paragraph-properties fo:text-indent="0in"/>
    </style:style>
    <style:style style:name="P787" style:parent-style-name="Обычный" style:family="paragraph">
      <style:paragraph-properties fo:text-indent="0in"/>
    </style:style>
    <style:style style:name="P788" style:parent-style-name="Обычный" style:family="paragraph">
      <style:paragraph-properties fo:text-indent="0in"/>
    </style:style>
    <style:style style:name="P789" style:parent-style-name="Обычный" style:family="paragraph">
      <style:paragraph-properties fo:text-indent="0in"/>
    </style:style>
    <style:style style:name="P790" style:parent-style-name="Обычный" style:family="paragraph">
      <style:paragraph-properties fo:text-indent="0in"/>
    </style:style>
    <style:style style:name="P791" style:parent-style-name="Обычный" style:family="paragraph">
      <style:paragraph-properties fo:text-indent="0in"/>
    </style:style>
    <style:style style:name="P792" style:parent-style-name="Обычный" style:family="paragraph">
      <style:paragraph-properties fo:text-indent="0in"/>
    </style:style>
    <style:style style:name="P793" style:parent-style-name="Обычный" style:family="paragraph">
      <style:paragraph-properties fo:text-indent="0in"/>
    </style:style>
    <style:style style:name="P794" style:parent-style-name="Обычный" style:family="paragraph">
      <style:paragraph-properties fo:text-indent="0in"/>
    </style:style>
    <style:style style:name="P795" style:parent-style-name="Обычный" style:family="paragraph">
      <style:paragraph-properties fo:text-indent="0in"/>
    </style:style>
    <style:style style:name="P796" style:parent-style-name="Обычный" style:family="paragraph">
      <style:paragraph-properties fo:text-indent="0in"/>
    </style:style>
    <style:style style:name="P797" style:parent-style-name="Обычный" style:family="paragraph">
      <style:paragraph-properties fo:text-indent="0in"/>
    </style:style>
    <style:style style:name="P798" style:parent-style-name="Обычный" style:family="paragraph">
      <style:paragraph-properties fo:text-indent="0in"/>
    </style:style>
    <style:style style:name="P799" style:parent-style-name="Обычный" style:family="paragraph">
      <style:paragraph-properties fo:text-indent="0in"/>
    </style:style>
    <style:style style:name="P800" style:parent-style-name="Обычный" style:family="paragraph">
      <style:paragraph-properties fo:text-indent="0in"/>
    </style:style>
    <style:style style:name="P801" style:parent-style-name="Обычный" style:family="paragraph">
      <style:paragraph-properties fo:text-indent="0in"/>
    </style:style>
    <style:style style:name="P802" style:parent-style-name="Обычный" style:family="paragraph">
      <style:paragraph-properties fo:text-indent="0in"/>
    </style:style>
    <style:style style:name="P803" style:parent-style-name="Обычный" style:family="paragraph">
      <style:paragraph-properties fo:text-indent="0in"/>
    </style:style>
    <style:style style:name="P804" style:parent-style-name="Обычный" style:family="paragraph">
      <style:paragraph-properties fo:text-indent="0in"/>
    </style:style>
    <style:style style:name="P805" style:parent-style-name="Обычный" style:family="paragraph">
      <style:paragraph-properties fo:text-indent="0in"/>
    </style:style>
    <style:style style:name="P806" style:parent-style-name="Подзаголовок" style:family="paragraph">
      <style:paragraph-properties fo:text-indent="0in"/>
      <style:text-properties style:font-name="Times New Roman" style:font-name-complex="Times New Roman" fo:font-weight="bold" style:font-weight-asian="bold"/>
    </style:style>
    <style:style style:name="P807" style:parent-style-name="Обычный" style:family="paragraph">
      <style:paragraph-properties fo:text-indent="0in"/>
    </style:style>
    <style:style style:name="P808" style:parent-style-name="Обычный" style:family="paragraph">
      <style:paragraph-properties fo:text-indent="0in"/>
    </style:style>
    <style:style style:name="P809" style:parent-style-name="Обычный" style:family="paragraph">
      <style:paragraph-properties fo:text-indent="0in"/>
    </style:style>
    <style:style style:name="P810" style:parent-style-name="Обычный" style:family="paragraph">
      <style:paragraph-properties fo:text-indent="0in"/>
    </style:style>
    <style:style style:name="P811" style:parent-style-name="Обычный" style:family="paragraph">
      <style:paragraph-properties fo:text-indent="0in"/>
    </style:style>
    <style:style style:name="P812" style:parent-style-name="Обычный" style:family="paragraph">
      <style:paragraph-properties fo:text-indent="0in"/>
    </style:style>
    <style:style style:name="P813" style:parent-style-name="Обычный" style:family="paragraph">
      <style:paragraph-properties fo:text-indent="0in"/>
    </style:style>
    <style:style style:name="P814" style:parent-style-name="Обычный" style:family="paragraph">
      <style:paragraph-properties fo:text-indent="0in"/>
    </style:style>
    <style:style style:name="P815" style:parent-style-name="Обычный" style:family="paragraph">
      <style:paragraph-properties fo:text-indent="0in"/>
    </style:style>
    <style:style style:name="P816" style:parent-style-name="Обычный" style:family="paragraph">
      <style:paragraph-properties fo:text-indent="0in"/>
    </style:style>
    <style:style style:name="P817" style:parent-style-name="Обычный" style:family="paragraph">
      <style:paragraph-properties fo:text-indent="0in"/>
    </style:style>
    <style:style style:name="P818" style:parent-style-name="Обычный" style:family="paragraph">
      <style:paragraph-properties fo:text-indent="0in"/>
    </style:style>
    <style:style style:name="P819" style:parent-style-name="Обычный" style:family="paragraph">
      <style:paragraph-properties fo:text-indent="0in"/>
    </style:style>
    <style:style style:name="P820" style:parent-style-name="Обычный" style:family="paragraph">
      <style:paragraph-properties fo:text-indent="0in"/>
    </style:style>
    <style:style style:name="P821" style:parent-style-name="Обычный" style:family="paragraph">
      <style:paragraph-properties fo:text-indent="0in"/>
    </style:style>
    <style:style style:name="P822" style:parent-style-name="Обычный" style:family="paragraph">
      <style:paragraph-properties fo:text-indent="0in"/>
    </style:style>
    <style:style style:name="P823" style:parent-style-name="Обычный" style:family="paragraph">
      <style:paragraph-properties fo:text-indent="0in"/>
    </style:style>
    <style:style style:name="P824" style:parent-style-name="Обычный" style:family="paragraph">
      <style:paragraph-properties fo:text-indent="0in"/>
    </style:style>
    <style:style style:name="P825" style:parent-style-name="Обычный" style:family="paragraph">
      <style:paragraph-properties fo:text-indent="0in"/>
    </style:style>
    <style:style style:name="P826" style:parent-style-name="Обычный" style:family="paragraph">
      <style:paragraph-properties fo:text-indent="0in"/>
    </style:style>
    <style:style style:name="P827" style:parent-style-name="Обычный" style:family="paragraph">
      <style:paragraph-properties fo:text-indent="0in"/>
    </style:style>
    <style:style style:name="P828" style:parent-style-name="Обычный" style:family="paragraph">
      <style:paragraph-properties fo:text-indent="0in"/>
    </style:style>
    <style:style style:name="P829" style:parent-style-name="Обычный" style:family="paragraph">
      <style:paragraph-properties fo:text-indent="0in"/>
    </style:style>
    <style:style style:name="P830" style:parent-style-name="Обычный" style:family="paragraph">
      <style:paragraph-properties fo:text-indent="0in"/>
    </style:style>
    <style:style style:name="P831" style:parent-style-name="Обычный" style:family="paragraph">
      <style:paragraph-properties fo:text-indent="0in"/>
    </style:style>
    <style:style style:name="P832" style:parent-style-name="Обычный" style:family="paragraph">
      <style:paragraph-properties fo:text-indent="0in"/>
    </style:style>
    <style:style style:name="P833" style:parent-style-name="Обычный" style:family="paragraph">
      <style:paragraph-properties fo:text-indent="0in"/>
    </style:style>
    <style:style style:name="P834" style:parent-style-name="Обычный" style:family="paragraph">
      <style:paragraph-properties fo:text-indent="0in"/>
    </style:style>
    <style:style style:name="P835" style:parent-style-name="Обычный" style:family="paragraph">
      <style:paragraph-properties fo:text-indent="0in"/>
    </style:style>
    <style:style style:name="P836" style:parent-style-name="Обычный" style:family="paragraph">
      <style:paragraph-properties fo:text-indent="0in"/>
    </style:style>
    <style:style style:name="P837" style:parent-style-name="Обычный" style:family="paragraph">
      <style:paragraph-properties fo:text-indent="0in"/>
    </style:style>
    <style:style style:name="P838" style:parent-style-name="Обычный" style:family="paragraph">
      <style:paragraph-properties fo:text-indent="0in"/>
    </style:style>
    <style:style style:name="P839" style:parent-style-name="Обычный" style:family="paragraph">
      <style:paragraph-properties fo:text-indent="0in"/>
    </style:style>
    <style:style style:name="P840" style:parent-style-name="Обычный" style:family="paragraph">
      <style:paragraph-properties fo:text-indent="0in"/>
    </style:style>
    <style:style style:name="P841" style:parent-style-name="Обычный" style:family="paragraph">
      <style:paragraph-properties fo:text-indent="0in"/>
    </style:style>
    <style:style style:name="P842" style:parent-style-name="Обычный" style:family="paragraph">
      <style:paragraph-properties fo:text-indent="0in"/>
    </style:style>
    <style:style style:name="P843" style:parent-style-name="Обычный" style:family="paragraph">
      <style:paragraph-properties fo:text-indent="0in"/>
    </style:style>
    <style:style style:name="P844" style:parent-style-name="Обычный" style:family="paragraph">
      <style:paragraph-properties fo:text-indent="0in"/>
    </style:style>
    <style:style style:name="P845" style:parent-style-name="Обычный" style:family="paragraph">
      <style:paragraph-properties fo:text-indent="0in"/>
    </style:style>
    <style:style style:name="P846" style:parent-style-name="Обычный" style:family="paragraph">
      <style:paragraph-properties fo:text-indent="0in"/>
    </style:style>
    <style:style style:name="P847" style:parent-style-name="Обычный" style:family="paragraph">
      <style:paragraph-properties fo:text-indent="0in"/>
    </style:style>
    <style:style style:name="P848" style:parent-style-name="Обычный" style:family="paragraph">
      <style:paragraph-properties fo:text-indent="0in"/>
    </style:style>
    <style:style style:name="P849" style:parent-style-name="Обычный" style:family="paragraph">
      <style:paragraph-properties fo:text-indent="0in"/>
    </style:style>
    <style:style style:name="P850" style:parent-style-name="Обычный" style:family="paragraph">
      <style:paragraph-properties fo:text-indent="0in"/>
    </style:style>
    <style:style style:name="P851" style:parent-style-name="Обычный" style:family="paragraph">
      <style:paragraph-properties fo:text-indent="0in"/>
    </style:style>
    <style:style style:name="P852" style:parent-style-name="Обычный" style:family="paragraph">
      <style:paragraph-properties fo:text-indent="0in"/>
    </style:style>
    <style:style style:name="P853" style:parent-style-name="Обычный" style:family="paragraph">
      <style:paragraph-properties fo:text-indent="0in"/>
    </style:style>
    <style:style style:name="P854" style:parent-style-name="Обычный" style:family="paragraph">
      <style:paragraph-properties fo:text-indent="0in"/>
    </style:style>
    <style:style style:name="P855" style:parent-style-name="Обычный" style:family="paragraph">
      <style:paragraph-properties fo:text-indent="0in"/>
    </style:style>
    <style:style style:name="P856" style:parent-style-name="Обычный" style:family="paragraph">
      <style:paragraph-properties fo:text-indent="0in"/>
    </style:style>
    <style:style style:name="P857" style:parent-style-name="Обычный" style:family="paragraph">
      <style:paragraph-properties fo:text-indent="0in"/>
    </style:style>
    <style:style style:name="P858" style:parent-style-name="Обычный" style:family="paragraph">
      <style:paragraph-properties fo:text-indent="0in"/>
    </style:style>
    <style:style style:name="P859" style:parent-style-name="Обычный" style:family="paragraph">
      <style:paragraph-properties fo:text-indent="0in"/>
    </style:style>
    <style:style style:name="P860" style:parent-style-name="Обычный" style:family="paragraph">
      <style:paragraph-properties fo:text-indent="0in"/>
    </style:style>
    <style:style style:name="P861" style:parent-style-name="Обычный" style:family="paragraph">
      <style:paragraph-properties fo:text-indent="0in"/>
    </style:style>
    <style:style style:name="P862" style:parent-style-name="Обычный" style:family="paragraph">
      <style:paragraph-properties fo:text-indent="0in"/>
    </style:style>
    <style:style style:name="P863" style:parent-style-name="Обычный" style:family="paragraph">
      <style:paragraph-properties fo:text-indent="0in"/>
    </style:style>
    <style:style style:name="P864" style:parent-style-name="Обычный" style:family="paragraph">
      <style:paragraph-properties fo:text-indent="0in"/>
    </style:style>
    <style:style style:name="P865" style:parent-style-name="Обычный" style:family="paragraph">
      <style:paragraph-properties fo:text-indent="0in"/>
    </style:style>
    <style:style style:name="P866" style:parent-style-name="Обычный" style:family="paragraph">
      <style:paragraph-properties fo:text-indent="0in"/>
    </style:style>
    <style:style style:name="P867" style:parent-style-name="Обычный" style:family="paragraph">
      <style:paragraph-properties fo:text-indent="0in"/>
    </style:style>
    <style:style style:name="P868" style:parent-style-name="Обычный" style:family="paragraph">
      <style:paragraph-properties fo:text-indent="0in"/>
    </style:style>
    <style:style style:name="P869" style:parent-style-name="Обычный" style:family="paragraph">
      <style:paragraph-properties fo:text-indent="0in"/>
    </style:style>
    <style:style style:name="P870" style:parent-style-name="Обычный" style:family="paragraph">
      <style:paragraph-properties fo:text-indent="0in"/>
    </style:style>
    <style:style style:name="P871" style:parent-style-name="Обычный" style:family="paragraph">
      <style:paragraph-properties fo:text-indent="0in"/>
    </style:style>
    <style:style style:name="P872" style:parent-style-name="Обычный" style:family="paragraph">
      <style:paragraph-properties fo:text-indent="0in"/>
    </style:style>
    <style:style style:name="P873" style:parent-style-name="Обычный" style:family="paragraph">
      <style:paragraph-properties fo:text-indent="0in"/>
    </style:style>
    <style:style style:name="P874" style:parent-style-name="Обычный" style:family="paragraph">
      <style:paragraph-properties fo:text-indent="0in"/>
    </style:style>
    <style:style style:name="P875" style:parent-style-name="Обычный" style:family="paragraph">
      <style:paragraph-properties fo:text-indent="0in"/>
    </style:style>
    <style:style style:name="P876" style:parent-style-name="Обычный" style:family="paragraph">
      <style:paragraph-properties fo:text-indent="0in"/>
    </style:style>
    <style:style style:name="P877" style:parent-style-name="Обычный" style:family="paragraph">
      <style:paragraph-properties fo:text-indent="0in"/>
    </style:style>
    <style:style style:name="P878" style:parent-style-name="Обычный" style:family="paragraph">
      <style:paragraph-properties fo:text-indent="0in"/>
    </style:style>
    <style:style style:name="P879" style:parent-style-name="Обычный" style:family="paragraph">
      <style:paragraph-properties fo:text-indent="0in"/>
    </style:style>
    <style:style style:name="P880" style:parent-style-name="Обычный" style:family="paragraph">
      <style:paragraph-properties fo:text-indent="0in"/>
    </style:style>
    <style:style style:name="P881" style:parent-style-name="Обычный" style:family="paragraph">
      <style:paragraph-properties fo:text-indent="0in"/>
    </style:style>
    <style:style style:name="P882" style:parent-style-name="Обычный" style:family="paragraph">
      <style:paragraph-properties fo:text-indent="0in"/>
    </style:style>
    <style:style style:name="P883" style:parent-style-name="Обычный" style:family="paragraph">
      <style:paragraph-properties fo:text-indent="0in"/>
    </style:style>
    <style:style style:name="P884" style:parent-style-name="Обычный" style:family="paragraph">
      <style:paragraph-properties fo:text-indent="0in"/>
    </style:style>
    <style:style style:name="P885" style:parent-style-name="Обычный" style:family="paragraph">
      <style:paragraph-properties fo:text-indent="0in"/>
    </style:style>
    <style:style style:name="P886" style:parent-style-name="Обычный" style:family="paragraph">
      <style:paragraph-properties fo:text-indent="0in"/>
    </style:style>
    <style:style style:name="P887" style:parent-style-name="Обычный" style:family="paragraph">
      <style:paragraph-properties fo:text-indent="0in"/>
    </style:style>
    <style:style style:name="P888" style:parent-style-name="Обычный" style:family="paragraph">
      <style:paragraph-properties fo:text-indent="0in"/>
    </style:style>
    <style:style style:name="P889" style:parent-style-name="Обычный" style:family="paragraph">
      <style:paragraph-properties fo:text-indent="0in"/>
    </style:style>
    <style:style style:name="P890" style:parent-style-name="Обычный" style:family="paragraph">
      <style:paragraph-properties fo:text-indent="0in"/>
    </style:style>
    <style:style style:name="P891" style:parent-style-name="Обычный" style:family="paragraph">
      <style:paragraph-properties fo:text-indent="0in"/>
    </style:style>
    <style:style style:name="P892" style:parent-style-name="Обычный" style:family="paragraph">
      <style:paragraph-properties fo:text-indent="0in"/>
    </style:style>
    <style:style style:name="P893" style:parent-style-name="Обычный" style:family="paragraph">
      <style:paragraph-properties fo:text-indent="0in"/>
    </style:style>
    <style:style style:name="P894" style:parent-style-name="Обычный" style:family="paragraph">
      <style:paragraph-properties fo:text-indent="0in"/>
    </style:style>
    <style:style style:name="P895" style:parent-style-name="Обычный" style:family="paragraph">
      <style:paragraph-properties fo:text-indent="0in"/>
    </style:style>
    <style:style style:name="P896" style:parent-style-name="Обычный" style:family="paragraph">
      <style:paragraph-properties fo:text-indent="0in"/>
    </style:style>
    <style:style style:name="P897" style:parent-style-name="Обычный" style:family="paragraph">
      <style:paragraph-properties fo:text-indent="0in"/>
    </style:style>
    <style:style style:name="P898" style:parent-style-name="Обычный" style:family="paragraph">
      <style:paragraph-properties fo:text-indent="0in"/>
    </style:style>
    <style:style style:name="P899" style:parent-style-name="Обычный" style:family="paragraph">
      <style:paragraph-properties fo:text-indent="0in"/>
    </style:style>
    <style:style style:name="P900" style:parent-style-name="Обычный" style:family="paragraph">
      <style:paragraph-properties fo:text-indent="0in"/>
    </style:style>
    <style:style style:name="P901" style:parent-style-name="Обычный" style:family="paragraph">
      <style:paragraph-properties fo:text-indent="0in"/>
    </style:style>
    <style:style style:name="P902" style:parent-style-name="Обычный" style:family="paragraph">
      <style:paragraph-properties fo:text-indent="0in"/>
    </style:style>
    <style:style style:name="P903" style:parent-style-name="Обычный" style:family="paragraph">
      <style:paragraph-properties fo:text-indent="0in"/>
    </style:style>
    <style:style style:name="P904" style:parent-style-name="Обычный" style:family="paragraph">
      <style:paragraph-properties fo:text-indent="0in"/>
    </style:style>
    <style:style style:name="P905" style:parent-style-name="Обычный" style:family="paragraph">
      <style:paragraph-properties fo:text-indent="0in"/>
    </style:style>
    <style:style style:name="P906" style:parent-style-name="Обычный" style:family="paragraph">
      <style:paragraph-properties fo:text-indent="0in"/>
    </style:style>
    <style:style style:name="P907" style:parent-style-name="Обычный" style:family="paragraph">
      <style:paragraph-properties fo:text-indent="0in"/>
    </style:style>
    <style:style style:name="P908" style:parent-style-name="Обычный" style:family="paragraph">
      <style:paragraph-properties fo:text-indent="0in"/>
    </style:style>
    <style:style style:name="P909" style:parent-style-name="Обычный" style:family="paragraph">
      <style:paragraph-properties fo:text-indent="0in"/>
    </style:style>
    <style:style style:name="P910" style:parent-style-name="Обычный" style:family="paragraph">
      <style:paragraph-properties fo:text-indent="0in"/>
    </style:style>
    <style:style style:name="P911" style:parent-style-name="Обычный" style:family="paragraph">
      <style:paragraph-properties fo:text-indent="0in"/>
    </style:style>
    <style:style style:name="P912" style:parent-style-name="Обычный" style:family="paragraph">
      <style:paragraph-properties fo:text-indent="0in"/>
    </style:style>
    <style:style style:name="P913" style:parent-style-name="Обычный" style:family="paragraph">
      <style:paragraph-properties fo:text-indent="0in"/>
    </style:style>
    <style:style style:name="P914" style:parent-style-name="Обычный" style:family="paragraph">
      <style:paragraph-properties fo:text-indent="0in"/>
    </style:style>
    <style:style style:name="P915" style:parent-style-name="Обычный" style:family="paragraph">
      <style:paragraph-properties fo:text-indent="0in"/>
    </style:style>
    <style:style style:name="P916" style:parent-style-name="Обычный" style:family="paragraph">
      <style:paragraph-properties fo:text-indent="0in"/>
    </style:style>
    <style:style style:name="P917" style:parent-style-name="Обычный" style:family="paragraph">
      <style:paragraph-properties fo:text-indent="0in"/>
    </style:style>
    <style:style style:name="P918" style:parent-style-name="Обычный" style:family="paragraph">
      <style:paragraph-properties fo:text-indent="0in"/>
    </style:style>
    <style:style style:name="P919" style:parent-style-name="Обычный" style:family="paragraph">
      <style:paragraph-properties fo:text-indent="0in"/>
    </style:style>
    <style:style style:name="P920" style:parent-style-name="Обычный" style:family="paragraph">
      <style:paragraph-properties fo:text-indent="0in"/>
    </style:style>
    <style:style style:name="P921" style:parent-style-name="Обычный" style:family="paragraph">
      <style:paragraph-properties fo:text-indent="0in"/>
    </style:style>
    <style:style style:name="P922" style:parent-style-name="Обычный" style:family="paragraph">
      <style:paragraph-properties fo:text-indent="0in"/>
    </style:style>
    <style:style style:name="P923" style:parent-style-name="Обычный" style:family="paragraph">
      <style:paragraph-properties fo:text-indent="0in"/>
    </style:style>
    <style:style style:name="P924" style:parent-style-name="Обычный" style:family="paragraph">
      <style:paragraph-properties fo:text-indent="0in"/>
    </style:style>
    <style:style style:name="P925" style:parent-style-name="Обычный" style:family="paragraph">
      <style:paragraph-properties fo:text-indent="0in"/>
    </style:style>
    <style:style style:name="P926" style:parent-style-name="Обычный" style:family="paragraph">
      <style:paragraph-properties fo:text-indent="0in"/>
    </style:style>
    <style:style style:name="P927" style:parent-style-name="Обычный" style:family="paragraph">
      <style:paragraph-properties fo:text-indent="0in"/>
    </style:style>
    <style:style style:name="P928" style:parent-style-name="Обычный" style:family="paragraph">
      <style:paragraph-properties fo:text-indent="0in"/>
    </style:style>
    <style:style style:name="P929" style:parent-style-name="Обычный" style:family="paragraph">
      <style:paragraph-properties fo:text-indent="0in"/>
    </style:style>
    <style:style style:name="P930" style:parent-style-name="Обычный" style:family="paragraph">
      <style:paragraph-properties fo:text-indent="0in"/>
    </style:style>
    <style:style style:name="P931" style:parent-style-name="Обычный" style:family="paragraph">
      <style:paragraph-properties fo:text-indent="0in"/>
    </style:style>
    <style:style style:name="P932" style:parent-style-name="Обычный" style:family="paragraph">
      <style:paragraph-properties fo:text-indent="0in"/>
    </style:style>
    <style:style style:name="P933" style:parent-style-name="Обычный" style:family="paragraph">
      <style:paragraph-properties fo:text-indent="0in"/>
    </style:style>
    <style:style style:name="P934" style:parent-style-name="Обычный" style:family="paragraph">
      <style:paragraph-properties fo:text-indent="0in"/>
    </style:style>
    <style:style style:name="P935" style:parent-style-name="Обычный" style:family="paragraph">
      <style:paragraph-properties fo:text-indent="0in"/>
    </style:style>
    <style:style style:name="P936" style:parent-style-name="Обычный" style:family="paragraph">
      <style:paragraph-properties fo:text-indent="0in"/>
    </style:style>
    <style:style style:name="P937" style:parent-style-name="Обычный" style:family="paragraph">
      <style:paragraph-properties fo:text-indent="0in"/>
    </style:style>
    <style:style style:name="P938" style:parent-style-name="Обычный" style:family="paragraph">
      <style:paragraph-properties fo:text-indent="0in"/>
    </style:style>
    <style:style style:name="P939" style:parent-style-name="Обычный" style:family="paragraph">
      <style:paragraph-properties fo:text-indent="0in"/>
    </style:style>
    <style:style style:name="P940" style:parent-style-name="Обычный" style:family="paragraph">
      <style:paragraph-properties fo:text-indent="0in"/>
    </style:style>
    <style:style style:name="P941" style:parent-style-name="Обычный" style:family="paragraph">
      <style:paragraph-properties fo:text-indent="0in"/>
    </style:style>
    <style:style style:name="P942" style:parent-style-name="Обычный" style:family="paragraph">
      <style:paragraph-properties fo:text-indent="0in"/>
    </style:style>
    <style:style style:name="P943" style:parent-style-name="Обычный" style:family="paragraph">
      <style:paragraph-properties fo:text-indent="0in"/>
    </style:style>
    <style:style style:name="P944" style:parent-style-name="Обычный" style:family="paragraph">
      <style:paragraph-properties fo:text-indent="0in"/>
    </style:style>
    <style:style style:name="P945" style:parent-style-name="Обычный" style:family="paragraph">
      <style:paragraph-properties fo:text-indent="0in"/>
    </style:style>
    <style:style style:name="P946" style:parent-style-name="Обычный" style:family="paragraph">
      <style:paragraph-properties fo:text-indent="0in"/>
    </style:style>
  </office:automatic-styles>
  <office:body>
    <office:text text:use-soft-page-breaks="true">
      <text:h text:style-name="P1" text:outline-level="1">Маяковский Владимир</text:h>
      <text:h text:style-name="Заголовок1" text:outline-level="1">Про это</text:h>
      <text:p text:style-name="P2"/>
      <text:p text:style-name="P3">Поэма</text:p>
      <text:p text:style-name="P4"/>
      <text:p text:style-name="P5">ПРО ЧТО - ПРО ЭТО?</text:p>
      <text:p text:style-name="P6">В этой теме,<text:s/></text:p>
      <text:p text:style-name="P7">и личной<text:s/></text:p>
      <text:p text:style-name="P8">и мелкой, перепетой не раз<text:s/></text:p>
      <text:p text:style-name="P9">и не пять, я кружил поэтической белкой и хочу кружиться опять. Эта тема<text:s/></text:p>
      <text:p text:style-name="P10">сейчас<text:s/></text:p>
      <text:p text:style-name="P11">и молитвой у Будды и у негра вострит на хозяев нож. Если Марс,<text:s/></text:p>
      <text:p text:style-name="P12">и на нем хоть один сердцелюдый, то и он<text:s/></text:p>
      <text:p text:style-name="P13">сейчас<text:s/></text:p>
      <text:p text:style-name="P14">скрипит<text:s/></text:p>
      <text:p text:style-name="P15">про то ж. Эта тема придет,<text:s/></text:p>
      <text:p text:style-name="P16">калеку за локти подтолкнет к бумаге,<text:s/></text:p>
      <text:p text:style-name="P17">прикажет:<text:s/></text:p>
      <text:p text:style-name="P18">- Скреби! И калека<text:s/></text:p>
      <text:p text:style-name="P19">с бумаги<text:s/></text:p>
      <text:p text:style-name="P20">срывается в клекоте, горько строчками в солнце песня рябит. Эта тема придет,<text:s/></text:p>
      <text:p text:style-name="P21">позвонится с кухни, повернется,<text:s/></text:p>
      <text:p text:style-name="P22">сгинет шапчонкой гриба, и гигант<text:s/></text:p>
      <text:p text:style-name="P23">постоит секунду<text:s/></text:p>
      <text:p text:style-name="P24">и рухнет, под записочной рябью себя погребя. Эта тема придет,<text:s/></text:p>
      <text:p text:style-name="P25">прикажет:<text:s/></text:p>
      <text:p text:style-name="P26">- Истина! Эта тема придет,<text:s/></text:p>
      <text:p text:style-name="P27">велит:<text:s/></text:p>
      <text:p text:style-name="P28">- Красота! И пускай<text:s/></text:p>
      <text:p text:style-name="P29">перекладиной кисти раскистены только вальс под нос мурлычешь с креста. Эта тема азбуку тронет разбегом уж на что б, казалось,<text:s/>книга ясна! и становится<text:s/></text:p>
      <text:p text:style-name="P30">- А<text:s/></text:p>
      <text:p text:style-name="P31">недоступней Казбека. Замутит,<text:s/></text:p>
      <text:p text:style-name="P32">оттянет от хлеба и сна. Эта тема придет,<text:s/></text:p>
      <text:p text:style-name="P33">вовек не износится, только скажет:<text:s/></text:p>
      <text:p text:style-name="P34">- Отныне гляди на меня! И глядишь на нее,<text:s/></text:p>
      <text:p text:style-name="P35">и идешь знаменосцем, красношелкий огонь над землей знаменя. Это хитрая тема!<text:s/></text:p>
      <text:p text:style-name="P36">Нырнет под события, в тайниках инстинктов готовясь к прыжку, и как будто ярясь<text:s/></text:p>
      <text:p text:style-name="P37">- посмели забыть ee! затрясет;<text:s/></text:p>
      <text:p text:style-name="P38">посыпятся души из шкур. Эта тема ко мне заявилась гневная, приказала:<text:s/></text:p>
      <text:p text:style-name="P39">- Подать<text:s/></text:p>
      <text:p text:style-name="P40">дней удила! Посмотрела, скривясь, в мое ежедневное и грозой раскидала людей и дела. Эта тема пришла,<text:s/></text:p>
      <text:p text:style-name="P41">остальные оттерла и одна<text:s/></text:p>
      <text:p text:style-name="P42">безраздельно стала близка. Эта тема ножом подступила к горлу. Молотобоец!<text:s/></text:p>
      <text:p text:style-name="P43">От сердца к вискам. Эта тема день истемнила, в темень колотись - велела - строчками лбов. Имя<text:s/></text:p>
      <text:p text:style-name="P44">этой<text:s/></text:p>
      <text:p text:style-name="P45">теме: ............!<text:s/></text:p>
      <text:p text:style-name="P46"><text:s/>* * * * *<text:s/></text:p>
      <text:p text:style-name="P47">* * * * *<text:s/></text:p>
      <text:soft-page-break/>
      <text:p text:style-name="P48">I<text:s/></text:p>
      <text:p text:style-name="P49"><text:s/>БAЛЛАДА РЕДИНГСКОЙ ТЮРЬМЫ<text:s/></text:p>
      <text:p text:style-name="P50">Стоял - вспоминаю.<text:s/></text:p>
      <text:p text:style-name="P51">Был этот блеск.<text:s/></text:p>
      <text:p text:style-name="P52">И это<text:s/></text:p>
      <text:p text:style-name="P53">тогда<text:s/></text:p>
      <text:p text:style-name="P54">называлось Невою.<text:s/></text:p>
      <text:p text:style-name="P55">Маяковский, "Человек".<text:s/></text:p>
      <text:p text:style-name="P56">(13 лет работы, т. 2, стр. 77)<text:s/></text:p>
      <text:p text:style-name="P57">О балладе и о балладах<text:s/></text:p>
      <text:p text:style-name="P58">Немолод очень лад баллад, но если слова болят и слова говорят про то, что болят, молодеет и лад баллад. Лубянский проезд.<text:s/></text:p>
      <text:p text:style-name="P59">Водопьяный.<text:s/></text:p>
      <text:p text:style-name="P60">Вид вот.<text:s/></text:p>
      <text:p text:style-name="P61">Вот<text:s/></text:p>
      <text:p text:style-name="P62">фон.<text:s/></text:p>
      <text:p text:style-name="P63">В постели она.<text:s/></text:p>
      <text:p text:style-name="P64">Она лежит. Он.<text:s/></text:p>
      <text:p text:style-name="P65">На столе телефон. "Он" и "она" баллада моя. Не страшно нов я. Cтрашно то,<text:s/></text:p>
      <text:p text:style-name="P66">что "он" - это я, и то, что "она"<text:s/></text:p>
      <text:p text:style-name="P67">моя. При чем тюрьма?<text:s/></text:p>
      <text:p text:style-name="P68">Рождество.<text:s/></text:p>
      <text:p text:style-name="P69">Кутерьма. Без решеток окошки домика! Это вас не касается.<text:s/></text:p>
      <text:p text:style-name="P70">Говорю - тюрьма. Стол.<text:s/></text:p>
      <text:p text:style-name="P71">На столе соломинка.<text:s/></text:p>
      <text:p text:style-name="P72">По кабелю пущен номер<text:s/></text:p>
      <text:p text:style-name="P73">Тронул еле - волдырь на теле. Трубку из рук вон. Из<text:s/>фабричнон марки две стрелки яркие омолниили телефон. Соседняя комната.<text:s/></text:p>
      <text:p text:style-name="P74">Из соседней<text:s/></text:p>
      <text:p text:style-name="P75">сонно: - Когда это?<text:s/></text:p>
      <text:p text:style-name="P76">Откуда это живой поросенок? Звонок от ожогов уже визжит, добела раскален аппарат. Больна она!<text:s/></text:p>
      <text:p text:style-name="P77">Она лежит! Беги!<text:s/></text:p>
      <text:p text:style-name="P78">Скорей!<text:s/></text:p>
      <text:p text:style-name="P79">Пора! Мясом дымясь, сжимаю жжение. Моментально молния телом забегала. Стиснул миллион вольт напряжения. Ткнулся губой в телефонное пекло. Дыры<text:s/></text:p>
      <text:p text:style-name="P80">сверля<text:s/></text:p>
      <text:p text:style-name="P81">в доме, взмыв<text:s/></text:p>
      <text:p text:style-name="P82">Мясницкую<text:s/></text:p>
      <text:p text:style-name="P83">пашней, рвя<text:s/></text:p>
      <text:p text:style-name="P84">кабель,<text:s/></text:p>
      <text:p text:style-name="P85">номер пулей<text:s/></text:p>
      <text:p text:style-name="P86">летел<text:s/></text:p>
      <text:p text:style-name="P87">барышне. Смотрел осовело барышнин глаз под праздник работай за двух. Красная лампа опять зажглась. Позвонила!<text:s/></text:p>
      <text:p text:style-name="P88">Огонь потух. И вдруг<text:s/></text:p>
      <text:p text:style-name="P89">как по лампам пошло куролесить, вся сеть телефонная рвется на нити. - 67-10! Соедините! В проулок!<text:s/></text:p>
      <text:p text:style-name="P90">Скорей!<text:s/></text:p>
      <text:p text:style-name="P91">Водопьяному в тишь! Ух!<text:s/></text:p>
      <text:p text:style-name="P92">А то с электричеством станется под рождество<text:s/></text:p>
      <text:p text:style-name="P93">на воздух взлетишь со всей<text:s/></text:p>
      <text:soft-page-break/>
      <text:p text:style-name="P94">со своей<text:s/></text:p>
      <text:p text:style-name="P95">телефонной<text:s/></text:p>
      <text:p text:style-name="P96">станцией. Жил на Мясницкой один старожил. Сто лет после этого жил про это лишь<text:s/></text:p>
      <text:p text:style-name="P97">сто лет! говаривал детям дед. - Было - суббота...<text:s/></text:p>
      <text:p text:style-name="P98">под воскресенье... Окорочок...<text:s/></text:p>
      <text:p text:style-name="P99">Хочу, чтоб дешево... Как вдарит кто-то!..<text:s/></text:p>
      <text:p text:style-name="P100">Землетрясенье... Ноге горячо...<text:s/></text:p>
      <text:p text:style-name="P101">Ходун - подошва!.. Не верилось детям,<text:s/></text:p>
      <text:p text:style-name="P102">чтоб так-то<text:s/></text:p>
      <text:p text:style-name="P103">да там-то. Землетрясенье?<text:s/></text:p>
      <text:p text:style-name="P104">Зимой?<text:s/></text:p>
      <text:p text:style-name="P105">У почтамта?!<text:s/></text:p>
      <text:p text:style-name="P106">Телефон бросается на всех<text:s/></text:p>
      <text:p text:style-name="P107">Протиснувшись чудом сквозь тоненький<text:s/></text:p>
      <text:p text:style-name="P108">шнур, раструба трубки разинув оправу, погромом звонков громя тишину, разверг телефон дребезжащую лаву. Это визжащее,<text:s/></text:p>
      <text:p text:style-name="P109">звенящее это пальнуло в стены,<text:s/></text:p>
      <text:p text:style-name="P110">старалось взорвать их. Звоночинки<text:s/></text:p>
      <text:p text:style-name="P111">тыщей<text:s/></text:p>
      <text:p text:style-name="P112">от стен<text:s/></text:p>
      <text:p text:style-name="P113">рикошетом под стулья закатывались<text:s/></text:p>
      <text:p text:style-name="P114">и под кровати. Об пол с потолка звоночище хлопал. И снова,<text:s/></text:p>
      <text:p text:style-name="P115">звенящий мячище точно, взлетал к потолку, ударившись об пол, и сыпало вниз дребезгою звоночной. Стекло за стеклом,<text:s/></text:p>
      <text:p text:style-name="P116">вьюшку за вьюшкой<text:s/></text:p>
      <text:p text:style-name="P117">тянуло<text:s/></text:p>
      <text:p text:style-name="P118">звенеть телефонному в тон. Тряся<text:s/></text:p>
      <text:p text:style-name="P119">ручоночкой<text:s/></text:p>
      <text:p text:style-name="P120">дом-погремушку, тонул в разливе звонков телефон.<text:s/></text:p>
      <text:p text:style-name="P121">Секундантша<text:s/></text:p>
      <text:p text:style-name="P122">От сна<text:s/></text:p>
      <text:p text:style-name="P123">чуть видно<text:s/></text:p>
      <text:p text:style-name="P124">точка глаз иголит щеки жаркие. Ленясь, кухарка поднялась, идет,<text:s/></text:p>
      <text:p text:style-name="P125">кряхтя и харкая. Моченым яблоком она. Морщинят мысли лоб ее. - Кого?<text:s/></text:p>
      <text:p text:style-name="P126">Владим Владимыч?!<text:s/></text:p>
      <text:p text:style-name="P127">А! Пошла, туфлею шлепая. Идет.<text:s/></text:p>
      <text:p text:style-name="P128">Отмеряет шаги<text:s/>секундантом. Шаги отдаляются...<text:s/></text:p>
      <text:p text:style-name="P129">Слышатся еле... Весь мир остальной отодвинут куда-то, лишь трубкой в меня неизвестное целит<text:s/></text:p>
      <text:p text:style-name="P130">Просветление мира<text:s/></text:p>
      <text:p text:style-name="P131">Застыли докладчики всех заседаний, не могут закончить начатый жест. Как были,<text:s/></text:p>
      <text:p text:style-name="P132">рот разинув,<text:s/></text:p>
      <text:p text:style-name="P133">сюда они смотрят на рождество из рождеств. Им видима жизнь<text:s/></text:p>
      <text:p text:style-name="P134">от дрязг и до дрязг. Дом их<text:s/></text:p>
      <text:p text:style-name="P135">единая будняя тина. Будто в себя,<text:s/></text:p>
      <text:p text:style-name="P136">в меня смотрясь, ждали<text:s/></text:p>
      <text:p text:style-name="P137">смертельной любви поединок. Окаменели сиренные рокоты. Колес и шагов суматоха не вертит. Лишь поле дуэли<text:s/></text:p>
      <text:p text:style-name="P138">да время-доктор с бескрайним бинтом исцеляющей смерти. Москва<text:s/></text:p>
      <text:p text:style-name="P139">за Москвой поля примолкли. Моря<text:s/></text:p>
      <text:p text:style-name="P140">за морями горы стройны. Вселенная<text:s/></text:p>
      <text:p text:style-name="P141">вся<text:s/></text:p>
      <text:soft-page-break/>
      <text:p text:style-name="P142">как будто в бинокле, в огромном бинокле (с другой стороны). Горизонт распрямился<text:s/></text:p>
      <text:p text:style-name="P143">ровно-ровно. Тесьма.<text:s/></text:p>
      <text:p text:style-name="P144">Натянут бечевкой<text:s/>тугой. Край один<text:s/></text:p>
      <text:p text:style-name="P145">я в моей комнате, ты в своей комнате - край другой. А между<text:s/></text:p>
      <text:p text:style-name="P146">такая,<text:s/></text:p>
      <text:p text:style-name="P147">какая не снится, какая-то гордая белой обновой, через вселенную<text:s/></text:p>
      <text:p text:style-name="P148">легла Мясницкая миниатюрой кости слоновой. Ясность.<text:s/></text:p>
      <text:p text:style-name="P149">Прозрачнейшей ясностью пытка. В Мясницкой<text:s/></text:p>
      <text:p text:style-name="P150">деталью<text:s/>искуснейшей выточки кабель<text:s/></text:p>
      <text:p text:style-name="P151">тонюсенький<text:s/></text:p>
      <text:p text:style-name="P152">ну, просто нитка! И всe<text:s/></text:p>
      <text:p text:style-name="P153">вот на этой вот держится ниточке.<text:s/></text:p>
      <text:p text:style-name="P154">Дуэль<text:s/></text:p>
      <text:p text:style-name="P155">Раз!<text:s/></text:p>
      <text:p text:style-name="P156">Трубку наводят.<text:s/></text:p>
      <text:p text:style-name="P157">Надежду брось.<text:s/></text:p>
      <text:p text:style-name="P158">Два!<text:s/></text:p>
      <text:p text:style-name="P159">Как раз остановилась,<text:s/></text:p>
      <text:p text:style-name="P160">не дрогнув,<text:s/></text:p>
      <text:p text:style-name="P161">между моих<text:s/></text:p>
      <text:p text:style-name="P162">мольбой обволокнутых глаз. Хочется крикнуть медлительной бабе: - Чего задаетесь?<text:s/></text:p>
      <text:p text:style-name="P163">Стоите Дантесом. Скорей,<text:s/></text:p>
      <text:p text:style-name="P164">скорей просверлите сквозь кабель пулей<text:s/></text:p>
      <text:p text:style-name="P165">любого яда и веса.Страшнее пуль<text:s/></text:p>
      <text:p text:style-name="P166">оттуда<text:s/></text:p>
      <text:p text:style-name="P167">сюда вот, кухаркой оброненное между зевот, проглоченным кроликом в брюхе удава по кабелю,<text:s/></text:p>
      <text:p text:style-name="P168">вижу,<text:s/></text:p>
      <text:p text:style-name="P169">слово ползет. Страшнее слов<text:s/></text:p>
      <text:p text:style-name="P170">из древнейшей древности, где самку клыком добывали люди еще, ползло<text:s/></text:p>
      <text:p text:style-name="P171">из шнура<text:s/></text:p>
      <text:p text:style-name="P172">скребущейся ревности времен троглодитских тогдашнее чудище. А может быть...<text:s/></text:p>
      <text:p text:style-name="P173">Наверное, может! Никто в телефон не лез и не лезет, нет никакой троглодичьей рожи. Сам в телефоне.<text:s/></text:p>
      <text:p text:style-name="P174">Зеркалюсь в железе. Возьми и пиши ему ВЦИК циркуляры! Пойди - эту правильность с Эрфуртской<text:s/></text:p>
      <text:p text:style-name="P175">сверь! Сквозь первое горе<text:s/></text:p>
      <text:p text:style-name="P176">бессмысленный,<text:s/></text:p>
      <text:p text:style-name="P177">ярый, мозг поборов,<text:s/></text:p>
      <text:p text:style-name="P178">проскребается зверь.<text:s/></text:p>
      <text:p text:style-name="P179">Что может сделаться с человеком<text:s/></text:p>
      <text:p text:style-name="P180">Красивый вид.<text:s/></text:p>
      <text:p text:style-name="P181">Товарищи!<text:s/></text:p>
      <text:p text:style-name="P182">Взвесьте! В Париж гастролировать едущий летом, поэт,<text:s/></text:p>
      <text:p text:style-name="P183">почтенный сотрудник "Известий", царапает стул когтем из штиблета. Вчера человек<text:s/></text:p>
      <text:p text:style-name="P184">единым махом клыками свой размедведил вид я! Косматый.<text:s/></text:p>
      <text:p text:style-name="P185">Шерстью свисает рубаха. Тоже туда ж!?<text:s/></text:p>
      <text:p text:style-name="P186">В телефоны бабахать!? К своим пошел!<text:s/></text:p>
      <text:p text:style-name="P187">В моря ледовитые!<text:s/></text:p>
      <text:p text:style-name="P188">Размедвеженье<text:s/></text:p>
      <text:p text:style-name="P189">Медведем,<text:s/></text:p>
      <text:p text:style-name="P190">когда он смертельно сердится, на телефон<text:s/></text:p>
      <text:soft-page-break/>
      <text:p text:style-name="P191">грудь<text:s/></text:p>
      <text:p text:style-name="P192">на врага тяну. А сердце глубже уходит в рогатину! Течет.<text:s/></text:p>
      <text:p text:style-name="P193">Ручьища красной меди. Рычанье и кровь.<text:s/></text:p>
      <text:p text:style-name="P194">Лакай, темнота! Не знаю,<text:s/></text:p>
      <text:p text:style-name="P195">плачут ли,<text:s/></text:p>
      <text:p text:style-name="P196">нет медведи, но если плачут,<text:s/></text:p>
      <text:p text:style-name="P197">то именно так. То именно так:<text:s/></text:p>
      <text:p text:style-name="P198">без сочувственной фальши скулят,<text:s/></text:p>
      <text:p text:style-name="P199">заливаясь ущельной длиной. И именно так их медвежий Бальшин, скуленьем разбужен, ворчит за стеной. Вот так медведи именно могут: недвижно,<text:s/></text:p>
      <text:p text:style-name="P200">задравши морду,<text:s/></text:p>
      <text:p text:style-name="P201">как<text:s/>те, повыть,<text:s/></text:p>
      <text:p text:style-name="P202">извыться<text:s/></text:p>
      <text:p text:style-name="P203">и лечь в берлогу, царапая логово в двадцать когтей. Сорвался лист.<text:s/></text:p>
      <text:p text:style-name="P204">Обвал.<text:s/></text:p>
      <text:p text:style-name="P205">Беспокоит. Винтовки-шишки<text:s/></text:p>
      <text:p text:style-name="P206">не грохнули б враз. Ему лишь взмедведиться может такое сквозь слезы и шерсть, бахромящую глаз.<text:s/></text:p>
      <text:p text:style-name="P207">* * * * *<text:s/></text:p>
      <text:p text:style-name="P208">Протекающая комната<text:s/></text:p>
      <text:p text:style-name="P209">Кровать.<text:s/></text:p>
      <text:p text:style-name="P210">Железки.<text:s/></text:p>
      <text:p text:style-name="P211">Барахло одеяло. Лежит в железках.<text:s/></text:p>
      <text:p text:style-name="P212">Тихо.<text:s/></text:p>
      <text:p text:style-name="P213">Вяло. Трепет пришел.<text:s/></text:p>
      <text:p text:style-name="P214">Пошел по железкам. Простынь постельная треплется плеском. Вода лизнула холодом ногу. Откуда вода?<text:s/></text:p>
      <text:p text:style-name="P215">Почему много? Сам наплакал.<text:s/></text:p>
      <text:p text:style-name="P216">Плакса.<text:s/></text:p>
      <text:p text:style-name="P217">Слякоть. Неправда<text:s/></text:p>
      <text:p text:style-name="P218">столько нельзя наплакать. Чертова ванна!<text:s/></text:p>
      <text:p text:style-name="P219">Вода за диваном. Под столом,<text:s/></text:p>
      <text:p text:style-name="P220">за шкафом вода. С дивана,<text:s/></text:p>
      <text:p text:style-name="P221">сдвинут воды задеваньем, в окно проплыл чемодан. Камин...<text:s/></text:p>
      <text:p text:style-name="P222">Окурок...<text:s/></text:p>
      <text:p text:style-name="P223">Сам кинул. Пойти потушить.<text:s/></text:p>
      <text:p text:style-name="P224">Петушится.<text:s/></text:p>
      <text:p text:style-name="P225">Страх. Куда?<text:s/></text:p>
      <text:p text:style-name="P226">К какому такому камину? Верста.<text:s/></text:p>
      <text:p text:style-name="P227">За верстою берег в кострах. Размыло все,<text:s/></text:p>
      <text:p text:style-name="P228">даже запах капустный с кухни<text:s/></text:p>
      <text:p text:style-name="P229">всегдашний,<text:s/></text:p>
      <text:p text:style-name="P230">приторно сладкий. Река.<text:s/></text:p>
      <text:p text:style-name="P231">Вдали берега.<text:s/></text:p>
      <text:p text:style-name="P232">Как пусто! Как ветер воет вдогонку с Ладоги! Река.<text:s/></text:p>
      <text:p text:style-name="P233">Большая река.<text:s/></text:p>
      <text:p text:style-name="P234">Холодина. Рябит река.<text:s/></text:p>
      <text:p text:style-name="P235">Я в середине. Белым медведем<text:s/></text:p>
      <text:p text:style-name="P236">взлез на льдину, плыву на своей подушке-льдине. Бегут берега,<text:s/></text:p>
      <text:p text:style-name="P237">за видом вид. Подо мной подушки лед. С Ладоги дует.<text:s/></text:p>
      <text:p text:style-name="P238">Вода бежит. Летит подушка-плот. Плыву.<text:s/></text:p>
      <text:p text:style-name="P239">Лихорадюсь на льдине-подушке. Одно ощущенье водой не вымыто: я должен<text:s/></text:p>
      <text:soft-page-break/>
      <text:p text:style-name="P240">не то под кроватные дужки, не то<text:s/></text:p>
      <text:p text:style-name="P241">под мостом проплыть под каким-то. Были вот так же:<text:s/></text:p>
      <text:p text:style-name="P242">ветер да я. Эта река!..<text:s/></text:p>
      <text:p text:style-name="P243">Не эта.<text:s/></text:p>
      <text:p text:style-name="P244">Иная. Нет, не иная!<text:s/></text:p>
      <text:p text:style-name="P245">Было<text:s/></text:p>
      <text:p text:style-name="P246">стоял. Было - блестело.<text:s/></text:p>
      <text:p text:style-name="P247">Теперь вспоминаю. Мысль растет.<text:s/></text:p>
      <text:p text:style-name="P248">Не справлюсь я с нею. Назад!<text:s/></text:p>
      <text:p text:style-name="P249">Вода не выпустит плот. Видней и видней...<text:s/></text:p>
      <text:p text:style-name="P250">Ясней и яснее... Теперь неизбежно...<text:s/></text:p>
      <text:p text:style-name="P251">Он будет!<text:s/></text:p>
      <text:p text:style-name="P252">Он вот!!!<text:s/></text:p>
      <text:p text:style-name="P253">Человек из-за 7-ми лет<text:s/></text:p>
      <text:p text:style-name="P254">Волны устои стальные моют. Недвижный,<text:s/></text:p>
      <text:p text:style-name="P255">страшный,<text:s/></text:p>
      <text:p text:style-name="P256">упершись в бока столицы,<text:s/></text:p>
      <text:p text:style-name="P257">в отчаянье созданной мною, стоит<text:s/></text:p>
      <text:p text:style-name="P258">на своих стоэтажных быках. Небо воздушными скрепами вышил. Из вод феерией стали восстал. Глаза подымаю выше,<text:s/></text:p>
      <text:p text:style-name="P259">выше... Вон!<text:s/></text:p>
      <text:p text:style-name="P260">Вон<text:s/></text:p>
      <text:p text:style-name="P261">опершись о перила моста... Прости, Нева!<text:s/></text:p>
      <text:p text:style-name="P262">Не прощает,<text:s/></text:p>
      <text:p text:style-name="P263">гонит. Сжалься!<text:s/></text:p>
      <text:p text:style-name="P264">Не сжалился бешеный бег, Он!<text:s/></text:p>
      <text:p text:style-name="P265">Он<text:s/></text:p>
      <text:p text:style-name="P266">у небес в воспаленном<text:s/>фоне, прикрученный мною, стоит человек. Стоит.<text:s/></text:p>
      <text:p text:style-name="P267">Разметал изросшие волосы. Я уши лаплю.<text:s/></text:p>
      <text:p text:style-name="P268">Напрасные мнешь! Я слышу<text:s/></text:p>
      <text:p text:style-name="P269">мой,<text:s/></text:p>
      <text:p text:style-name="P270">мой собственный голос. Мне лапы дырявит голоса нож. Мой собственный голос<text:s/></text:p>
      <text:p text:style-name="P271">он молит,<text:s/></text:p>
      <text:p text:style-name="P272">он просится: - Владимир!<text:s/></text:p>
      <text:p text:style-name="P273">Остановись!<text:s/></text:p>
      <text:p text:style-name="P274">Не покинь!<text:s/>Зачем ты тогда не позволил мне<text:s/></text:p>
      <text:p text:style-name="P275">броситься? С размаху сердце разбить о быки? Семь лет я стою.<text:s/></text:p>
      <text:p text:style-name="P276">Я смотрю в эти воды, к перилам прикручен канатами строк. Семь лет с меня глаз эти воды не сводят. Когда ж,<text:s/></text:p>
      <text:p text:style-name="P277">когда ж избавления срок? Ты, может, к ихней примазался касте? Целуешь?<text:s/></text:p>
      <text:p text:style-name="P278">Ешь?<text:s/></text:p>
      <text:p text:style-name="P279">Отпускаешь брюшко? Сам<text:s/></text:p>
      <text:p text:style-name="P280">в ихний быт,<text:s/></text:p>
      <text:p text:style-name="P281">в их семейное счастье намереваешься пролезть петушком?! Не думай!<text:s/></text:p>
      <text:p text:style-name="P282">Рука наклоняется вниз его. Грозится<text:s/></text:p>
      <text:p text:style-name="P283">сухой<text:s/></text:p>
      <text:p text:style-name="P284">в подмостную кручу. - Не думай бежать!<text:s/></text:p>
      <text:p text:style-name="P285">Это я<text:s/></text:p>
      <text:p text:style-name="P286">вызвал. Найду.<text:s/></text:p>
      <text:p text:style-name="P287">Загоню.<text:s/></text:p>
      <text:p text:style-name="P288">Доконаю.<text:s/></text:p>
      <text:p text:style-name="P289">Замучу! Там,<text:s/></text:p>
      <text:soft-page-break/>
      <text:p text:style-name="P290">в городе,<text:s/></text:p>
      <text:p text:style-name="P291">праздник.<text:s/></text:p>
      <text:p text:style-name="P292">Я слышу гром его. Так что ж!<text:s/></text:p>
      <text:p text:style-name="P293">Скажи, чтоб явились они. Постановленье неси исполкомово. Муку мою конфискуй,<text:s/></text:p>
      <text:p text:style-name="P294">отмени. Пока<text:s/></text:p>
      <text:p text:style-name="P295">по этой<text:s/></text:p>
      <text:p text:style-name="P296">по Невской<text:s/></text:p>
      <text:p text:style-name="P297">по глуби спаситель-любовь<text:s/></text:p>
      <text:p text:style-name="P298">не придет ко мне, скитайся ж и ты,<text:s/></text:p>
      <text:p text:style-name="P299">и тебя не полюбят. Греби!<text:s/></text:p>
      <text:p text:style-name="P300">Тони меж домовьих камней!<text:s/></text:p>
      <text:p text:style-name="P301">Спасите!<text:s/></text:p>
      <text:p text:style-name="P302">Стой, подушка!<text:s/></text:p>
      <text:p text:style-name="P303">Напрасное тщенье. Лапой гребу<text:s/></text:p>
      <text:p text:style-name="P304">плохое весло. Мост сжимается.<text:s/></text:p>
      <text:p text:style-name="P305">Невским течением меня несло,<text:s/></text:p>
      <text:p text:style-name="P306">несло и несло. Уже я далеко.<text:s/></text:p>
      <text:p text:style-name="P307">Я, может быть, за день. За день<text:s/></text:p>
      <text:p text:style-name="P308">от тени моей с моста. Но гром его голоса гонится сзади. В погоне угроз паруса распластал. - Забыть задумал невский блеск?! Ее заменишь?!<text:s/></text:p>
      <text:p text:style-name="P309">Некем! По гроб запомни переплеск, плескавший в "Человеке".Начал кричать.<text:s/></text:p>
      <text:p text:style-name="P310">Разве это осилите?! Буря басит<text:s/></text:p>
      <text:p text:style-name="P311">не осилить вовек. Спасите! Спасите! Спасите! Спасите! Там<text:s/></text:p>
      <text:p text:style-name="P312">на мосту<text:s/></text:p>
      <text:p text:style-name="P313">на Неве<text:s/></text:p>
      <text:p text:style-name="P314">человек!<text:s/></text:p>
      <text:p text:style-name="P315">* * * * *<text:s/></text:p>
      <text:p text:style-name="P316">II</text:p>
      <text:p text:style-name="P317">НОЧЬ ПОД РОЖДЕСТВО<text:s/></text:p>
      <text:p text:style-name="P318">Фантастическая реальность<text:s/></text:p>
      <text:p text:style-name="P319">Бегут берега<text:s/></text:p>
      <text:p text:style-name="P320">за видом вид. Подо мной<text:s/></text:p>
      <text:p text:style-name="P321">подушка-лед. Ветром ладожским гребень завит. Летит<text:s/></text:p>
      <text:p text:style-name="P322">льдышка-плот. Спасите! - сигналю ракетой слов. Падаю, качкой добитый. Речка кончилась<text:s/></text:p>
      <text:p text:style-name="P323">море росло. Океан<text:s/></text:p>
      <text:p text:style-name="P324">большой до обиды. Спасите!<text:s/></text:p>
      <text:p text:style-name="P325">Спасите!..<text:s/></text:p>
      <text:p text:style-name="P326">Сто раз подряд реву батареей пушечной. Внизу<text:s/></text:p>
      <text:p text:style-name="P327">подо мной<text:s/></text:p>
      <text:p text:style-name="P328">растет квадрат, остров растет подушечный. Замирает, замирает,<text:s/></text:p>
      <text:p text:style-name="P329">замирает гул. Глуше, глуше, глуше... Никаких морей.<text:s/></text:p>
      <text:p text:style-name="P330">Я<text:s/></text:p>
      <text:p text:style-name="P331">на снегу. Кругом<text:s/></text:p>
      <text:p text:style-name="P332">версты суши. Суша - слово.<text:s/></text:p>
      <text:p text:style-name="P333">Снегами мокра. Подкинут метельной банде я. Что за земля?<text:s/></text:p>
      <text:p text:style-name="P334">Какой это край? Грен</text:p>
      <text:p text:style-name="P335">лап</text:p>
      <text:p text:style-name="P336">люб-ландия?<text:s/></text:p>
      <text:p text:style-name="P337">Боль были<text:s/></text:p>
      <text:p text:style-name="P338">Из облака вызрела лунная дынка, cтену постепенно в тени оттеня. Парк Петровский.<text:s/></text:p>
      <text:p text:style-name="P339">Бегу.<text:s/></text:p>
      <text:p text:style-name="P340">Ходынка за мной.<text:s/></text:p>
      <text:soft-page-break/>
      <text:p text:style-name="P341">Впереди Тверской простыня. А-у-у-у!<text:s/></text:p>
      <text:p text:style-name="P342">К Садовой аж выкинул "у"! Оглоблей<text:s/></text:p>
      <text:p text:style-name="P343">или машиной, но только<text:s/></text:p>
      <text:p text:style-name="P344">мордой<text:s/></text:p>
      <text:p text:style-name="P345">аршин в снегу. Пулей слова матершины. "От нэпа ослеп?! Для чего глаза впряжены?! Эй,ты!<text:s/></text:p>
      <text:p text:style-name="P346">Мать твою разнэп! Ряженый!" Ах!<text:s/></text:p>
      <text:p text:style-name="P347">Да ведь я медведь. Недоразуменье!<text:s/></text:p>
      <text:p text:style-name="P348">Надо<text:s/></text:p>
      <text:p text:style-name="P349">прохожим, что я не медведь,<text:s/></text:p>
      <text:p text:style-name="P350">только вышел похожим.<text:s/></text:p>
      <text:p text:style-name="P351">Спаситель<text:s/></text:p>
      <text:p text:style-name="P352">Вон<text:s/></text:p>
      <text:p text:style-name="P353">от заставы<text:s/></text:p>
      <text:p text:style-name="P354">идет человечек. За шагом шаг вырастает короткий. Луна<text:s/></text:p>
      <text:p text:style-name="P355">голову вправила в венчик. Я уговорю,<text:s/></text:p>
      <text:p text:style-name="P356">чтоб сейчас же,<text:s/></text:p>
      <text:p text:style-name="P357">чтоб в лодке. Это - спаситель!<text:s/></text:p>
      <text:p text:style-name="P358">Вид Иисуса. Спокойный и добрый,<text:s/></text:p>
      <text:p text:style-name="P359">венчанный в луне. Он ближе.<text:s/></text:p>
      <text:p text:style-name="P360">Лицо молодое безусо. Совсем не Исус.<text:s/></text:p>
      <text:p text:style-name="P361">Нежней.<text:s/></text:p>
      <text:p text:style-name="P362">Юней. Он ближе стал,<text:s/></text:p>
      <text:p text:style-name="P363">он стал комсомольцем. Без шапки и шубы.<text:s/></text:p>
      <text:p text:style-name="P364">Обмотки и френч. То сложит руки,<text:s/></text:p>
      <text:p text:style-name="P365">будто молится. То машет,<text:s/></text:p>
      <text:p text:style-name="P366">будто на митинге речь. Вата снег.<text:s/></text:p>
      <text:p text:style-name="P367">Мальчишка шел по вате. Вата в золоте<text:s/></text:p>
      <text:p text:style-name="P368">чего уж пошловатей?! Но такая грусть,<text:s/></text:p>
      <text:p text:style-name="P369">что стой<text:s/></text:p>
      <text:p text:style-name="P370">и грустью ранься! Расплывайся в процыганенном романсе.<text:s/></text:p>
      <text:p text:style-name="P371">Романс<text:s/></text:p>
      <text:p text:style-name="P372">Мальчик шел, в закат глаза уставя. Был закат непревзойдимо желт. Даже снег желтел в Тверской заставе. Ничего не видя, мальчик шел. Шел, вдруг встал. В шелк рук сталь. С час закат смотрел, глаза уставя, за мальчишкой легшую кайму. Снег, хрустя, разламывал суставы. Для чего?<text:s/></text:p>
      <text:p text:style-name="P373">Зачем?<text:s/></text:p>
      <text:p text:style-name="P374">Кому? Был вором-ветром мальчишка обыскан. Попала ветру мальчишки записка. Стал ветер Петровскому парку звонить: - Прощайте...<text:s/></text:p>
      <text:p text:style-name="P375">Кончаю...<text:s/></text:p>
      <text:p text:style-name="P376">Прошу не винить...<text:s/></text:p>
      <text:p text:style-name="P377">Ничего не поделаешь<text:s/></text:p>
      <text:p text:style-name="P378">До чего ж на меня похож! Ужас.<text:s/></text:p>
      <text:p text:style-name="P379">Но надо ж!<text:s/></text:p>
      <text:p text:style-name="P380">Дернулся к луже. Залитую курточку стягивать стал. Ну что ж, товарищ!<text:s/></text:p>
      <text:p text:style-name="P381">Тому еще хуже семь лет он вот в это же смотрит с моста. Напялил еле<text:s/></text:p>
      <text:p text:style-name="P382">другого калибра. Никак не намылишься<text:s/></text:p>
      <text:p text:style-name="P383">зубы стучат. Шерстищу с лапищ и с мордищи выбрил. Гляделся в льдину...<text:s/></text:p>
      <text:p text:style-name="P384">бритвой луча... Почти,<text:s/></text:p>
      <text:p text:style-name="P385">почти такой же самый. Бегу.<text:s/></text:p>
      <text:p text:style-name="P386">Мозги шевелят адресами. Во-первых,<text:s/></text:p>
      <text:p text:style-name="P387">на Пресню,<text:s/></text:p>
      <text:p text:style-name="P388">туда,<text:s/></text:p>
      <text:soft-page-break/>
      <text:p text:style-name="P389">по задворкам. Тянет инстинктом семейная норка. За мной<text:s/></text:p>
      <text:p text:style-name="P390">всероссийские,<text:s/></text:p>
      <text:p text:style-name="P391">теряясь точкой, сын за сыном,<text:s/></text:p>
      <text:p text:style-name="P392">дочка за дочкой.<text:s/></text:p>
      <text:p text:style-name="P393">Всехные родители<text:s/></text:p>
      <text:p text:style-name="P394">- Володя!<text:s/></text:p>
      <text:p text:style-name="P395">На рождество! Вот радость!<text:s/></text:p>
      <text:p text:style-name="P396">Радость-то во!.. Прихожая тьма.<text:s/></text:p>
      <text:p text:style-name="P397">Электричество комната. Сразу<text:s/></text:p>
      <text:p text:style-name="P398">наискось лица родни. - Володя!<text:s/></text:p>
      <text:p text:style-name="P399">Господи!<text:s/></text:p>
      <text:p text:style-name="P400">Что это?<text:s/></text:p>
      <text:p text:style-name="P401">В чем это? Ты в красном весь.<text:s/></text:p>
      <text:p text:style-name="P402">Покажи воротник! - Не важно, мама,<text:s/></text:p>
      <text:p text:style-name="P403">дома вымою. Теперь у меня раздолье<text:s/></text:p>
      <text:p text:style-name="P404">вода. Не в этом дело.<text:s/></text:p>
      <text:p text:style-name="P405">Родные!<text:s/></text:p>
      <text:p text:style-name="P406">Любимые! Ведь вы меня любите?<text:s/></text:p>
      <text:p text:style-name="P407">Любите?<text:s/></text:p>
      <text:p text:style-name="P408">Да? Так слушайте ж!<text:s/></text:p>
      <text:p text:style-name="P409">Тетя!<text:s/></text:p>
      <text:p text:style-name="P410">Сестры!<text:s/></text:p>
      <text:p text:style-name="P411">Мама! Тушите елку!<text:s/></text:p>
      <text:p text:style-name="P412">Заприте дом! Я вас поведу...<text:s/></text:p>
      <text:p text:style-name="P413">вы пойдете...<text:s/></text:p>
      <text:p text:style-name="P414">Мы прямо... сейчас же...<text:s/></text:p>
      <text:p text:style-name="P415">все<text:s/></text:p>
      <text:p text:style-name="P416">возьмем и пойдем. Не бойтесь<text:s/></text:p>
      <text:p text:style-name="P417">это совсем недалеко 600 с небольшим этих крохотных верст. Мы будем там во мгновение ока. Он ждет.<text:s/></text:p>
      <text:p text:style-name="P418">Мы вылезем прямо на мост. - Володя,<text:s/></text:p>
      <text:p text:style-name="P419">родной,<text:s/></text:p>
      <text:p text:style-name="P420">успокойся!<text:s/></text:p>
      <text:p text:style-name="P421">Но я им на этот семейственный писк голосков: - Так что ж?!<text:s/></text:p>
      <text:p text:style-name="P422">Любовь заменяете чаем? Любовь заменяете штопкой носков?<text:s/></text:p>
      <text:p text:style-name="P423">Путешествие с мамой<text:s/></text:p>
      <text:p text:style-name="P424">Не вы<text:s/></text:p>
      <text:p text:style-name="P425">не мама Альсандра Альсеевна. Вселенная вся семьею засеяна. Смотрите,<text:s/></text:p>
      <text:p text:style-name="P426">мачт корабельных щетина в Германию врезался Одера клин. Слезайте, мама,<text:s/></text:p>
      <text:p text:style-name="P427">уже мы в Штеттине. Сейчас,<text:s/></text:p>
      <text:p text:style-name="P428">мама,<text:s/></text:p>
      <text:p text:style-name="P429">несемся в Берлин. Сейчас летите, мотором урча, вы: Париж,<text:s/></text:p>
      <text:p text:style-name="P430">Америка,<text:s/></text:p>
      <text:p text:style-name="P431">Бруклинский мост, Сахара,<text:s/></text:p>
      <text:p text:style-name="P432">и здесь<text:s/></text:p>
      <text:p text:style-name="P433">с негритоской курчавой лакает семейкой чай негритос. Сомнете периной<text:s/></text:p>
      <text:p text:style-name="P434">и волю<text:s/></text:p>
      <text:p text:style-name="P435">и камень. Коммуна<text:s/></text:p>
      <text:p text:style-name="P436">и то завернется комом. Столетия<text:s/></text:p>
      <text:p text:style-name="P437">жили своими домками и<text:s/>нынче зажили своим домкомом! Октябрь прогремел,<text:s/></text:p>
      <text:p text:style-name="P438">карающий,<text:s/></text:p>
      <text:p text:style-name="P439">судный. Вы<text:s/></text:p>
      <text:soft-page-break/>
      <text:p text:style-name="P440">под его огнеперым крылом расставились,<text:s/></text:p>
      <text:p text:style-name="P441">разложили посудины. Паучьих волос не расчешешь колом. Исчезни, дом,<text:s/></text:p>
      <text:p text:style-name="P442">родимое место! Прощайте!<text:s/></text:p>
      <text:p text:style-name="P443">Отбросил ступеней последок. - Какое тому поможет<text:s/>семейство?! Любовь цыплячья!<text:s/></text:p>
      <text:p text:style-name="P444">Любвишка наседок!<text:s/></text:p>
      <text:p text:style-name="P445">Пресненские миражи<text:s/></text:p>
      <text:p text:style-name="P446">Бегу и вижу<text:s/></text:p>
      <text:p text:style-name="P447">всем в виду кудринскими вышками себе навстречу<text:s/></text:p>
      <text:p text:style-name="P448">сам<text:s/></text:p>
      <text:p text:style-name="P449">иду с подарками под мышками. Мачт крестами на буре распластан, корабль кидает балласт за балластом. Будь проклята,<text:s/></text:p>
      <text:p text:style-name="P450">опустошенная легкость! Домами оскалила скалы далекость. Ни люда, ни заставы нет. Горят снега,<text:s/></text:p>
      <text:p text:style-name="P451">и голо. И только из-за ставенек в огне иголки елок. Ногам вперекор,<text:s/></text:p>
      <text:p text:style-name="P452">тормозами на быстрые вставали стены, окнами выстроясь. По стеклам<text:s/></text:p>
      <text:p text:style-name="P453">тени<text:s/></text:p>
      <text:p text:style-name="P454">фигурками тира вертелись в окне,<text:s/></text:p>
      <text:p text:style-name="P455">зазывали в квартиры. С Невы не сводит глаз,<text:s/></text:p>
      <text:p text:style-name="P456">продрог, стоит и ждет<text:s/></text:p>
      <text:p text:style-name="P457">помогут. За первый встречный за порог закидываю ногу. В передней пьяный проветривал бредни. Стрезвел и дернул стремглав из передней. Зал заливался минуты две: - Медведь,<text:s/></text:p>
      <text:p text:style-name="P458">медведь,<text:s/></text:p>
      <text:p text:style-name="P459">медведь,<text:s/></text:p>
      <text:p text:style-name="P460">медв-е-е-е-е...<text:s/></text:p>
      <text:p text:style-name="P461">Муж Феклы Давидовны со мной<text:s/></text:p>
      <text:p text:style-name="P462">и со всеми знкомыми<text:s/></text:p>
      <text:p text:style-name="P463">Потом,<text:s/></text:p>
      <text:p text:style-name="P464">извертясь вопросительным знаком, хозяин полглаза просунул:<text:s/></text:p>
      <text:p text:style-name="P465">- Однако! Маяковский!<text:s/></text:p>
      <text:p text:style-name="P466">Хорош медведь! Пошел хозяин любезностями медоветь: - Пожалуйста!<text:s/></text:p>
      <text:p text:style-name="P467">Прошу-с.<text:s/></text:p>
      <text:p text:style-name="P468">Ничего<text:s/></text:p>
      <text:p text:style-name="P469">я боком. Нечаянная радость-с, как сказано у Блока. Жена - Фекла Двидна. Дочка, точь-в-точь<text:s/></text:p>
      <text:p text:style-name="P470">в меня, видно семнадцать с половиной годочков. А это...<text:s/></text:p>
      <text:p text:style-name="P471">Вы, кажется, знакомы?! Со страха к мышам ушедшие в норы, из-под кровати полезли партнеры. Усища<text:s/></text:p>
      <text:p text:style-name="P472">к стеклам ламповым пыльники из-под столов пошли собутыльники. Ползут с-под шкафа чтецы, почитатели. Весь безлицый парад подсчитать ли? Идут и идут процессией мирной. Блестят из бород паутиной квартирной. Все так и стоит столетья,<text:s/></text:p>
      <text:p text:style-name="P473">как было.<text:s/></text:p>
      <text:p text:style-name="P474">Не бьют<text:s/></text:p>
      <text:p text:style-name="P475">и не тронулась быта кобыла. Лишь вместо хранителей духов и фей ангел-хранитель<text:s/></text:p>
      <text:p text:style-name="P476">жилец в галифе. Но самое страшное:<text:s/></text:p>
      <text:p text:style-name="P477">по росту,<text:s/></text:p>
      <text:p text:style-name="P478">по коже одеждой,<text:s/></text:p>
      <text:p text:style-name="P479">сама походка моя! в одном<text:s/></text:p>
      <text:p text:style-name="P480">узнал<text:s/></text:p>
      <text:p text:style-name="P481">близнецами похожи себя самого<text:s/></text:p>
      <text:p text:style-name="P482">сам<text:s/></text:p>
      <text:p text:style-name="P483">я. С матрацев,<text:s/></text:p>
      <text:p text:style-name="P484">вздымая постельные тряпки, клопы, приветствуя, подняли лапки. Весь самовар рассиялся в лучики хочет обнять в самоварные ручки. В точках от мух<text:s/></text:p>
      <text:soft-page-break/>
      <text:p text:style-name="P485">веночки<text:s/></text:p>
      <text:p text:style-name="P486">с обоев венчают голову сами собою. Взыграли туш ангелочки-горнисты, пророзовев из иконного глянца. Исус,<text:s/></text:p>
      <text:p text:style-name="P487">приподняв<text:s/></text:p>
      <text:p text:style-name="P488">венок тернистый, любезно кланяется. Маркс,<text:s/></text:p>
      <text:p text:style-name="P489">впряженный в алую рамку, и то тащил обывательства лямку. Запели птицы на каждой на жердочке, герани в ноздри лезут из кадочек. Как были<text:s/></text:p>
      <text:p text:style-name="P490">сидя сняты<text:s/></text:p>
      <text:p text:style-name="P491">на корточках, радушно бабушки лезут из карточек.<text:s/>Раскланялись все,<text:s/></text:p>
      <text:p text:style-name="P492">осклабились враз; кто басом фразу,<text:s/></text:p>
      <text:p text:style-name="P493">кто в дискант<text:s/></text:p>
      <text:p text:style-name="P494">дьячком. - С праздничком!<text:s/></text:p>
      <text:p text:style-name="P495">С праздничком!<text:s/></text:p>
      <text:p text:style-name="P496">С праздничком!<text:s/></text:p>
      <text:p text:style-name="P497">С праздничком! нич- С праз</text:p>
      <text:p text:style-name="P498">ком! Хозяин<text:s/></text:p>
      <text:p text:style-name="P499">то тронет стул,<text:s/></text:p>
      <text:p text:style-name="P500">то дунет, сам со скатерти крошки вымел. - Да я не знал!..<text:s/></text:p>
      <text:p text:style-name="P501">Да я б накануне... Да, я думаю, занят...<text:s/></text:p>
      <text:p text:style-name="P502">Дом...<text:s/></text:p>
      <text:p text:style-name="P503">Со своими...<text:s/></text:p>
      <text:p text:style-name="P504">* * * * *<text:s/></text:p>
      <text:p text:style-name="P505">Бессмысленные просьбы<text:s/></text:p>
      <text:p text:style-name="P506">Мои свои?!<text:s/></text:p>
      <text:p text:style-name="P507">Д-а-а-а<text:s/></text:p>
      <text:p text:style-name="P508">это особы. Их ведьма разве сыщет на венике! Мои свои<text:s/></text:p>
      <text:p text:style-name="P509">с Енисея<text:s/></text:p>
      <text:p text:style-name="P510">да с Оби идут сейчас,<text:s/></text:p>
      <text:p text:style-name="P511">следят четвереньки. Какой мой дом?! Сейчас с него. Подушкой-льдом плыл Невой мой дом меж дамб стал льдом, и там... Я брал слова<text:s/></text:p>
      <text:p text:style-name="P512">то самые вкрадчивые, то страшно рыча,<text:s/></text:p>
      <text:p text:style-name="P513">то вызвоня лирово. От выгод<text:s/></text:p>
      <text:p text:style-name="P514">на вечную славу сворачивал, молил,<text:s/></text:p>
      <text:p text:style-name="P515">грозил,<text:s/></text:p>
      <text:p text:style-name="P516">просил,<text:s/></text:p>
      <text:p text:style-name="P517">агитировал. - Ведь это для всех...<text:s/></text:p>
      <text:p text:style-name="P518">для самих...<text:s/></text:p>
      <text:p text:style-name="P519">для вас же... Ну, скажем, "Мистерия"<text:s/></text:p>
      <text:p text:style-name="P520">ведь не для себя ж?! Поэт там и прочее...<text:s/></text:p>
      <text:p text:style-name="P521">Ведь каждому важен... Не только себе ж<text:s/></text:p>
      <text:p text:style-name="P522">ведь не личная блажь... Я, скажем, медведь, выражаясь грубо... Но можно стихи...<text:s/></text:p>
      <text:p text:style-name="P523">Ведь сдирают шкуру?! Подкладку из рифм поставишь<text:s/></text:p>
      <text:p text:style-name="P524">и шуба!.. Потом у камина...<text:s/></text:p>
      <text:p text:style-name="P525">там кофе...<text:s/></text:p>
      <text:p text:style-name="P526">курят... Дело пустяшно:<text:s/></text:p>
      <text:p text:style-name="P527">ну, минут на десять... Но нужно сейчас,<text:s/></text:p>
      <text:p text:style-name="P528">пока не поздно... Похлопать может...<text:s/></text:p>
      <text:p text:style-name="P529">Сказать<text:s/></text:p>
      <text:p text:style-name="P530">надейся!.. Но чтоб теперь же...<text:s/></text:p>
      <text:p text:style-name="P531">чтоб это серьезно...Слушали, улыбаясь, именитого скомороха. Катали по столу хлебные мякиши. Слова об лоб<text:s/></text:p>
      <text:p text:style-name="P532">и в тарелку<text:s/></text:p>
      <text:soft-page-break/>
      <text:p text:style-name="P533">горохом. Один расчувствовался,<text:s/></text:p>
      <text:p text:style-name="P534">вином размягший: - Поооостой...<text:s/></text:p>
      <text:p text:style-name="P535">поооостой... Очень даже и просто. Я пойду!..<text:s/></text:p>
      <text:p text:style-name="P536">Говорят, он ждет...<text:s/></text:p>
      <text:p text:style-name="P537">на мосту...<text:s/></text:p>
      <text:p text:style-name="P538">Я знаю...<text:s/></text:p>
      <text:p text:style-name="P539">Это на углу Кузнецкого моста. Пустите!<text:s/></text:p>
      <text:p text:style-name="P540">Ну-кося! По<text:s/>углам<text:s/></text:p>
      <text:p text:style-name="P541">зуд:<text:s/></text:p>
      <text:p text:style-name="P542">- Наззз-ю-зззюкался! Будет ныть! Поесть, попить, попить,поесть и за 66! Теорию к лешему! Нэп<text:s/></text:p>
      <text:p text:style-name="P543">практика. Налей,<text:s/></text:p>
      <text:p text:style-name="P544">нарежь ему. Футурист,<text:s/></text:p>
      <text:p text:style-name="P545">налягте-ка! Ничуть не смущаясь челюстей целостью, пошли греметь о челюсть челюстью. Шли<text:s/></text:p>
      <text:p text:style-name="P546">из артезианских прорв меж рюмкой<text:s/></text:p>
      <text:p text:style-name="P547">слова поэтических споров. В матрац,<text:s/></text:p>
      <text:p text:style-name="P548">поздоровавшись,<text:s/></text:p>
      <text:p text:style-name="P549">влезли клопы. На вещи насела столетняя пыль. А тот стоит<text:s/></text:p>
      <text:p text:style-name="P550">в перила вбит. Он ждет,<text:s/></text:p>
      <text:p text:style-name="P551">он верит:<text:s/></text:p>
      <text:p text:style-name="P552">скоро! Я снова лбом,<text:s/></text:p>
      <text:p text:style-name="P553">я снова в быт вбиваюсь слов напором. Опять<text:s/></text:p>
      <text:p text:style-name="P554">атакую и<text:s/>вкривь и вкось. Но странно:<text:s/></text:p>
      <text:p text:style-name="P555">слова проходят насквозь.<text:s/></text:p>
      <text:p text:style-name="P556">Необычайное<text:s/></text:p>
      <text:p text:style-name="P557">Стихает бас в комариные трельки. Подбитые воздухом, стихли тарелки. Обои,<text:s/></text:p>
      <text:p text:style-name="P558">стены<text:s/></text:p>
      <text:p text:style-name="P559">блекли...<text:s/></text:p>
      <text:p text:style-name="P560">блекли... Тонули в серых тонах офортовых. Со стенки<text:s/></text:p>
      <text:p text:style-name="P561">на город разросшийся<text:s/></text:p>
      <text:p text:style-name="P562">Беклин Москвой расставил "Остров мертвых". Давным-давно.<text:s/></text:p>
      <text:p text:style-name="P563">Подавно теперь.<text:s/></text:p>
      <text:p text:style-name="P564">И нету проще! Вон<text:s/></text:p>
      <text:p text:style-name="P565">в лодке,<text:s/></text:p>
      <text:p text:style-name="P566">скутан саваном, недвижный перевозчик. Не то моря,<text:s/></text:p>
      <text:p text:style-name="P567">не то поля их шорох тишью стерт весь. А за морями<text:s/></text:p>
      <text:p text:style-name="P568">тополя возносят в небо мертвость. Что ж<text:s/></text:p>
      <text:p text:style-name="P569">ступлю!<text:s/></text:p>
      <text:p text:style-name="P570">И сразу<text:s/></text:p>
      <text:p text:style-name="P571">тополи сорвались с мест,<text:s/></text:p>
      <text:p text:style-name="P572">пошли,<text:s/></text:p>
      <text:p text:style-name="P573">затопали. Тополи стали спокойствия мерами, ночей сторожами,<text:s/></text:p>
      <text:p text:style-name="P574">милиционерами. Расчетверившись,<text:s/></text:p>
      <text:p text:style-name="P575">белый Харон стал колоннадой почтамтских колонн.<text:s/></text:p>
      <text:p text:style-name="P576">Деваться некуда<text:s/></text:p>
      <text:p text:style-name="P577">Так с топором влезают в сон, обметят спящелобых и сразу<text:s/></text:p>
      <text:p text:style-name="P578">исчезает все, и видишь только обух. Так барабаны улиц<text:s/></text:p>
      <text:p text:style-name="P579">в сон войдут,<text:s/></text:p>
      <text:p text:style-name="P580">и сразу вспомнится, что вот тоска<text:s/></text:p>
      <text:p text:style-name="P581">и угол вон, за ним<text:s/></text:p>
      <text:p text:style-name="P582">она<text:s/></text:p>
      <text:soft-page-break/>
      <text:p text:style-name="P583">виновница. Прикрывши окна ладонью угла, стекло за стеклом вытягивал с краю. Вся жизнь<text:s/></text:p>
      <text:p text:style-name="P584">на карты окон легла. Очко стекла<text:s/></text:p>
      <text:p text:style-name="P585">и я проиграю. Арап<text:s/></text:p>
      <text:p text:style-name="P586">миражей шулер<text:s/></text:p>
      <text:p text:style-name="P587">по окнам разметил нагло веселия крап. Колода стекла<text:s/></text:p>
      <text:p text:style-name="P588">торжеством яркоогним сияет нагло у ночи из лап. Как было раньше<text:s/></text:p>
      <text:p text:style-name="P589">вырасти б, стихом в окно влететь. Нет,<text:s/></text:p>
      <text:p text:style-name="P590">никни к стенной сырости. И стих<text:s/></text:p>
      <text:p text:style-name="P591">и дни не те. Морозят камни.<text:s/></text:p>
      <text:p text:style-name="P592">Дрожь могил. И редко ходят веники. Плевками,<text:s/></text:p>
      <text:p text:style-name="P593">снявши башмаки, вступаю на ступеньки. Не молкнет в сердце боль никак, кует к звену звено. Вот так,<text:s/></text:p>
      <text:p text:style-name="P594">убив,<text:s/></text:p>
      <text:p text:style-name="P595">Раскольников пришел звенеть в звонок. Гостье идет по лестнице... Ступеньки бросил<text:s/></text:p>
      <text:p text:style-name="P596">стенкою. Стараюсь в стенку вплесниться и слышу<text:s/></text:p>
      <text:p text:style-name="P597">струны тенькают. Быть может, села<text:s/></text:p>
      <text:p text:style-name="P598">вот так<text:s/></text:p>
      <text:p text:style-name="P599">невзначай она. Лишь для гостей,<text:s/></text:p>
      <text:p text:style-name="P600">для широких масс. А пальцы<text:s/></text:p>
      <text:p text:style-name="P601">сами<text:s/></text:p>
      <text:p text:style-name="P602">в пределе отчаянья ведут бесшабашье, над горем глумясь.<text:s/></text:p>
      <text:p text:style-name="P603">Друзья<text:s/></text:p>
      <text:p text:style-name="P604">А вороны гости?!<text:s/></text:p>
      <text:p text:style-name="P605">Дверье крыло раз сто по бокам коридора исхлопано. Горлань горланья,<text:s/></text:p>
      <text:p text:style-name="P606">оранья орло ко мне доплеталось пьяное допьяна. Полоса щели. Голоса еле: "Аннушка ну и румянушка!" Пироги...<text:s/></text:p>
      <text:p text:style-name="P607">Печка... Шубу...<text:s/></text:p>
      <text:p text:style-name="P608">Помогает...<text:s/></text:p>
      <text:p text:style-name="P609">С плечика... Сглушило слова уанстепным темпом,<text:s/>и снова слова сквозь темп уанстепа: "Что это вы так развеселились? Разве?!"<text:s/></text:p>
      <text:p text:style-name="P610">Слились... Опять полоса осветила фразу. Слова непонятны<text:s/></text:p>
      <text:p text:style-name="P611">особенно сразу. Слова так<text:s/></text:p>
      <text:p text:style-name="P612">(не то чтоб со зла): "Один тут сломал ногу, так вот веселимся, чем бог послал, танцуем себе понемногу". Да,<text:s/></text:p>
      <text:p text:style-name="P613">их голоса.<text:s/></text:p>
      <text:p text:style-name="P614">Знакомые выкрики. Застыл в узнаванье,<text:s/></text:p>
      <text:p text:style-name="P615">расплющился, нем, фразы крою по выкриков выкройке. Да<text:s/></text:p>
      <text:p text:style-name="P616">это они<text:s/></text:p>
      <text:p text:style-name="P617">они обо мне. Шелест.<text:s/></text:p>
      <text:p text:style-name="P618">Листают, наверное, ноты. "Ногу, говорите?<text:s/></text:p>
      <text:p text:style-name="P619">Вот смешно-то!" И снова<text:s/></text:p>
      <text:p text:style-name="P620">в тостах стаканы исчоканы, и сыплют стеклянные искры из щек они. И снова<text:s/></text:p>
      <text:p text:style-name="P621">пьяное:<text:s/></text:p>
      <text:p text:style-name="P622">"Ну и интересно! Так, говорите, пополам и треснул?" "Должен огорчить вас, как ни грустно, не треснул, говорят,<text:s/></text:p>
      <text:p text:style-name="P623">а только хрустнул". И снова<text:s/></text:p>
      <text:p text:style-name="P624">хлопанье двери и карканье, и снова танцы, полами исшарканные. И снова<text:s/></text:p>
      <text:p text:style-name="P625">стен раскаленные степи под ухом звенят и вздыхают в тустепе.<text:s/></text:p>
      <text:p text:style-name="P626">Только б не ты<text:s/></text:p>
      <text:p text:style-name="P627">Стою у стенки.<text:s/></text:p>
      <text:p text:style-name="P628">Я не я. Пусть бредом жизнь смололась. Но только б, только б не ея невыносимый голос! Я день,<text:s/></text:p>
      <text:soft-page-break/>
      <text:p text:style-name="P629">я год обыденщине предал, я сам задыхался от этого бреда. Он <text:s/>жизнь дымком квартирошным выел. Звал:<text:s/></text:p>
      <text:p text:style-name="P630">решись<text:s/></text:p>
      <text:p text:style-name="P631">с этажей<text:s/></text:p>
      <text:p text:style-name="P632">в мостовые! Я бегал от зова разинутых окон, любя убегал.<text:s/></text:p>
      <text:p text:style-name="P633">Пускай однобоко, пусть лишь стихом,<text:s/></text:p>
      <text:p text:style-name="P634">лишь шагами ночными строчишь,<text:s/></text:p>
      <text:p text:style-name="P635">и становятся<text:s/>души строчными, и любишь стихом,<text:s/></text:p>
      <text:p text:style-name="P636">а в прозе немею. Ну вот, не могу сказать,<text:s/></text:p>
      <text:p text:style-name="P637">не умею. Но где, любимая,<text:s/></text:p>
      <text:p text:style-name="P638">где, моя милая, где<text:s/></text:p>
      <text:p text:style-name="P639">- в песке!<text:s/></text:p>
      <text:p text:style-name="P640">любви моей изменил я? Здесь<text:s/></text:p>
      <text:p text:style-name="P641">каждый звук,<text:s/></text:p>
      <text:p text:style-name="P642">чтоб признаться,<text:s/></text:p>
      <text:p text:style-name="P643">чтоб кликнуть. А только из песни - ни слова не выкинуть.<text:s/>Вбегу на трель,<text:s/></text:p>
      <text:p text:style-name="P644">на гаммы. В упор глазами<text:s/></text:p>
      <text:p text:style-name="P645">в цель! Гордясь двумя ногами, Ни с места! - крикну.</text:p>
      <text:p text:style-name="P646">Цел! Скажу:<text:s/></text:p>
      <text:p text:style-name="P647">- Смотри,<text:s/></text:p>
      <text:p text:style-name="P648">даже здесь, дорогая, стихами громя обыденщины жуть, имя любимое оберегая, тебя<text:s/></text:p>
      <text:p text:style-name="P649">в проклятьях моих<text:s/></text:p>
      <text:p text:style-name="P650">обхожу. Приди,<text:s/></text:p>
      <text:p text:style-name="P651">разотзовись на стих. Я, всех оббегав,- тут. Теперь лишь ты могла б спасти. Вставай!<text:s/></text:p>
      <text:p text:style-name="P652">Бежим к мосту! Быком на бойне<text:s/></text:p>
      <text:p text:style-name="P653">под удар башку мою нагнул. Сборю себя,<text:s/></text:p>
      <text:p text:style-name="P654">пойду туда. Секунда<text:s/></text:p>
      <text:p text:style-name="P655">и шагну.<text:s/></text:p>
      <text:p text:style-name="P656">* * * * *<text:s/></text:p>
      <text:p text:style-name="P657">Шагание стиха<text:s/></text:p>
      <text:p text:style-name="P658">Последняя самая эта секунда, секунда эта<text:s/></text:p>
      <text:p text:style-name="P659">стала началом, началом<text:s/></text:p>
      <text:p text:style-name="P660">невероятного гуда. Весь север гудел.<text:s/></text:p>
      <text:p text:style-name="P661">Гудения мало. По дрожи воздушной,<text:s/></text:p>
      <text:p text:style-name="P662">по колебанью догадываюсь<text:s/></text:p>
      <text:p text:style-name="P663">оно над Любанью. По холоду,<text:s/></text:p>
      <text:p text:style-name="P664">по хлопанью дверью догадываюсь<text:s/></text:p>
      <text:p text:style-name="P665">оно над Тверью. По шуму<text:s/></text:p>
      <text:p text:style-name="P666">настежь окна раскинул догадываюсь<text:s/></text:p>
      <text:p text:style-name="P667">кинулся к Клину. Теперь грозой Разумовское залил. На Николаевском теперь<text:s/></text:p>
      <text:p text:style-name="P668">на вокзале. Всего дыхание одно, а под ногой<text:s/></text:p>
      <text:p text:style-name="P669">ступени пошли,<text:s/></text:p>
      <text:p text:style-name="P670">поплыли ходуном, вздымаясь в невской пене. Ужас дошел.<text:s/></text:p>
      <text:p text:style-name="P671">В мозгу уже весь. Натягивая нервов строй, разгуживаясь все и разгуживаясь, взорвался,<text:s/></text:p>
      <text:p text:style-name="P672">пригвоздил:<text:s/></text:p>
      <text:p text:style-name="P673">- Стой! Я пришел из-за семи лет, из-за верст шести ста, пришел приказать:<text:s/></text:p>
      <text:p text:style-name="P674">Нет! Пришел повелеть:<text:s/></text:p>
      <text:p text:style-name="P675">Оставь! Оставь!<text:s/></text:p>
      <text:p text:style-name="P676">Не надо<text:s/></text:p>
      <text:p text:style-name="P677">ни слова,<text:s/></text:p>
      <text:p text:style-name="P678">ни просьбы. Что толку<text:s/></text:p>
      <text:p text:style-name="P679">тебе<text:s/></text:p>
      <text:soft-page-break/>
      <text:p text:style-name="P680">одному<text:s/></text:p>
      <text:p text:style-name="P681">удалось бы?! Жду,<text:s/></text:p>
      <text:p text:style-name="P682">чтоб землей обезлюбленной<text:s/></text:p>
      <text:p text:style-name="P683">вместе, чтоб всей<text:s/></text:p>
      <text:p text:style-name="P684">мировой<text:s/></text:p>
      <text:p text:style-name="P685">человечьей<text:s/>гущей. Семь лет стою,<text:s/></text:p>
      <text:p text:style-name="P686">буду и двести стоять пригвожденный<text:s/></text:p>
      <text:p text:style-name="P687">этого ждущий. У лет на мосту<text:s/></text:p>
      <text:p text:style-name="P688">на презренье,<text:s/></text:p>
      <text:p text:style-name="P689">на смех, земной любви искупителем значась, должен стоять,<text:s/></text:p>
      <text:p text:style-name="P690">стою за всех, за всех расплачусь,<text:s/></text:p>
      <text:p text:style-name="P691">за всех расплачусь.<text:s/></text:p>
      <text:p text:style-name="P692">Ротонда<text:s/></text:p>
      <text:p text:style-name="P693">Стены в тустепе ломались<text:s/></text:p>
      <text:p text:style-name="P694">на три, нa четверть тона ломались,<text:s/></text:p>
      <text:p text:style-name="P695">на сто... Я, стариком,<text:s/></text:p>
      <text:p text:style-name="P696">на каком-то Монмартре лезу<text:s/></text:p>
      <text:p text:style-name="P697">стотысячный случай<text:s/></text:p>
      <text:p text:style-name="P698">на стол. Давно посетителям осточертело. Знают заранее<text:s/></text:p>
      <text:p text:style-name="P699">все, как по нотам: буду звать<text:s/></text:p>
      <text:p text:style-name="P700">(новое дело!) куда-то идти,<text:s/></text:p>
      <text:p text:style-name="P701">спасать кого-то. В извинение пьяной нагрузки хозяин гостям объясняет:<text:s/></text:p>
      <text:p text:style-name="P702">- Русский! Женщины<text:s/></text:p>
      <text:p text:style-name="P703">мяса и тряпок вязанки смеются,<text:s/></text:p>
      <text:p text:style-name="P704">стащить стараются<text:s/></text:p>
      <text:p text:style-name="P705">за ноги: "Не пойдем.<text:s/></text:p>
      <text:p text:style-name="P706">Дудки! Мы - проститутки". Быть Сены полосе б Невой! Грядущих лет брызгой хожу по мгле по Сеновой всей нынчести изгой. Саженный,<text:s/></text:p>
      <text:p text:style-name="P707">обсмеянный,<text:s/></text:p>
      <text:p text:style-name="P708">саженный,<text:s/></text:p>
      <text:p text:style-name="P709">битый, в бульварах<text:s/></text:p>
      <text:p text:style-name="P710">ору через каски военщины; - Под красное знамя!<text:s/></text:p>
      <text:p text:style-name="P711">Шагайте!<text:s/></text:p>
      <text:p text:style-name="P712">По быту! Сквозь мозг мужчины!<text:s/></text:p>
      <text:p text:style-name="P713">Сквозь сердце женщины! Сегодня<text:s/></text:p>
      <text:p text:style-name="P714">гнали<text:s/></text:p>
      <text:p text:style-name="P715">в особенном раже. Ну и жара же!<text:s/></text:p>
      <text:p text:style-name="P716">Полусмерть<text:s/></text:p>
      <text:p text:style-name="P717">Надо<text:s/></text:p>
      <text:p text:style-name="P718">немного обветрить лоб. Пойду,<text:s/></text:p>
      <text:p text:style-name="P719">пойду, куда ни вело б. Внизу свистят сержанты-трельщики. Тело<text:s/></text:p>
      <text:p text:style-name="P720">с панели<text:s/></text:p>
      <text:p text:style-name="P721">уносят метельщики. Рассвет.<text:s/></text:p>
      <text:p text:style-name="P722">Подымаюсь сенскою сенью, синематографской серой тенью. Вот<text:s/></text:p>
      <text:p text:style-name="P723">гимназистом смотрел их<text:s/></text:p>
      <text:p text:style-name="P724">с парты мелькают сбоку Франции карты. Воспоминаний последним током тащился прощаться<text:s/></text:p>
      <text:p text:style-name="P725">к странам Востока.<text:s/></text:p>
      <text:p text:style-name="P726">Случайная станция<text:s/></text:p>
      <text:p text:style-name="P727">С разлету ованулся<text:s/></text:p>
      <text:p text:style-name="P728">и стал,<text:s/></text:p>
      <text:p text:style-name="P729">и на мель. Лохмотья мои зацепились штанами. Ощупал<text:s/></text:p>
      <text:p text:style-name="P730">скользко,<text:s/></text:p>
      <text:soft-page-break/>
      <text:p text:style-name="P731">луковка точно. Большое очень.<text:s/></text:p>
      <text:p text:style-name="P732">Испозолочено. Под луковкой<text:s/></text:p>
      <text:p text:style-name="P733">колоколов завыванье. Вечер зубцы стенные выкаймил. На Иване я Великом. Вышки кремлевские пиками. Московские окна<text:s/></text:p>
      <text:p text:style-name="P734">видятся еле. Весело.<text:s/></text:p>
      <text:p text:style-name="P735">Елками зарождествели. В ущелья кремлевы волна ударяла: то песня,<text:s/></text:p>
      <text:p text:style-name="P736">то звона рождественский вал. С семи холмов,<text:s/></text:p>
      <text:p text:style-name="P737">низвергаясь Дарьялом, бросала Тереком<text:s/></text:p>
      <text:p text:style-name="P738">праздник<text:s/></text:p>
      <text:p text:style-name="P739">Москва. Вздымается волос.<text:s/></text:p>
      <text:p text:style-name="P740">Лягушкою тужусь. Боюсь<text:s/></text:p>
      <text:p text:style-name="P741">оступлюсь на одну только пядь, и этот<text:s/></text:p>
      <text:p text:style-name="P742">старый<text:s/></text:p>
      <text:p text:style-name="P743">рождественский ужас меня<text:s/></text:p>
      <text:p text:style-name="P744">по Мясницкой закружит опять.<text:s/></text:p>
      <text:p text:style-name="P745">Повторение пройденного<text:s/></text:p>
      <text:p text:style-name="P746">Руки крестом,<text:s/></text:p>
      <text:p text:style-name="P747">крестом<text:s/></text:p>
      <text:p text:style-name="P748">на вершине, ловлю равновесие,<text:s/></text:p>
      <text:p text:style-name="P749">страшно машу. Густеет ночь,<text:s/></text:p>
      <text:p text:style-name="P750">не вижу в аршине. Луна.<text:s/></text:p>
      <text:p text:style-name="P751">Подо мною<text:s/></text:p>
      <text:p text:style-name="P752">льдистый Машук. Никак не справлюсь с моим равновесием, как будто с Вербы<text:s/></text:p>
      <text:p text:style-name="P753">руками картонными. Заметят.<text:s/></text:p>
      <text:p text:style-name="P754">Отсюда виден весь я. Смотрите<text:s/></text:p>
      <text:p text:style-name="P755">Кавказ кишит Пинкертонами. Заметили.<text:s/></text:p>
      <text:p text:style-name="P756">Всем сообщили сигналом. Любимых,<text:s/></text:p>
      <text:p text:style-name="P757">друзей<text:s/></text:p>
      <text:p text:style-name="P758">человечьи ленты со всей вселенной сигналом согнало. Спешат рассчитаться,<text:s/></text:p>
      <text:p text:style-name="P759">идут дуэлянты. Щетинясь,<text:s/></text:p>
      <text:p text:style-name="P760">щерясь<text:s/></text:p>
      <text:p text:style-name="P761">еще и еще там... Плюют на ладони.<text:s/></text:p>
      <text:p text:style-name="P762">Ладонями сочными, руками,<text:s/></text:p>
      <text:p text:style-name="P763">ветром,<text:s/></text:p>
      <text:p text:style-name="P764">нещадно,<text:s/></text:p>
      <text:p text:style-name="P765">без счета в мочалку щеку истрепали пощечинами. Пассажи<text:s/></text:p>
      <text:p text:style-name="P766">перчаточных лавок початки, дамы,<text:s/></text:p>
      <text:p text:style-name="P767">духи развевая паточные, снимали,<text:s/></text:p>
      <text:p text:style-name="P768">в лицо швыряли перчатки, швырялись в лицо магазины перчаточные. Газеты,<text:s/></text:p>
      <text:p text:style-name="P769">журналы,<text:s/></text:p>
      <text:p text:style-name="P770">зря не глазейте! На помощь летящим в морду вещам ругней<text:s/></text:p>
      <text:p text:style-name="P771">за газетиной взвейся газетина. Слухом в ухо!<text:s/></text:p>
      <text:p text:style-name="P772">Хватай, клевеща! И так я калека в любовном боленье. Для ваших оставьте помоев ушат. Я вам не мешаю.<text:s/></text:p>
      <text:p text:style-name="P773">К чему оскорбленья! Я только стих,<text:s/></text:p>
      <text:p text:style-name="P774">я только душа. А снизу:<text:s/></text:p>
      <text:p text:style-name="P775">- Нет!<text:s/></text:p>
      <text:p text:style-name="P776">Ты враг наш столетний. Один уж такой попался<text:s/></text:p>
      <text:p text:style-name="P777">гусар! Понюхай порох,<text:s/></text:p>
      <text:p text:style-name="P778">свинец пистолетный. Рубаху враспашку!<text:s/></text:p>
      <text:p text:style-name="P779">Не празднуй труса!<text:s/></text:p>
      <text:p text:style-name="P780">Последняя смерть<text:s/></text:p>
      <text:soft-page-break/>
      <text:p text:style-name="P781">Хлеще ливня,<text:s/></text:p>
      <text:p text:style-name="P782">грома бодрей, бровь к брови,<text:s/></text:p>
      <text:p text:style-name="P783">ровненько, со всех винтовок,<text:s/></text:p>
      <text:p text:style-name="P784">со всех батарей, с каждого маузера и браунинга, с сотни шагов,<text:s/></text:p>
      <text:p text:style-name="P785">с десяти,<text:s/></text:p>
      <text:p text:style-name="P786">с двух, в упор<text:s/></text:p>
      <text:p text:style-name="P787">за зарядом заряд. Станут, чтоб перевесть дух, и снова свинцом сорят. Конец ему!<text:s/></text:p>
      <text:p text:style-name="P788">В сердце свинец! Чтоб не было даже дрожи! В конце концов<text:s/></text:p>
      <text:p text:style-name="P789">всему конец. Дрожи конец тоже.<text:s/></text:p>
      <text:p text:style-name="P790">То, что осталось<text:s/></text:p>
      <text:p text:style-name="P791">Окончилась бойня.<text:s/></text:p>
      <text:p text:style-name="P792">Веселье клокочет. Смакуя детали, разлезлись шажком. Лишь на Кремле<text:s/></text:p>
      <text:p text:style-name="P793">поэтовы клочья сияли по ветру красным флажком. Да небо<text:s/></text:p>
      <text:p text:style-name="P794">по-прежнему<text:s/></text:p>
      <text:p text:style-name="P795">лирикой звездится. Глядит<text:s/></text:p>
      <text:p text:style-name="P796">в удивленье небесная звездь затрубадурила Большая Медведица. Зачем?<text:s/></text:p>
      <text:p text:style-name="P797">В королевы поэтов пролезть? Большая,<text:s/></text:p>
      <text:p text:style-name="P798">неси по векам-Араратам сквозь небо потопа<text:s/></text:p>
      <text:p text:style-name="P799">ковчегом-ковшом! С борта<text:s/></text:p>
      <text:p text:style-name="P800">звездолетом<text:s/></text:p>
      <text:p text:style-name="P801">медведьинским братом горланю стихи мирозданию в шум, Скоро!<text:s/></text:p>
      <text:p text:style-name="P802">Скоро!<text:s/></text:p>
      <text:p text:style-name="P803">Скоро! В пространство!<text:s/></text:p>
      <text:p text:style-name="P804">Пристальней! Солнце блестит горы. Дни улыбаются с пристани.<text:s/></text:p>
      <text:p text:style-name="P805">* * * * *<text:s/></text:p>
      <text:p text:style-name="P806">ПРОШЕНИЕ НА ИМЯ......<text:s/></text:p>
      <text:p text:style-name="P807">Прошу вас, товарищ химик,<text:s/></text:p>
      <text:p text:style-name="P808">заполните сами!<text:s/></text:p>
      <text:p text:style-name="P809">Пристает ковчег.<text:s/></text:p>
      <text:p text:style-name="P810">Сюда лучами! Пристань.<text:s/></text:p>
      <text:p text:style-name="P811">Эй!<text:s/></text:p>
      <text:p text:style-name="P812">Кидай канат ко мне! И сейчас же<text:s/></text:p>
      <text:p text:style-name="P813">ощутил плечами тяжесть подоконничьих камней. Солнце<text:s/></text:p>
      <text:p text:style-name="P814">ночь потопа высушило жаром. У окна<text:s/></text:p>
      <text:p text:style-name="P815">в жару встречаю день я. Только с глобуса - гора Килиманджаро. Только с<text:s/>карты африканской - Кения. Голой головою глобус. Я над глобусом<text:s/></text:p>
      <text:p text:style-name="P816">от горя горблюсь. Мир<text:s/></text:p>
      <text:p text:style-name="P817">хотел бы<text:s/></text:p>
      <text:p text:style-name="P818">в этой груде горя настоящие облапить груди-горы. Чтобы с полюсов<text:s/></text:p>
      <text:p text:style-name="P819">по всем жильям лаву раскатил, горящ и каменист, так хотел бы разрыдаться я, медведь-коммунист. Столбовой отец мой<text:s/></text:p>
      <text:p text:style-name="P820">дворянин, кожа на моих руках тонка. Может,<text:s/></text:p>
      <text:p text:style-name="P821">я стихами выхлебаю дни, и не увидав токарного станка. Но дыханием моим,<text:s/></text:p>
      <text:p text:style-name="P822">сердцебиеньем,<text:s/></text:p>
      <text:p text:style-name="P823">голосом, каждым острием вздыбленного в ужас<text:s/></text:p>
      <text:p text:style-name="P824">волоса, дырами ноздрей,<text:s/></text:p>
      <text:p text:style-name="P825">гвоздями глаз, зубом, исскрежещенным в звериный лязг, ежью кожи,<text:s/></text:p>
      <text:p text:style-name="P826">гнева брови сборами, триллионом пор,<text:s/></text:p>
      <text:p text:style-name="P827">дословно<text:s/></text:p>
      <text:p text:style-name="P828">всеми порами в осень,<text:s/></text:p>
      <text:p text:style-name="P829">в зиму,<text:s/></text:p>
      <text:p text:style-name="P830">в весну,<text:s/></text:p>
      <text:soft-page-break/>
      <text:p text:style-name="P831">в лето, в день,<text:s/></text:p>
      <text:p text:style-name="P832">в сон не приемлю,<text:s/></text:p>
      <text:p text:style-name="P833">ненавижу это все. Все,<text:s/></text:p>
      <text:p text:style-name="P834">что в нас<text:s/></text:p>
      <text:p text:style-name="P835">ушедшим рабьим вбито, все,<text:s/></text:p>
      <text:p text:style-name="P836">что мелочинным роем оседало<text:s/></text:p>
      <text:p text:style-name="P837">и осело бытом даже в нашем<text:s/></text:p>
      <text:p text:style-name="P838">краснофлагом строе. Я не доставлю радости видеть,<text:s/></text:p>
      <text:p text:style-name="P839">что сам от заряда стих. За мной не скоро потянете об упокой его душу таланте. Меня<text:s/></text:p>
      <text:p text:style-name="P840">из-за угла<text:s/></text:p>
      <text:p text:style-name="P841">ножом можно. Дантесам в мой не целить лоб. Четырежды состарюсь - четырежды омоложенный, до гроба добраться чтоб. Где б ни умер,<text:s/></text:p>
      <text:p text:style-name="P842">умру поя. В какой трущобе ни лягу, знаю<text:s/></text:p>
      <text:p text:style-name="P843">достоин лежать я с легшими под красным флагом. Но за что ни лечь<text:s/></text:p>
      <text:p text:style-name="P844">смерть есть смерть. Страшно - не любить,<text:s/></text:p>
      <text:p text:style-name="P845">ужас - не сметь. За всех - пуля,<text:s/></text:p>
      <text:p text:style-name="P846">за всех - нож. А мне когда?<text:s/></text:p>
      <text:p text:style-name="P847">А мне-то что ж? В детстве, может,<text:s/></text:p>
      <text:p text:style-name="P848">на самом дне, десять найду<text:s/></text:p>
      <text:p text:style-name="P849">сносных дней. А то, что другим?!<text:s/></text:p>
      <text:p text:style-name="P850">Для меня б этого! Этого нет.<text:s/></text:p>
      <text:p text:style-name="P851">Видите<text:s/></text:p>
      <text:p text:style-name="P852">нет его! Верить бы в загробь!<text:s/></text:p>
      <text:p text:style-name="P853">Легко прогулку пробную. Стоит<text:s/></text:p>
      <text:p text:style-name="P854">только руку протянуть пуля<text:s/></text:p>
      <text:p text:style-name="P855">мигом<text:s/></text:p>
      <text:p text:style-name="P856">в жизнь загробную начертит гремящий путь. Что мне делать,<text:s/></text:p>
      <text:p text:style-name="P857">если я<text:s/></text:p>
      <text:p text:style-name="P858">вовсю, всей сердечной мерою, в жизнь сию, сей<text:s/></text:p>
      <text:p text:style-name="P859">мир<text:s/></text:p>
      <text:p text:style-name="P860">верил,<text:s/></text:p>
      <text:p text:style-name="P861">верую.<text:s/></text:p>
      <text:p text:style-name="P862">Вера<text:s/></text:p>
      <text:p text:style-name="P863">Пусть во что хотите жданья удлинятся вижу ясно,<text:s/></text:p>
      <text:p text:style-name="P864">ясно до галлюцинаций. До того,<text:s/></text:p>
      <text:p text:style-name="P865">что кажется<text:s/></text:p>
      <text:p text:style-name="P866">вот только с этой рифмой<text:s/></text:p>
      <text:p text:style-name="P867">развяжись, и вбежишь<text:s/></text:p>
      <text:p text:style-name="P868">по строчке<text:s/></text:p>
      <text:p text:style-name="P869">в изумительную жизнь. Мне ли спрашивать<text:s/></text:p>
      <text:p text:style-name="P870">да эта ли?<text:s/></text:p>
      <text:p text:style-name="P871">Да та ли?! Вижу,<text:s/></text:p>
      <text:p text:style-name="P872">вижу ясно, до деталей. Воздух в воздух,<text:s/></text:p>
      <text:p text:style-name="P873">будто камень в камень, недоступная для тленов и прошений, рассиявшись,<text:s/></text:p>
      <text:p text:style-name="P874">высится веками мастерская человечьих воскрешений. Вот он,<text:s/></text:p>
      <text:p text:style-name="P875">большелобый<text:s/></text:p>
      <text:p text:style-name="P876">тихий химик, перед опытом наморщил лоб. Книга<text:s/></text:p>
      <text:p text:style-name="P877">"Вся земля",</text:p>
      <text:p text:style-name="P878">выискивает имя. Век двадцатый.<text:s/></text:p>
      <text:p text:style-name="P879">Воскресить кого б? - Маяковский вот...<text:s/></text:p>
      <text:p text:style-name="P880">Поищем ярче лица недостаточно поэт красив.Крикну я<text:s/></text:p>
      <text:p text:style-name="P881">вот с этой,<text:s/></text:p>
      <text:soft-page-break/>
      <text:p text:style-name="P882">с нынешней страницы: - Не<text:s/>листай страницы!<text:s/></text:p>
      <text:p text:style-name="P883">Воскреси!<text:s/></text:p>
      <text:p text:style-name="P884">Надежда<text:s/></text:p>
      <text:p text:style-name="P885">Сердце мне вложи!<text:s/></text:p>
      <text:p text:style-name="P886">Кровищу<text:s/></text:p>
      <text:p text:style-name="P887">до последних жил. в череп мысль вдолби!<text:s/></text:p>
      <text:p text:style-name="P888">Я свое, земное, не дожил, на земле<text:s/></text:p>
      <text:p text:style-name="P889">свое не долюбил. Был я сажень ростом.<text:s/></text:p>
      <text:p text:style-name="P890">А на что мне сажень? Для таких работ годна и тля. Перышком<text:s/>скрипел я, в комнатенку всажен, вплющился очками в комнатный футляр. Что хотите, буду делать даром чистить,<text:s/></text:p>
      <text:p text:style-name="P891">мыть,<text:s/></text:p>
      <text:p text:style-name="P892">стеречь,<text:s/></text:p>
      <text:p text:style-name="P893">мотаться,<text:s/></text:p>
      <text:p text:style-name="P894">месть. Я могу служить у вас<text:s/></text:p>
      <text:p text:style-name="P895">хотя б швейцаром. Швейцары у вас есть? Был я весел<text:s/></text:p>
      <text:p text:style-name="P896">толк веселым есть ли, если горе наше<text:s/>непролазно? Нынче<text:s/></text:p>
      <text:p text:style-name="P897">обнажают зубы если, только чтоб хватить,<text:s/></text:p>
      <text:p text:style-name="P898">чтоб<text:s/></text:p>
      <text:p text:style-name="P899">лязгнуть. Мало ль что бывает<text:s/></text:p>
      <text:p text:style-name="P900">тяжесть<text:s/></text:p>
      <text:p text:style-name="P901">или горе... Позовите!<text:s/></text:p>
      <text:p text:style-name="P902">Пригодится шутка дурья. Я шарадами гипербол,<text:s/></text:p>
      <text:p text:style-name="P903">аллегорий буду развлекать,<text:s/></text:p>
      <text:p text:style-name="P904">стихами балагуря. Я любил...<text:s/></text:p>
      <text:p text:style-name="P905">Не стоит в старом рыться. Больно?<text:s/></text:p>
      <text:p text:style-name="P906">Пусть...<text:s/></text:p>
      <text:p text:style-name="P907">Живешь и болью дорожась. Я зверье еще люблю<text:s/></text:p>
      <text:p text:style-name="P908">у вас<text:s/></text:p>
      <text:p text:style-name="P909">зверинцы есть?<text:s/></text:p>
      <text:p text:style-name="P910">Пустите к зверю в сторожа.<text:s/></text:p>
      <text:p text:style-name="P911">Я люблю зверье.<text:s/></text:p>
      <text:p text:style-name="P912">Увидишь собачонку тут у булочной одна<text:s/></text:p>
      <text:p text:style-name="P913">сплошная плешь, из себя<text:s/></text:p>
      <text:p text:style-name="P914">и то готов достать печенку. Мне не жалко, дорогая,<text:s/></text:p>
      <text:p text:style-name="P915">ешь!<text:s/></text:p>
      <text:p text:style-name="P916">Любовь<text:s/></text:p>
      <text:p text:style-name="P917">Может,<text:s/></text:p>
      <text:p text:style-name="P918">может быть,<text:s/></text:p>
      <text:p text:style-name="P919">когда-нибудь,<text:s/></text:p>
      <text:p text:style-name="P920">дорожкой зоологических аллей и она<text:s/></text:p>
      <text:p text:style-name="P921">она зверей любила<text:s/></text:p>
      <text:p text:style-name="P922">тоже ступит в сад, улыбаясь,<text:s/></text:p>
      <text:p text:style-name="P923">вот такая,<text:s/></text:p>
      <text:p text:style-name="P924">как на карточке в столе. Она красивая<text:s/></text:p>
      <text:p text:style-name="P925">ее, наверно, воскресят. Ваш<text:s/></text:p>
      <text:p text:style-name="P926">тридцатый век<text:s/></text:p>
      <text:p text:style-name="P927">обгонит стаи сердце раздиравших мелочей. Нынче недолюбленное<text:s/></text:p>
      <text:p text:style-name="P928">наверстаем звездностью бесчисленных ночей. Воскреси<text:s/></text:p>
      <text:p text:style-name="P929">хотя б за то,<text:s/></text:p>
      <text:p text:style-name="P930">что я<text:s/></text:p>
      <text:p text:style-name="P931">поэтом ждал тебя,<text:s/></text:p>
      <text:p text:style-name="P932">откинул будничную чушь! Воскреси меня<text:s/></text:p>
      <text:soft-page-break/>
      <text:p text:style-name="P933">хотя б за это! Воскреси<text:s/></text:p>
      <text:p text:style-name="P934">свое дожить хочу! Чтоб не было любви<text:s/>- служанки замужеств,<text:s/></text:p>
      <text:p text:style-name="P935">похоти,<text:s/></text:p>
      <text:p text:style-name="P936">хлебов. Постели прокляв,<text:s/></text:p>
      <text:p text:style-name="P937">встав с лежанки, чтоб всей вселенной шла любовь. Чтоб день,<text:s/></text:p>
      <text:p text:style-name="P938">который горем старящ, не христарадничать, моля. Чтоб вся<text:s/></text:p>
      <text:p text:style-name="P939">на первый крик:<text:s/></text:p>
      <text:p text:style-name="P940">- Товарищ! оборачивалась земля. Чтоб жить<text:s/></text:p>
      <text:p text:style-name="P941">не в жертву дома дырам. Чтоб мог<text:s/></text:p>
      <text:p text:style-name="P942">в родне<text:s/></text:p>
      <text:p text:style-name="P943">отныне<text:s/></text:p>
      <text:p text:style-name="P944">стать отец,<text:s/></text:p>
      <text:p text:style-name="P945">по крайней мере, миром, землей, по крайней мере,- мать.<text:s/></text:p>
      <text:p text:style-name="P946">1923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text-align="center" fo:text-indent="0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text-align="center" fo:text-indent="0in"/>
      <style:text-properties style:font-name="Arial" style:font-name-complex="Arial" fo:font-weight="bold" style:font-weight-asian="bold" style:font-weight-complex="bold" fo:font-size="14pt" style:font-size-asian="14pt" style:font-size-complex="14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text-align="center" fo:text-indent="0in"/>
      <style:text-properties style:font-name="Arial" style:font-name-complex="Arial" fo:font-weight="bold" style:font-weight-asian="bold" style:font-weight-complex="bold" fo:font-size="13pt" style:font-size-asian="13pt" style:font-size-complex="13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text-align="center" fo:text-indent="0in"/>
      <style:text-properties fo:font-weight="bold" style:font-weight-asian="bold" style:font-weight-complex="bold" fo:font-size="13pt" style:font-size-asian="13pt" style:font-size-complex="13pt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text-align="center" fo:text-indent="0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text-align="center" fo:text-indent="0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paragraph-properties fo:widows="0" fo:orphans="0" style:text-autospace="none" fo:text-align="justify" fo:margin-bottom="0in" fo:line-height="100%" fo:text-indent="0.3937in"/>
      <style:text-properties style:font-name="Times New Roman" style:font-name-complex="Times New Roman" fo:font-size="12pt" style:font-size-asian="12pt" style:font-size-complex="12pt"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Заголовок3Знак" style:display-name="Заголовок 3 Знак" style:family="text" style:parent-style-name="Основнойшрифтабзаца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Заголовок4Знак" style:display-name="Заголовок 4 Знак" style:family="text" style:parent-style-name="Основнойшрифтабзаца">
      <style:text-properties fo:font-weight="bold" style:font-weight-asian="bold" style:font-weight-complex="bold" fo:font-size="14pt" style:font-size-asian="14pt" style:font-size-complex="14pt"/>
    </style:style>
    <style:style style:name="Заголовок5Знак" style:display-name="Заголовок 5 Знак" style:family="text" style:parent-style-name="Основнойшрифтабзаца"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Заголовок6Знак" style:display-name="Заголовок 6 Знак" style:family="text" style:parent-style-name="Основнойшрифтабзаца">
      <style:text-properties fo:font-weight="bold" style:font-weight-asian="bold" style:font-weight-complex="bold"/>
    </style:style>
    <style:style style:name="Epigraph" style:display-name="Epigraph" style:family="paragraph">
      <style:paragraph-properties fo:widows="0" fo:orphans="0" style:text-autospace="none" fo:text-align="justify" fo:margin-bottom="0in" fo:line-height="100%" fo:margin-left="2.0833in" fo:text-indent="0.2777in">
        <style:tab-stops/>
      </style:paragraph-properties>
      <style:text-properties style:font-name="Times New Roman" style:font-name-complex="Times New Roman" fo:font-style="italic" style:font-style-asian="italic" style:font-style-complex="italic" fo:hyphenate="false"/>
    </style:style>
    <style:style style:name="EpigraphAuthor" style:display-name="Epigraph Author" style:family="paragraph" style:next-style-name="Обычный">
      <style:paragraph-properties fo:widows="0" fo:orphans="0" style:text-autospace="none" fo:text-align="justify" fo:margin-bottom="0in" fo:line-height="100%" fo:margin-left="2.0833in" fo:text-indent="0.2777in">
        <style:tab-stops/>
      </style:paragraph-properties>
      <style:text-properties style:font-name="Times New Roman" style:font-name-complex="Times New Roman" fo:font-weight="bold" style:font-weight-asian="bold" style:font-weight-complex="bold" fo:hyphenate="false"/>
    </style:style>
    <style:style style:name="Annotation" style:display-name="Annotation" style:family="paragraph" style:next-style-name="Обычный">
      <style:paragraph-properties fo:widows="0" fo:orphans="0" style:text-autospace="none" fo:text-align="justify" fo:margin-bottom="0in" fo:line-height="100%" fo:text-indent="0.3937in"/>
      <style:text-properties style:font-name="Times New Roman" style:font-name-complex="Times New Roman" fo:font-style="italic" style:font-style-asian="italic" style:font-style-complex="italic" fo:font-size="12pt" style:font-size-asian="12pt" style:font-size-complex="12pt" fo:hyphenate="false"/>
    </style:style>
    <style:style style:name="Cite" style:display-name="Cite" style:family="paragraph" style:next-style-name="Обычный">
      <style:paragraph-properties fo:widows="0" fo:orphans="0" style:text-autospace="none" fo:text-align="justify" fo:margin-bottom="0in" fo:line-height="100%" fo:margin-left="0.7875in" fo:margin-right="0.4166in">
        <style:tab-stops/>
      </style:paragraph-properties>
      <style:text-properties style:font-name="Times New Roman" style:font-name-complex="Times New Roman" fo:hyphenate="false"/>
    </style:style>
    <style:style style:name="CiteAuthor" style:display-name="Cite Author" style:family="paragraph" style:next-style-name="Обычный">
      <style:paragraph-properties fo:widows="0" fo:orphans="0" style:text-autospace="none" fo:text-align="justify" fo:margin-bottom="0in" fo:line-height="100%" fo:margin-left="1.1812in" fo:margin-right="0.4166in">
        <style:tab-stops/>
      </style:paragraph-properties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hyphenate="false"/>
    </style:style>
    <style:style style:name="PoemTitle" style:display-name="Poem Title" style:family="paragraph" style:next-style-name="Обычный">
      <style:paragraph-properties fo:widows="0" fo:orphans="0" style:text-autospace="none" fo:margin-top="0.0083in" fo:margin-bottom="0in" fo:line-height="100%" fo:margin-left="1.3888in" fo:margin-right="0.4166in">
        <style:tab-stops/>
      </style:paragraph-properties>
      <style:text-properties style:font-name="Times New Roman" style:font-name-complex="Times New Roman" fo:font-weight="bold" style:font-weight-asian="bold" style:font-weight-complex="bold" fo:font-size="12pt" style:font-size-asian="12pt" style:font-size-complex="12pt" fo:hyphenate="false"/>
    </style:style>
    <style:style style:name="Stanza" style:display-name="Stanza" style:family="paragraph" style:next-style-name="Обычный">
      <style:paragraph-properties fo:widows="0" fo:orphans="0" style:text-autospace="none" fo:margin-bottom="0in" fo:line-height="100%" fo:margin-left="1.3888in" fo:margin-right="0.4166in">
        <style:tab-stops/>
      </style:paragraph-properties>
      <style:text-properties style:font-name="Times New Roman" style:font-name-complex="Times New Roman" fo:font-size="12pt" style:font-size-asian="12pt" style:font-size-complex="12pt" fo:hyphenate="false"/>
    </style:style>
    <style:style style:name="FootNote" style:display-name="FootNote" style:family="paragraph" style:next-style-name="Обычный">
      <style:paragraph-properties fo:widows="0" fo:orphans="0" style:text-autospace="none" fo:text-align="justify" fo:margin-bottom="0in" fo:line-height="100%" fo:text-indent="0.1388in"/>
      <style:text-properties style:font-name="Times New Roman" style:font-name-complex="Times New Roman" fo:font-size="10pt" style:font-size-asian="10pt" style:font-size-complex="10pt" fo:hyphenate="false"/>
    </style:style>
    <style:style style:name="FootNoteEpigraph" style:display-name="FootNote Epigraph" style:family="paragraph">
      <style:paragraph-properties fo:widows="0" fo:orphans="0" style:text-autospace="none" fo:text-align="justify" fo:margin-bottom="0in" fo:line-height="100%" fo:margin-left="1.0416in" fo:text-indent="0.2777in">
        <style:tab-stops/>
      </style:paragraph-properties>
      <style:text-properties style:font-name="Times New Roman" style:font-name-complex="Times New Roman" fo:font-style="italic" style:font-style-asian="italic" style:font-style-complex="italic" fo:font-size="9pt" style:font-size-asian="9pt" style:font-size-complex="9pt" fo:hyphenate="false"/>
    </style:style>
    <style:style style:name="FootNoteStanza" style:display-name="FootNote Stanza" style:family="paragraph" style:next-style-name="Обычный">
      <style:paragraph-properties fo:widows="0" fo:orphans="0" style:text-autospace="none" fo:margin-bottom="0in" fo:line-height="100%" fo:margin-left="0.3472in" fo:margin-right="0.4166in">
        <style:tab-stops/>
      </style:paragraph-properties>
      <style:text-properties style:font-name="Times New Roman" style:font-name-complex="Times New Roman" fo:font-size="9pt" style:font-size-asian="9pt" style:font-size-complex="9pt" fo:hyphenate="false"/>
    </style:style>
    <style:style style:name="FootNoteCite" style:display-name="FootNote Cite" style:family="paragraph" style:next-style-name="Обычный">
      <style:paragraph-properties fo:widows="0" fo:orphans="0" style:text-autospace="none" fo:text-align="justify" fo:margin-bottom="0in" fo:line-height="100%" fo:margin-left="0.2083in" fo:margin-right="0.4166in">
        <style:tab-stops/>
      </style:paragraph-properties>
      <style:text-properties style:font-name="Times New Roman" style:font-name-complex="Times New Roman" fo:font-size="9pt" style:font-size-asian="9pt" style:font-size-complex="9pt" fo:hyphenate="false"/>
    </style:style>
    <style:style style:name="FootNoteCiteAuthor" style:display-name="FootNote Cite Author" style:family="paragraph" style:next-style-name="Обычный">
      <style:paragraph-properties fo:widows="0" fo:orphans="0" style:text-autospace="none" fo:text-align="justify" fo:margin-bottom="0in" fo:line-height="100%" fo:margin-left="0.243in" fo:margin-right="0.4166in">
        <style:tab-stops/>
      </style:paragraph-properties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9pt" style:font-size-asian="9pt" style:font-size-complex="9pt" fo:hyphenate="false"/>
    </style:style>
    <style:style style:name="FootNotePoemTitle" style:display-name="FootNote Poem Title" style:family="paragraph" style:next-style-name="Обычный">
      <style:paragraph-properties fo:widows="0" fo:orphans="0" style:text-autospace="none" fo:margin-top="0.0083in" fo:margin-bottom="0in" fo:line-height="100%" fo:margin-left="1.3888in" fo:margin-right="0.4166in">
        <style:tab-stops/>
      </style:paragraph-properties>
      <style:text-properties style:font-name="Times New Roman" style:font-name-complex="Times New Roman" fo:font-weight="bold" style:font-weight-asian="bold" style:font-weight-complex="bold" fo:font-size="10pt" style:font-size-asian="10pt" style:font-size-complex="10pt" fo:hyphenate="false"/>
    </style:style>
    <style:style style:name="Подзаголовок" style:display-name="Подзаголовок" style:family="paragraph" style:parent-style-name="Обычный" style:next-style-name="Обычный" style:default-outline-level="2">
      <style:paragraph-properties fo:text-align="center" fo:margin-bottom="0.0416in"/>
      <style:text-properties style:font-name="Calibri Light" style:font-name-asian="Times New Roman" style:font-name-complex="Times New Roman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="Calibri Light" style:font-name-asian="Times New Roman" style:font-name-complex="Times New Roman" fo:font-size="12pt" style:font-size-asian="12pt" style:font-size-complex="12pt"/>
    </style:style>
    <style:style style:name="Заголовок" style:display-name="Заголовок" style:family="paragraph" style:parent-style-name="Обычный" style:next-style-name="Обычный" style:default-outline-level="1">
      <style:paragraph-properties fo:text-align="center" fo:margin-top="0.1666in" fo:margin-bottom="0.0416in"/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984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Про это</dc:title>
    <dc:description/>
    <dc:subject/>
    <meta:initial-creator>Владимир Маяковский</meta:initial-creator>
    <dc:creator>EVTEEV</dc:creator>
    <meta:creation-date>2022-02-24T17:32:00Z</meta:creation-date>
    <dc:date>2022-02-24T17:32:00Z</dc:date>
    <meta:print-date>2022-02-24T17:31:00Z</meta:print-date>
    <meta:template xlink:href="Normal.dotm" xlink:type="simple"/>
    <meta:editing-cycles>2</meta:editing-cycles>
    <meta:editing-duration>PT0S</meta:editing-duration>
    <meta:document-statistic meta:page-count="20" meta:paragraph-count="64" meta:word-count="4807" meta:character-count="32145" meta:row-count="228" meta:non-whitespace-character-count="27402"/>
  </office:meta>
</office:document-meta>
</file>